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Unicode MS" svg:font-family="'Arial Unicode MS'"/>
    <style:font-face style:name="Courier New1" svg:font-family="'Courier New'" style:font-family-generic="modern"/>
    <style:font-face style:name="細明體" svg:font-family="細明體, MingLiU" style:font-family-generic="modern"/>
    <style:font-face style:name="Courier New" svg:font-family="'Courier New'" style:font-family-generic="modern" style:font-pitch="fixed"/>
    <style:font-face style:name="Arial Unicode MS3" svg:font-family="'Arial Unicode MS'" style:font-pitch="variable"/>
    <style:font-face style:name="Tahoma" svg:font-family="Tahoma"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1" svg:font-family="'Arial Unicode MS'" style:font-adornments="Regular" style:font-family-generic="swiss" style:font-pitch="variable"/>
  </office:font-face-decls>
  <office:automatic-styles>
    <style:style style:name="Table1" style:family="table">
      <style:table-properties style:width="26.09cm" table:align="margins" style:writing-mode="lr-tb"/>
    </style:style>
    <style:style style:name="Table1.A" style:family="table-column">
      <style:table-column-properties style:column-width="4.794cm" style:rel-column-width="12041*"/>
    </style:style>
    <style:style style:name="Table1.B" style:family="table-column">
      <style:table-column-properties style:column-width="5.883cm" style:rel-column-width="14775*"/>
    </style:style>
    <style:style style:name="Table1.C" style:family="table-column">
      <style:table-column-properties style:column-width="5.509cm" style:rel-column-width="13835*"/>
    </style:style>
    <style:style style:name="Table1.D" style:family="table-column">
      <style:table-column-properties style:column-width="9.906cm" style:rel-column-width="2488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26.09cm" table:align="margins" style:writing-mode="lr-tb"/>
    </style:style>
    <style:style style:name="Table2.A" style:family="table-column">
      <style:table-column-properties style:column-width="4.824cm" style:rel-column-width="12120*"/>
    </style:style>
    <style:style style:name="Table2.B" style:family="table-column">
      <style:table-column-properties style:column-width="5.904cm" style:rel-column-width="14828*"/>
    </style:style>
    <style:style style:name="Table2.C" style:family="table-column">
      <style:table-column-properties style:column-width="5.48cm" style:rel-column-width="13768*"/>
    </style:style>
    <style:style style:name="Table2.D" style:family="table-column">
      <style:table-column-properties style:column-width="9.881cm" style:rel-column-width="2481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style:font-name="新細明體1" fo:font-size="14pt" fo:font-weight="bold" style:font-name-asian="新細明體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use-window-font-color="true" style:font-name="新細明體1" fo:font-size="14pt" fo:font-weight="bold" style:font-name-asian="新細明體1" style:font-size-asian="14pt" style:font-weight-asian="bold" style:font-size-complex="14pt" style:font-weight-complex="bold"/>
    </style:style>
    <style:style style:name="P3" style:family="paragraph" style:parent-style-name="Standard">
      <style:text-properties style:use-window-font-color="true" style:font-name="新細明體1" fo:font-size="14pt" style:font-name-asian="新細明體1" style:font-size-asian="14pt" style:font-size-complex="14pt"/>
    </style:style>
    <style:style style:name="P4" style:family="paragraph" style:parent-style-name="Standard">
      <style:text-properties style:font-name="Arial Unicode MS2" fo:font-size="10.5pt" style:font-name-asian="Arial Unicode MS2" style:font-size-asian="10.5pt" style:font-size-complex="10.5pt"/>
    </style:style>
    <style:style style:name="P5" style:family="paragraph" style:parent-style-name="Standard">
      <style:text-properties style:use-window-font-color="true" style:font-name="新細明體1" fo:font-size="14pt" style:font-name-asian="新細明體1" style:font-size-asian="14pt" style:language-asian="zh" style:country-asian="TW" style:font-size-complex="14pt"/>
    </style:style>
    <style:style style:name="P6" style:family="paragraph" style:parent-style-name="Standard">
      <style:text-properties style:use-window-font-color="true" style:font-name="新細明體1" fo:font-size="14pt" fo:font-weight="bold" style:font-name-asian="新細明體1" style:font-size-asian="14pt" style:font-weight-asian="bold" style:font-size-complex="14pt" style:font-weight-complex="bold"/>
    </style:style>
    <style:style style:name="P7" style:family="paragraph" style:parent-style-name="Standard" style:list-style-name="L1">
      <style:text-properties style:use-window-font-color="true" style:font-name="新細明體1" fo:font-size="14pt" style:font-name-asian="新細明體1" style:font-size-asian="14pt" style:font-size-complex="14pt"/>
    </style:style>
    <style:style style:name="P8" style:family="paragraph" style:parent-style-name="Standard" style:list-style-name="L2">
      <style:text-properties style:use-window-font-color="true" style:font-name="新細明體1" fo:font-size="14pt" style:font-name-asian="新細明體1" style:font-size-asian="14pt" style:font-size-complex="14pt"/>
    </style:style>
    <style:style style:name="P9" style:family="paragraph" style:parent-style-name="Standard" style:list-style-name="L3">
      <style:text-properties style:use-window-font-color="true" style:font-name="新細明體1" fo:font-size="14pt" style:font-name-asian="新細明體1" style:font-size-asian="14pt" style:font-size-complex="14pt"/>
    </style:style>
    <style:style style:name="P10" style:family="paragraph" style:parent-style-name="Standard" style:list-style-name="WW8Num2">
      <style:text-properties style:use-window-font-color="true" style:font-name="新細明體1" fo:font-size="14pt" style:font-name-asian="新細明體1" style:font-size-asian="14pt" style:font-size-complex="14pt"/>
    </style:style>
    <style:style style:name="P11" style:family="paragraph" style:parent-style-name="Standard" style:list-style-name="WW8Num12">
      <style:text-properties style:use-window-font-color="true" style:font-name="新細明體1" fo:font-size="14pt" style:font-name-asian="新細明體1" style:font-size-asian="14pt" style:font-size-complex="14pt"/>
    </style:style>
    <style:style style:name="P12" style:family="paragraph" style:parent-style-name="Standard" style:list-style-name="WW8Num4">
      <style:text-properties style:use-window-font-color="true" style:font-name="新細明體1" fo:font-size="14pt" style:font-name-asian="新細明體1" style:font-size-asian="14pt" style:font-size-complex="14pt"/>
    </style:style>
    <style:style style:name="P13" style:family="paragraph" style:parent-style-name="Standard" style:list-style-name="WW8Num7">
      <style:text-properties style:use-window-font-color="true" style:font-name="新細明體1" fo:font-size="14pt" style:font-name-asian="新細明體1" style:font-size-asian="14pt" style:font-size-complex="14pt"/>
    </style:style>
    <style:style style:name="P14" style:family="paragraph" style:parent-style-name="Standard">
      <style:paragraph-properties fo:break-before="page"/>
      <style:text-properties style:use-window-font-color="true" style:font-name="新細明體1" fo:font-size="14pt" style:font-name-asian="新細明體1" style:font-size-asian="14pt" style:font-size-complex="14pt"/>
    </style:style>
    <style:style style:name="P15" style:family="paragraph" style:parent-style-name="Standard">
      <style:text-properties fo:color="#ff0000" style:font-name="新細明體1" fo:font-size="14pt" style:font-name-asian="新細明體1" style:font-size-asian="14pt" style:font-size-complex="14pt"/>
    </style:style>
    <style:style style:name="P16" style:family="paragraph" style:parent-style-name="Standard" style:list-style-name="WW8Num11">
      <style:text-properties style:use-window-font-color="true" style:font-name="新細明體1" fo:font-size="14pt" style:font-name-asian="新細明體1" style:font-size-asian="14pt" style:font-size-complex="14pt"/>
    </style:style>
    <style:style style:name="P17" style:family="paragraph" style:parent-style-name="Standard" style:list-style-name="WW8Num11">
      <style:text-properties style:font-name="新細明體1" fo:font-size="14pt" style:font-name-asian="新細明體1" style:font-size-asian="14pt" style:font-size-complex="14pt"/>
    </style:style>
    <style:style style:name="P18" style:family="paragraph" style:parent-style-name="Standard">
      <style:text-properties style:font-name="新細明體1" fo:font-size="14pt" style:font-name-asian="新細明體1" style:font-size-asian="14pt" style:font-size-complex="14pt"/>
    </style:style>
    <style:style style:name="P19" style:family="paragraph" style:parent-style-name="Standard">
      <style:paragraph-properties fo:break-before="page"/>
      <style:text-properties style:font-name="新細明體1" fo:font-size="14pt" style:font-name-asian="新細明體1" style:font-size-asian="14pt" style:font-size-complex="14pt"/>
    </style:style>
    <style:style style:name="P20" style:family="paragraph" style:parent-style-name="Standard">
      <style:text-properties style:font-name="新細明體1" fo:font-size="14pt" style:text-underline-style="none" fo:font-weight="normal" style:font-name-asian="新細明體1" style:font-size-asian="14pt" style:font-weight-asian="normal" style:font-name-complex="Times New Roman" style:font-size-complex="14pt" style:font-weight-complex="normal"/>
    </style:style>
    <style:style style:name="P21" style:family="paragraph" style:parent-style-name="Standard" style:list-style-name="WW8Num1">
      <style:text-properties style:font-name="新細明體1" fo:font-size="14pt" style:font-name-asian="新細明體1" style:font-size-asian="14pt" style:font-size-complex="14pt"/>
    </style:style>
    <style:style style:name="P22" style:family="paragraph" style:parent-style-name="Standard">
      <style:text-properties style:font-name="新細明體1" fo:font-size="14pt" style:letter-kerning="true" style:font-name-asian="新細明體1" style:font-size-asian="14pt" style:font-size-complex="14pt"/>
    </style:style>
    <style:style style:name="P23" style:family="paragraph" style:parent-style-name="Standard">
      <style:text-properties style:font-name="新細明體1" fo:font-size="14pt" fo:font-weight="bold" style:font-name-asian="新細明體1" style:font-size-asian="14pt" style:font-weight-asian="bold" style:font-size-complex="14pt" style:font-weight-complex="bold"/>
    </style:style>
    <style:style style:name="P24" style:family="paragraph">
      <style:paragraph-properties fo:margin-left="0cm" fo:margin-right="0cm" fo:text-align="center" fo:text-indent="0cm"/>
    </style:style>
    <style:style style:name="P25" style:family="paragraph" style:parent-style-name="Standard">
      <style:text-properties style:font-name="Arial Unicode MS2" fo:font-size="14pt" style:font-name-asian="Arial Unicode MS2" style:font-size-asian="14pt" style:font-size-complex="14pt"/>
    </style:style>
    <style:style style:name="T1" style:family="text">
      <style:text-properties style:language-asian="zh" style:country-asian="TW"/>
    </style:style>
    <style:style style:name="T2" style:family="text" style:parent-style-name="Internet_20_link">
      <style:text-properties style:use-window-font-color="true" style:font-name="新細明體1" fo:font-size="14pt" style:font-name-asian="新細明體1" style:font-size-asian="14pt" style:font-size-complex="14pt"/>
    </style:style>
    <style:style style:name="T3" style:family="text">
      <style:text-properties style:use-window-font-color="true" style:font-name="新細明體1" fo:font-size="14pt" style:font-name-asian="新細明體1" style:font-size-asian="14pt" style:font-size-complex="14pt"/>
    </style:style>
    <style:style style:name="T4" style:family="text">
      <style:text-properties style:use-window-font-color="true" style:font-name="新細明體1" fo:font-size="14pt" style:font-name-asian="新細明體1" style:font-size-asian="14pt" style:font-size-complex="14pt"/>
    </style:style>
    <style:style style:name="T5" style:family="text">
      <style:text-properties style:use-window-font-color="true" style:font-name="新細明體1" fo:font-size="14pt" style:font-name-asian="新細明體1" style:font-size-asian="14pt" style:language-asian="zh" style:country-asian="TW" style:font-size-complex="14pt"/>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parent-style-name="Strong_20_Emphasis">
      <style:text-properties style:font-name="新細明體1" fo:font-size="14pt" style:font-name-asian="新細明體1" style:font-size-asian="14pt" style:font-size-complex="14pt"/>
    </style:style>
    <style:style style:name="T12" style:family="text">
      <style:text-properties style:font-name="新細明體1" fo:font-size="14pt" style:font-name-asian="新細明體1" style:font-size-asian="14pt" style:font-size-complex="14pt"/>
    </style:style>
    <style:style style:name="T13" style:family="text">
      <style:text-properties style:font-name="新細明體1" fo:font-size="14pt" fo:font-weight="bold" style:font-name-asian="新細明體1" style:font-size-asian="14pt" style:font-weight-asian="bold" style:font-size-complex="14pt" style:font-weight-complex="bold"/>
    </style:style>
    <style:style style:name="T14" style:family="text" style:parent-style-name="Internet_20_link">
      <style:text-properties style:font-name="新細明體1" fo:font-size="14pt" style:font-name-asian="新細明體1" style:font-size-asian="14pt" style:font-size-complex="14pt"/>
    </style:style>
    <style:style style:name="T15" style:family="text">
      <style:text-properties style:font-name="新細明體1" fo:font-size="14pt" fo:font-style="italic" style:font-name-asian="新細明體1" style:font-size-asian="14pt" style:font-style-asian="italic" style:font-size-complex="14pt" style:font-style-complex="italic"/>
    </style:style>
    <style:style style:name="T16" style:family="text" style:parent-style-name="Strong_20_Emphasis">
      <style:text-properties style:font-name="新細明體1" fo:font-size="14pt" fo:font-style="italic" style:font-name-asian="新細明體1" style:font-size-asian="14pt" style:font-style-asian="italic" style:font-size-complex="14pt" style:font-style-complex="italic"/>
    </style:style>
    <style:style style:name="T17" style:family="text" style:parent-style-name="Footnote_20_Symbol">
      <style:text-properties style:font-name="新細明體1" fo:font-size="14pt" style:font-name-asian="新細明體1" style:font-size-asian="14pt" style:font-size-complex="14pt"/>
    </style:style>
    <style:style style:name="T18" style:family="text">
      <style:text-properties fo:background-color="#ffff00"/>
    </style:style>
    <style:style style:name="T19" style:family="text">
      <style:text-properties style:text-underline-style="none"/>
    </style:style>
    <style:style style:name="T20" style:family="text">
      <style:text-properties style:text-underline-style="none" fo:font-weight="normal" style:font-weight-asian="normal" style:font-name-complex="Times New Roman" style:font-weight-complex="normal"/>
    </style:style>
    <style:style style:name="T21" style:family="text">
      <style:text-properties style:text-underline-style="solid" style:text-underline-width="auto" style:text-underline-color="font-color"/>
    </style:style>
    <style:style style:name="T22" style:family="text">
      <style:text-properties style:letter-kerning="true"/>
    </style:style>
    <style:style style:name="T23" style:family="text">
      <style:text-properties fo:color="#000000"/>
    </style:style>
    <style:style style:name="T24" style:family="text">
      <style:text-properties fo:background-color="transparent"/>
    </style:style>
    <style:style style:name="T25" style:family="text">
      <style:text-properties fo:color="#000080"/>
    </style:style>
    <style:style style:name="T26" style:family="text">
      <style:text-properties fo:color="#000000" fo:font-weight="normal" fo:background-color="transparent" style:font-weight-asian="normal" style:font-weight-complex="normal"/>
    </style:style>
    <style:style style:name="T27" style:family="text">
      <style:text-properties fo:color="#000000" fo:background-color="#ffff00"/>
    </style:style>
    <style:style style:name="T28" style:family="text">
      <style:text-properties fo:font-style="normal" fo:font-weight="bold" style:letter-kerning="true" style:font-style-asian="normal" style:font-weight-asian="bold" style:font-style-complex="normal" style:font-weight-complex="bold"/>
    </style:style>
    <style:style style:name="T29" style:family="text">
      <style:text-properties fo:color="#000000" style:text-underline-style="none"/>
    </style:style>
    <style:style style:name="T30" style:family="text">
      <style:text-properties fo:color="#dc2300"/>
    </style:style>
    <style:style style:name="T31" style:family="text">
      <style:text-properties fo:background-color="transparent" style:language-asian="zh" style:country-asian="TW"/>
    </style:style>
    <style:style style:name="T32" style:family="text">
      <style:text-properties fo:background-color="#ff0000"/>
    </style:style>
    <style:style style:name="T33" style:family="text">
      <style:text-properties style:use-window-font-color="true" fo:background-color="transparent" style:language-asian="zh" style:country-asian="TW"/>
    </style:style>
    <style:style style:name="T34" style:family="text">
      <style:text-properties fo:font-weight="normal" fo:background-color="transparent" style:font-weight-asian="normal" style:font-weight-complex="normal"/>
    </style:style>
    <style:style style:name="T35" style:family="text">
      <style:text-properties style:letter-kerning="true" style:font-name-complex="Arial"/>
    </style:style>
    <style:style style:name="T36" style:family="text">
      <style:text-properties fo:color="#000000" style:letter-kerning="true"/>
    </style:style>
    <style:style style:name="T37" style:family="text">
      <style:text-properties style:text-underline-style="none" fo:font-weight="normal" style:font-weight-asian="normal" style:font-weight-complex="normal"/>
    </style:style>
    <style:style style:name="T38" style:family="text">
      <style:text-properties fo:font-weight="normal" style:language-asian="zh" style:country-asian="TW" style:font-weight-asian="normal" style:font-weight-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stroke="none" draw:fill="solid" draw:fill-color="#808080" draw:textarea-horizontal-align="center" draw:textarea-vertical-align="middle"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文件編碼組織 後設資料標誌集 選錄版 (P4) - <text:s/>修訂中文版</text:p>
      <text:p text:style-name="P2">TEI Lite (P4) Revised Chinese Edition</text:p>
      <text:p text:style-name="P3"/>
      <text:p text:style-name="P3">Final Version: Feb<text:span text:style-name="T1">.2006</text:span></text:p>
      <text:p text:style-name="P3">Revision covers Ch.1-7 + 20 only! Please be careful with the other chapters.</text:p>
      <text:p text:style-name="P3">Resp: Marcus Bingenheimer</text:p>
      <text:p text:style-name="P3">Based on the draft translation by the Metadata Architecture and Application Team (MAAT), Academia Sinica, Taipei 後設資料工作組, 中央研究院that was made available at:</text:p>
      <text:p text:style-name="Standard"><text:a xlink:type="simple" xlink:href="http://www.sinica.edu.tw/~metadata/standard/rarebook/TEI921224/index_c.htm"><text:span text:style-name="T2">http://www.sinica.edu.tw/~metadata/standard/rarebook/TEI921224/index_c.htm</text:span></text:a><text:span text:style-name="T3"> (accessed: Jan 2004)</text:span></text:p>
      <text:p text:style-name="P4"><text:span text:style-name="T3">Translation revised by: Marcus Bingenheimer, Huang Weining, Wang Meiyu and students of Xuanzang University. Look here for a list of </text:span><text:a xlink:type="simple" xlink:href="#corrections"><text:span text:style-name="T4">changes in element and attribute names</text:span></text:a><text:span text:style-name="T3"> fro</text:span><text:span text:style-name="T5">m the MAAT version.</text:span></text:p>
      <text:p text:style-name="P5">We have stopped working on this revision with the publication of TEI Lite for the P5 version (Feb 2006), but will continue to work on localizing TEI for a Chinese-speaking audience.</text:p>
      <text:p text:style-name="P3"/>
      <text:p text:style-name="P6">REVISED VERSION CHAP.1-7 + 20:</text:p>
      <text:p text:style-name="P3"/>
      <text:p text:style-name="P3"><text:span text:style-name="T6">1.</text:span> <text:span text:style-name="T6">前言</text:span></text:p>
      <text:p text:style-name="P3"/>
      <text:p text:style-name="P3"><text:bookmark text:name="d0e40"/>文 件編碼組織指引（TEI Guidelines， 以下簡稱「指引」）的寫作，是針對想要把資訊轉換成電子形式儲存的使用者。指引強調文字資訊的轉換，但對其他格式的資訊，如圖象及聲音等，也有涉及。不論 是建立新的資源或轉換已存在的作品，指引都是同等適用的。 </text:p>
      <text:p text:style-name="P3"><text:bookmark text:name="d0e43"/>指引提供使文件特徵明確表現的方法，並以此種方式來輔助電腦軟體在不同的平台上做文件處理。明確化的程序稱為標誌或編碼。在電腦裡，任何的文字呈現都使用 某種形式的標誌，TEI的出現，部分是因為有很多互不相通的編碼標準，造成學界的困擾，還有部份是因為電子形式的文本在學術使用上擴展開來，TEI現在已被視為 文字資料的電子格式。 </text:p>
      <text:p text:style-name="P3"><text:bookmark text:name="d0e46"/>指 引描述一個可被擴充到多種不同軟體語言的編碼架構。第一版的TEI使用標準通用標誌語言（SGML），最近的版本（TEI P4, 2002），已可使用可擴充標誌語言（XML），未來的版本或許可以擴及其他文件模型語言。這些語言的共通之處，是以元素與屬性來定義文件，並有規則來規 範元素與屬性在文件中的用法。TEI使用XML的特色在於更具周密性,而在標誌架構上，TEI的與其他使用XML的架構並無二致，所有一般的xml工具， 都可以處理符 合TEI標準的文件。 </text:p>
      <text:p text:style-name="P3"><text:bookmark text:name="d0e49"/>TEI以前的經費來自計算與人文學會（Association for Computers and the Humanities）、計算語言學會（Association for Computational Linguistics）、及文學與語言學計算學會（Association for Literary and Linguistic Computing），目前則由獨立的會員性組織維護與發展，主要負責的有四所大學。目前的經費源自美國國家人文研究捐贈基金（U.S. National Endowment for the Humanities）、歐盟委託執行計畫第八指導委員會（Directorate General XIII of the Commission of the European Communities）、安德魯‧威廉‧美隆基金會（Andrew W. Mellon Foundation）、及加拿大社會科學及人文學研究委員會（Social Science and Humanities Research Council of Canada）。第一版指引於1994年5月出版，歷時六年，集全球數百位各領域專長的學者之力。在接下來的幾年中，指引在數位圖書館的發展中，不論是在語言產業，或是全球資訊網本身的發展上都漸具影響力 。TEI組織於2001年1月成立，一年後發行了現行指引的完整修訂版，修訂後全版與XML相容。 </text:p>
      <text:p text:style-name="P3"><text:bookmark text:name="d0e52"/>工作之初，TEI整體的目的是根據1987年11月在紐約的維薩學院 （Vassar College）所舉行的預備會議中的閉會宣言，再進一步依據此「帕基普西原則」（Poughkeepsie Principles）建構一系列的文件。被建構的文件即為指引，應該要： </text:p>
      <text:list text:style-name="L1">
        <text:list-item>
          <text:p text:style-name="P7"><text:bookmark text:name="d0e57"/>滿足需要被研究的文本特徵的表現 </text:p>
        </text:list-item>
        <text:list-item>
          <text:p text:style-name="P7"><text:bookmark text:name="d0e60"/>簡單、明瞭、具體 </text:p>
        </text:list-item>
        <text:list-item>
          <text:p text:style-name="P7"><text:bookmark text:name="d0e63"/>使用容易，研究人員不需使用特殊的軟體 </text:p>
        </text:list-item>
        <text:list-item>
          <text:p text:style-name="P7"><text:bookmark text:name="d0e66"/>文件可以精確的定義與有效率的處理 </text:p>
        </text:list-item>
        <text:list-item>
          <text:p text:style-name="P7"><text:bookmark text:name="d0e69"/>提供給使用者可擴展的彈性 </text:p>
        </text:list-item>
        <text:list-item>
          <text:p text:style-name="P7"><text:bookmark text:name="d0e72"/>符合現存以及現行的標準 </text:p>
        </text:list-item>
      </text:list>
      <text:p text:style-name="P3"><text:bookmark text:name="d0e76"/>學術的世界廣闊而分歧。為了使指引能廣泛地被接受，指引必須確保： </text:p>
      <text:list text:style-name="L2">
        <text:list-item>
          <text:p text:style-name="P8"><text:bookmark text:name="d0e81"/>TEI 對於文件編碼的基本功能易於共用 </text:p>
        </text:list-item>
        <text:list-item>
          <text:p text:style-name="P8"><text:bookmark text:name="d0e84"/>對於文件編碼的比較專門功能易於加入（或移除） </text:p>
        </text:list-item>
        <text:list-item>
          <text:p text:style-name="P8"><text:bookmark text:name="d0e87"/>同一特徵應允許多重平行編碼的可能性 </text:p>
        </text:list-item>
        <text:list-item>
          <text:p text:style-name="P8"><text:bookmark text:name="d0e90"/>在最低的要求下，使用者可以自行定義標誌的詳略度 </text:p>
        </text:list-item>
        <text:list-item>
          <text:p text:style-name="P8"><text:bookmark text:name="d0e93"/>充分提供文件與編碼在文獻化時的資訊 </text:p>
        </text:list-item>
      </text:list>
      <text:p text:style-name="P3"><text:bookmark text:name="d0e97"/>本文稱為TEI選錄版，描述一個抽取自大量元素中的易用選集，並基於上述設計目標的推薦。 </text:p>
      <text:p text:style-name="P3"><text:bookmark text:name="d0e100"/>完整的TEI架構中定義了幾百個元素，從中加以選擇，試圖區分出一套好用的「入門集」，入門集包括每個使用者都應該知道的元素。對於了解全部的TEI DTD，以及熟悉在完整的DTD中，哪些選項在特殊的文件類型的工作上是必須的，TEI選錄版的工作經驗是非常寶貴的。 </text:p>
      <text:p text:style-name="P3"><text:bookmark text:name="d0e103"/>定義本子集的目的，綜述如下： </text:p>
      <text:list text:style-name="L3">
        <text:list-item>
          <text:p text:style-name="P9"><text:bookmark text:name="d0e108"/>應能包含大多數的TEI「核心」標籤集，因為它包含所有文件類型以及各種文件處理工作所需要的相關元素。 </text:p>
        </text:list-item>
        <text:list-item>
          <text:p text:style-name="P9"><text:bookmark text:name="d0e111"/>在現有經驗已發現的層次上（例如，牛津文件檔案的館藏中所顯示的），應能充份處理合理範圍中的各類型文件 </text:p>
        </text:list-item>
        <text:list-item>
          <text:p text:style-name="P9"><text:bookmark text:name="d0e114"/>應能有效的製作文件，不論是新的文件或是對已存在的文件進行編碼 </text:p>
        </text:list-item>
        <text:list-item>
          <text:p text:style-name="P9"><text:bookmark text:name="d0e117"/>應能為現有的多種XML軟體所使用 </text:p>
        </text:list-item>
        <text:list-item>
          <text:p text:style-name="P9"><text:bookmark text:name="d0e120"/>應能藉由TEI指引中描述的擴充機制從完整的TEI DTD中衍生出TEI LITE </text:p>
        </text:list-item>
        <text:list-item>
          <text:p text:style-name="P9"><text:bookmark text:name="d0e123"/>應在符合上述目的的情況下儘可能小而簡潔。 </text:p>
        </text:list-item>
      </text:list>
      <text:p text:style-name="P3"><text:bookmark text:name="d0e127"/>讀者可以自己判斷我們是否成功地符合這些目的。基於標誌實際文件的經驗，我們有信心已有部分達到目標。牛津文件檔案的館藏將原來的標誌轉換成SGML 時，即使用TEI選錄版；維吉尼亞大學與密西根大學的電子文件中心，也使用TEI選錄版來為館藏編碼。文件編碼組織本身現行的技術文件──包含本文件，也 使用選錄版。 </text:p>
      <text:p text:style-name="P3"><text:bookmark text:name="d0e130"/>作 在一份適宜的課程文件，雖然已經嘗試讓本文件內容完備，以便能適合做為訓練教材，讀者必須注意本文件並未涵蓋所有TEI編碼架構的細節。本文件所描述所有 元素與其他未被選錄的元素，皆包含在TEI指引中。TEI指引應被視為權威版。選錄版使用者應具備某些XML的基本知識。 </text:p>
      <text:p text:style-name="P3"/>
      <text:p text:style-name="P3">2. 簡易的示範</text:p>
      <text:p text:style-name="P3"/>
      <text:p text:style-name="P3">首先我們用以下一則簡短的例子來說明，當一個不太懂標誌意義和電子文件潛力的人將一篇文章鍵入電腦時，會發生什麼事。他藉由保存紙本的分行,並鍵入空行來表現紙本的頁眉標題及分頁的版式等，以忠於印刷物的樣貌。而對於無法表現的字體(例如faàl裡的重音節符號或破折號)，則企圖模仿其外形。一台非常精確的光學掃瞄器也能夠呈現這樣的輸出效果。 </text:p>
      <text:p text:style-name="P3"/>
      <text:p text:style-name="P3"><text:s text:c="20"/>CHAPTER 38</text:p>
      <text:p text:style-name="P3"/>
      <text:p text:style-name="P3"><text:s text:c="2"/>READER, I married him. A quiet wedding we had: he and I, the par-</text:p>
      <text:p text:style-name="P3"><text:s text:c="2"/>son and clerk, were alone present. When we got back from church, I</text:p>
      <text:p text:style-name="P3"><text:s text:c="2"/>went into the kitchen of the manor-house, where Mary was cooking</text:p>
      <text:p text:style-name="P3"><text:s text:c="2"/>the dinner, and John cleaning the knives, and I said --</text:p>
      <text:p text:style-name="P3"><text:s text:c="2"/><text:tab/>'Mary, I have been married to Mr Rochester this morning.' The</text:p>
      <text:p text:style-name="P3"><text:s text:c="2"/>housekeeper and her husband were of that decent, phlegmatic</text:p>
      <text:p text:style-name="P3"><text:s text:c="2"/>order of people, to whom one may at any time safely communicate a</text:p>
      <text:p text:style-name="P3"><text:s text:c="2"/>remarkable piece of news without incurring the danger of having</text:p>
      <text:p text:style-name="P3"><text:s text:c="2"/>one's ears pierced by some shrill ejaculation and subsequently stunned</text:p>
      <text:p text:style-name="P3"><text:s text:c="2"/>by a torrent of wordy wonderment. Mary did look up, and she did</text:p>
      <text:p text:style-name="P3"><text:s text:c="2"/>stare at me; the ladle with which she was basting a pair of chickens</text:p>
      <text:p text:style-name="P3"><text:s text:c="2"/>roasting at the fire, did for some three minutes hang suspended in air,</text:p>
      <text:p text:style-name="P3"><text:s text:c="2"/>and for the same space of time John's knives also had rest from the</text:p>
      <text:p text:style-name="P3"><text:s text:c="2"/>polishing process; but Mary, bending again over the roast, said only --</text:p>
      <text:p text:style-name="P3"><text:s text:c="2"/><text:tab/>'Have you, miss? Well, for sure!'</text:p>
      <text:p text:style-name="P3"><text:s text:c="2"/><text:tab/>A short time after she pursued, 'I seed you go out with the master,</text:p>
      <text:p text:style-name="P3"><text:s text:c="2"/>but I didn't know you were gone to church to be wed'; and she</text:p>
      <text:p text:style-name="P3"><text:s text:c="2"/>basted away. John, when I turned to him, was grinning from ear to</text:p>
      <text:p text:style-name="P3"><text:s text:c="2"/>ear.</text:p>
      <text:p text:style-name="P3"><text:s text:c="2"/><text:tab/>'I telled Mary how it would be,' he said: 'I knew what Mr Ed-</text:p>
      <text:p text:style-name="P3"><text:s text:c="2"/>ward' (John was an old servant, and had known his master when he</text:p>
      <text:p text:style-name="P3"><text:s text:c="2"/>was the cadet of the house, therefore he often gave him his Christian</text:p>
      <text:p text:style-name="P3"><text:s text:c="2"/>name) -- 'I knew what Mr Edward would do; and I was certain he</text:p>
      <text:p text:style-name="P3"><text:s text:c="2"/>would not wait long either: and he's done right, for aught I know. I</text:p>
      <text:p text:style-name="P3"><text:s text:c="2"/>wish you joy, miss!' and he politely pulled his forelock.</text:p>
      <text:p text:style-name="P3"><text:s text:c="2"/><text:tab/>'Thank you, John. Mr Rochester told me to give you and Mary</text:p>
      <text:p text:style-name="P3"><text:s text:c="2"/>this.'</text:p>
      <text:p text:style-name="P3"><text:s text:c="2"/><text:tab/>I put into his hand a five-pound note. Without waiting to hear</text:p>
      <text:p text:style-name="P3"><text:s text:c="2"/>more, I left the kitchen. In passing the door of that sanctum some time</text:p>
      <text:p text:style-name="P3"><text:s text:c="2"/>after, I caught the words --</text:p>
      <text:p text:style-name="P3"><text:s text:c="2"/><text:tab/>'She'll happen do better for him nor ony o' t' grand ladies.' And</text:p>
      <text:p text:style-name="P3"><text:s text:c="2"/>again, 'If she ben't one o' th' handsomest, she's noan faa\l, and varry</text:p>
      <text:p text:style-name="P3"><text:s text:c="2"/>good-natured; and i' his een she's fair beautiful, onybody may see</text:p>
      <text:p text:style-name="P3"><text:s text:c="2"/>that.'</text:p>
      <text:p text:style-name="P3"><text:s text:c="2"/><text:tab/>I wrote to Moor House and to Cambridge immediately, to say what</text:p>
      <text:p text:style-name="P3"><text:s text:c="2"/>I had done: fully explaining also why I had thus acted. Diana and</text:p>
      <text:p text:style-name="P3"/>
      <text:p text:style-name="P3">　　　　　　　　　　　　　　　　　 474</text:p>
      <text:p text:style-name="P3"/>
      <text:p text:style-name="P3"><text:s text:c="26"/>JANE EYRE <text:s text:c="10"/>475</text:p>
      <text:p text:style-name="P3"/>
      <text:p text:style-name="P3"><text:s text:c="2"/>Mary approved the step unreservedly. Diana announced that she</text:p>
      <text:p text:style-name="P3"><text:s text:c="2"/>would just give me time to get over the honeymoon, and then she</text:p>
      <text:p text:style-name="P3"><text:s text:c="2"/>would come and see me.</text:p>
      <text:p text:style-name="P3"><text:s text:c="2"/><text:tab/>'She had better not wait till then, Jane,' said Mr Rochester, when I</text:p>
      <text:p text:style-name="P3"><text:s text:c="2"/>read her letter to him; 'if she does, she will be too late, for our honey-</text:p>
      <text:p text:style-name="P3"><text:s text:c="2"/>moon will shine our life long: its beams will only fade over your</text:p>
      <text:p text:style-name="P3"><text:s text:c="2"/>grave or mine.'</text:p>
      <text:p text:style-name="P3"><text:s text:c="2"/><text:tab/>How St John received the news I don't know: he never answered</text:p>
      <text:p text:style-name="P3"><text:s text:c="2"/>the letter in which I communicated it: yet six months after he wrote</text:p>
      <text:p text:style-name="P3"><text:s text:c="2"/>to me, without, however, mentioning Mr Rochester's name or allud-</text:p>
      <text:p text:style-name="P3"><text:s text:c="2"/>ing to my marriage. His letter was then calm, and though very serious,</text:p>
      <text:p text:style-name="P3"><text:s text:c="2"/>kind. He has maintained a regular, though not very frequent correspond-</text:p>
      <text:p text:style-name="P3"><text:s text:c="2"/>ence ever since: he hopes I am happy, and trusts I am not of those who</text:p>
      <text:p text:style-name="P3"><text:s text:c="2"/>live without God in the world, and only mind earthly</text:p>
      <text:p text:style-name="P3"><text:s text:c="2"/><text:tab/>things.</text:p>
      <text:p text:style-name="P3"/>
      <text:p text:style-name="P3">以上的轉錄文章有以下幾項缺點： </text:p>
      <text:list text:style-name="WW8Num2">
        <text:list-item>
          <text:p text:style-name="P10">頁碼與逐頁標題夾雜在正文中間，造成軟體辨識困難。 </text:p>
        </text:list-item>
        <text:list-item>
          <text:p text:style-name="P10">單引號與省略符號間沒有區別，難以確知哪些段落是對白句。 </text:p>
        </text:list-item>
        <text:list-item>
          <text:p text:style-name="P10">保留連字符號的使用，簡單的搜尋軟體無法檢索到被切割的字。 </text:p>
        </text:list-item>
        <text:list-item>
          <text:p text:style-name="P10">破折號以及faàl中的重音節字以暫定的樣式鍵入，但未依循任何標準，且僅有在轉錄者在使用說明中提及這些樣式時，文件才能被正確的處理。 </text:p>
        </text:list-item>
        <text:list-item>
          <text:p text:style-name="P10">段落僅以空白鍵標誌，而且每一行必須以換行符號來表示分行。因此，如果印刷字型的大小改變，會造成重排的困擾。 </text:p>
        </text:list-item>
      </text:list>
      <text:p text:style-name="P3">以下將展示以TEI指引來為同樣的篇章編碼。雖然我們發現這份文件可以使用各種不同的方式來編碼，但是，以TEI來處理，最少容許表現下列的文件特徵：</text:p>
      <text:list text:style-name="WW8Num12">
        <text:list-item>
          <text:p text:style-name="P11">段落的區分明確而清楚地標示。 </text:p>
        </text:list-item>
        <text:list-item>
          <text:p text:style-name="P11">省略符號與引用符號得以區分。</text:p>
        </text:list-item>
        <text:list-item>
          <text:p text:style-name="P11">重音字母與破折號使用實體參數。 </text:p>
        </text:list-item>
        <text:list-item>
          <text:p text:style-name="P11">分頁單以空白元素&lt;pb/&gt; 標示。</text:p>
        </text:list-item>
        <text:list-item>
          <text:p text:style-name="P11"><text:s/>為了簡化搜尋及處理，不保留原文的分行，文字因排版偶爾遇到的行尾切字，直接重組。若有人對於原文分行感興趣，譬如說為了參考某一重要版本時，雖然本範例並未提供，但是要紀錄也很容易。</text:p>
        </text:list-item>
        <text:list-item>
          <text:p text:style-name="P11">為了方便校讀，每段都重起一行，但取消縮排。 </text:p>
        </text:list-item>
      </text:list>
      <text:p text:style-name="P3">&lt;pb n="474"/&gt;</text:p>
      <text:p text:style-name="P3"><text:s text:c="2"/>&lt;div1 type="chapter" n="38"&gt;</text:p>
      <text:p text:style-name="P3"><text:s text:c="2"/></text:p>
      <text:p text:style-name="P3"><text:s text:c="2"/>&lt;p&gt;Reader, I married him. A quiet wedding we had: he and I,</text:p>
      <text:p text:style-name="P3"><text:s text:c="2"/>the parson and clerk, were alone present. When we got back</text:p>
      <text:p text:style-name="P3"><text:s text:c="2"/>from church, I went into the kitchen of the manor-house,</text:p>
      <text:p text:style-name="P3"><text:s text:c="2"/>where Mary was cooking the dinner, and John cleaning the</text:p>
      <text:p text:style-name="P3"><text:s text:c="2"/>knives, and I said &amp;mdash;&lt;/p&gt;</text:p>
      <text:p text:style-name="P3"><text:s text:c="2"/></text:p>
      <text:p text:style-name="P3"><text:s text:c="2"/>&lt;p&gt;&lt;q&gt;Mary, I have been married to Mr Rochester this</text:p>
      <text:p text:style-name="P3"><text:s text:c="2"/>morning.&lt;/q&gt; The housekeeper and her husband were of that</text:p>
      <text:p text:style-name="P3"><text:s text:c="2"/>decent, phlegmatic order of people, to whom one may at any</text:p>
      <text:p text:style-name="P3"><text:s text:c="2"/>time safely communicate a remarkable piece of news without</text:p>
      <text:p text:style-name="P3"><text:s text:c="2"/>incurring the danger of having one's ears pierced by some</text:p>
      <text:p text:style-name="P3"><text:s text:c="2"/>shrill ejaculation and subsequently stunned by a torrent of</text:p>
      <text:p text:style-name="P3"><text:s text:c="2"/>wordy wonderment. Mary did look up, and she did stare at</text:p>
      <text:p text:style-name="P3"><text:s text:c="2"/>me; the ladle with which she was basting a pair of chickens</text:p>
      <text:p text:style-name="P3"><text:s text:c="2"/>roasting at the fire, did for some three minutes hang</text:p>
      <text:p text:style-name="P3"><text:s text:c="2"/>suspended in air, and for the same space of time John's</text:p>
      <text:p text:style-name="P3"><text:s text:c="2"/>knives also had rest from the polishing process; but Mary,</text:p>
      <text:p text:style-name="P3"><text:s text:c="2"/>bending again over the roast, said only &amp;mdash;&lt;/p&gt;</text:p>
      <text:p text:style-name="P3"><text:s text:c="2"/></text:p>
      <text:p text:style-name="P3"><text:s text:c="2"/>&lt;p&gt;&lt;q&gt;Have you, miss? Well, for sure!&lt;/q&gt;&lt;/p&gt;</text:p>
      <text:p text:style-name="P3"><text:s text:c="2"/></text:p>
      <text:p text:style-name="P3"><text:s text:c="2"/>&lt;p&gt;A short time after she pursued, &lt;q&gt;I seed you go out with</text:p>
      <text:p text:style-name="P3"><text:s text:c="2"/>the master, but I didn't know you were gone to church to be</text:p>
      <text:p text:style-name="P3"><text:s text:c="2"/>wed&lt;/q&gt;; and she basted away. John, when I turned to him,</text:p>
      <text:p text:style-name="P3"><text:s text:c="2"/>was grinning from ear to ear. &lt;q&gt;I telled Mary how it would</text:p>
      <text:p text:style-name="P3"><text:s text:c="2"/>be,&lt;/q&gt; he said: &lt;q&gt;I knew what Mr Edward&lt;/q&gt; (John was an</text:p>
      <text:p text:style-name="P3"><text:s text:c="2"/>old servant, and had known his master when he was the cadet</text:p>
      <text:p text:style-name="P3"><text:s text:c="2"/>of the house, therefore he often gave him his Christian</text:p>
      <text:p text:style-name="P3"><text:s text:c="2"/>name) &amp;mdash; &lt;q&gt;I knew what Mr Edward would do; and I was</text:p>
      <text:p text:style-name="P3"><text:s text:c="2"/>certain he would not wait long either: and he's done right,</text:p>
      <text:p text:style-name="P3"><text:s text:c="2"/>for aught I know. I wish you joy, miss!&lt;/q&gt; and he politely</text:p>
      <text:p text:style-name="P3"><text:s text:c="2"/>pulled his forelock.&lt;/p&gt;</text:p>
      <text:p text:style-name="P3"><text:s text:c="2"/></text:p>
      <text:p text:style-name="P3"><text:s text:c="2"/>&lt;p&gt;&lt;q&gt;Thank you, John. Mr Rochester told me to give you and</text:p>
      <text:p text:style-name="P3"><text:s text:c="2"/>Mary this.&lt;/q&gt;&lt;/p&gt;</text:p>
      <text:p text:style-name="P3"><text:s text:c="2"/></text:p>
      <text:p text:style-name="P3"><text:s text:c="2"/>&lt;p&gt;I put into his hand a five-pound note. Without waiting</text:p>
      <text:p text:style-name="P3"><text:s text:c="2"/>to hear more, I left the kitchen. In passing the door of</text:p>
      <text:p text:style-name="P3"><text:s text:c="2"/>that sanctum some time after, I caught the words &amp;mdash;&lt;/p&gt;</text:p>
      <text:p text:style-name="P3"><text:s text:c="2"/></text:p>
      <text:p text:style-name="P3"><text:s text:c="2"/>&lt;p&gt;&lt;q&gt;She'll happen do better for him nor ony o' t' grand</text:p>
      <text:p text:style-name="P3"><text:s text:c="2"/>ladies.&lt;/q&gt; And again, &lt;q&gt;If she ben't one o' th'</text:p>
      <text:p text:style-name="P3"><text:s text:c="2"/>handsomest, she's noan fa&amp;agrave;l, and varry good-natured;</text:p>
      <text:p text:style-name="P3"><text:s text:c="2"/>and i' his een she's fair beautiful, onybody may see</text:p>
      <text:p text:style-name="P3"><text:s text:c="2"/>that.&lt;/q&gt;&lt;/p&gt;</text:p>
      <text:p text:style-name="P3"><text:s text:c="2"/></text:p>
      <text:p text:style-name="P3"><text:s text:c="2"/>&lt;p&gt;I wrote to Moor House and to Cambridge immediately, to</text:p>
      <text:p text:style-name="P3"><text:s text:c="2"/>say what I had done: fully explaining also why I had thus</text:p>
      <text:p text:style-name="P3"><text:s text:c="2"/>acted. Diana and &lt;pb n="475"/&gt; Mary approved the step</text:p>
      <text:p text:style-name="P3"><text:s text:c="2"/>unreservedly. Diana announced that she would just give me</text:p>
      <text:p text:style-name="P3"><text:s text:c="2"/>time to get over the honeymoon, and then she would come and</text:p>
      <text:p text:style-name="P3"><text:s text:c="2"/>see me.&lt;/p&gt;</text:p>
      <text:p text:style-name="P3"><text:s text:c="2"/></text:p>
      <text:p text:style-name="P3"><text:s text:c="2"/>&lt;p&gt;&lt;q&gt;She had better not wait till then, Jane,&lt;/q&gt; said Mr</text:p>
      <text:p text:style-name="P3"><text:s text:c="2"/>Rochester, when I read her letter to him; &lt;q&gt;if she does,</text:p>
      <text:p text:style-name="P3"><text:s text:c="2"/>she will be too late, for our honeymoon will shine our life</text:p>
      <text:p text:style-name="P3"><text:s text:c="2"/>long: its beams will only fade over your grave or mine.&lt;/q&gt;&lt;/p&gt;</text:p>
      <text:p text:style-name="P3"><text:s text:c="2"/></text:p>
      <text:p text:style-name="P3"><text:s text:c="2"/>&lt;p&gt;How St John received the news I don't know: he never</text:p>
      <text:p text:style-name="P3"><text:s text:c="2"/>answered the letter in which I communicated it: yet six</text:p>
      <text:p text:style-name="P3"><text:s text:c="2"/>months after he wrote to me, without, however, mentioning Mr</text:p>
      <text:p text:style-name="P3"><text:s text:c="2"/>Rochester's name or alluding to my marriage. His letter was</text:p>
      <text:p text:style-name="P3"><text:s text:c="2"/>then calm, and though very serious, kind. He has maintained</text:p>
      <text:p text:style-name="P3"><text:s text:c="2"/>a regular, though not very frequent correspondence ever</text:p>
      <text:p text:style-name="P3"><text:s text:c="2"/>since: he hopes I am happy, and trusts I am not of those who</text:p>
      <text:p text:style-name="P3"><text:s text:c="2"/>live without God in the world, and only mind earthly things.&lt;/p&gt;</text:p>
      <text:p text:style-name="P3"/>
      <text:p text:style-name="P3">將焦點放在勃朗蒂的文字，而非特定印刷版本上，在基本的編碼議題中，這是其中一個面向：選擇性。編碼僅能明確化編碼者所認為重要的文本特徵。即使在這簡短的篇章，仍然有很多方法來擴展其編碼。例如：</text:p>
      <text:list text:style-name="WW8Num4">
        <text:list-item>
          <text:p text:style-name="P12">可提供原文用方言句子的正統語言。 </text:p>
        </text:list-item>
        <text:list-item>
          <text:p text:style-name="P12">可加入任何關於該篇章的詞彙註腳或註釋。 </text:p>
        </text:list-item>
        <text:list-item>
          <text:p text:style-name="P12">可加入由此文件連結到其他文件的連結。 </text:p>
        </text:list-item>
        <text:list-item>
          <text:p text:style-name="P12">可從週邊文字辨別出各種專有名稱。 </text:p>
        </text:list-item>
        <text:list-item>
          <text:p text:style-name="P12">可加上關於此文章來源以及背景的詳細書目資料。。 </text:p>
        </text:list-item>
        <text:list-item>
          <text:p text:style-name="P12">提供篇章的行句、句法、用字等語言分析，每一個單元都可以關連到一個適當的分類碼。 </text:p>
        </text:list-item>
        <text:list-item>
          <text:p text:style-name="P12">文件可分成敘述或論述單元。</text:p>
        </text:list-item>
        <text:list-item>
          <text:p text:style-name="P12">文件的系統性分析或詮釋可放進編碼中，透過置入潛藏在文件中複雜的文件排版或連結，或多種譯本之間的對照。 </text:p>
        </text:list-item>
        <text:list-item>
          <text:p text:style-name="P12">文件的篇章可以連結到其他媒體的聲音或是影象。 </text:p>
        </text:list-item>
      </text:list>
      <text:p text:style-name="P3">TEI所推薦可實現上述幾點的方式，在以下的章節中會討論到。TEI的整體指引提供更大量的可能性，以下列出幾點： </text:p>
      <text:list text:style-name="WW8Num7">
        <text:list-item>
          <text:p text:style-name="P13">名字構成要素的詳細分析。 </text:p>
        </text:list-item>
        <text:list-item>
          <text:p text:style-name="P13">提供文件來源或主題的各種詳細後設資訊。 </text:p>
        </text:list-item>
        <text:list-item>
          <text:p text:style-name="P13">透過文件特殊的版本系列資訊，展現關於印行的歷史或寫本的變更。 </text:p>
        </text:list-item>
      </text:list>
      <text:p text:style-name="P3">關於這幾點以及其他可能性的推薦與用法，應該查閱完整的指引。</text:p>
      <text:p text:style-name="P3"/>
      <text:p text:style-name="P3"/>
      <text:p text:style-name="P14">3. TEI文件的結構</text:p>
      <text:p text:style-name="P3"/>
      <text:p text:style-name="P3">所有符合TEI標準的文件，都包含（A）一個TEI標頭部分（以元素&lt;TEI標頭&gt;（&lt;teiHeader&gt;）標誌）與（B）文件正文轉錄部分（以元素&lt;文件&gt;（&lt;text&gt;）標誌）。</text:p>
      <text:p text:style-name="P3">TEI標頭部分包含相當於印刷文件題名頁所提供的資訊。最多可包含四個部分：地一個部分以書目性的方式敘述該機讀文件、第二個部分敘述文件編碼的方式、第三個部分以非書目性的方式敘述該文件（文件背景資訊）、以及修訂歷史。標頭部分更詳細的說明見「20. 電子題名頁」。</text:p>
      <text:p text:style-name="P3">TEI文件可以是單一的（單一作品），或是合集的（多件單一作品的集合，像是選集）。不論是單一或合集，文件都可以有前資訊或後資訊，而前後資訊之間就是文件的正文。ㄧ個合集的文件其正文可能是由多個群組所組成，且每個群組包含著更多的群組或文件。</text:p>
      <text:p text:style-name="P3">單一性文件編碼的整體結構如下： </text:p>
      <text:p text:style-name="P3">&lt;TEI.2&gt; </text:p>
      <text:p text:style-name="P3"><text:s text:c="2"/>&lt;teiHeader&gt;〔標頭部分資訊〕 &lt;/teiHeader&gt; </text:p>
      <text:p text:style-name="P3"><text:s text:c="2"/>&lt;text&gt; </text:p>
      <text:p text:style-name="P3"><text:s text:c="4"/>&lt;front&gt;〔正文前資訊〕&lt;/front&gt; </text:p>
      <text:p text:style-name="P3"><text:s text:c="4"/>&lt;body&gt;〔正文〕&lt;/body&gt; </text:p>
      <text:p text:style-name="P3"><text:s text:c="4"/>&lt;back&gt;〔正文後資訊〕&lt;/back&gt; </text:p>
      <text:p text:style-name="P3"><text:s text:c="2"/>&lt;/text&gt;</text:p>
      <text:p text:style-name="P3">&lt;/TEI.2&gt;</text:p>
      <text:p text:style-name="P3">合集性的文件可以有前資訊和後資訊。前後資訊之間可能會有一個或多個小文件群組，又每ㄧ個小文件也都可有各自的前後資訊。合集的文件編碼的整體結構如下：</text:p>
      <text:p text:style-name="P3">&lt;TEI.2&gt; </text:p>
      <text:p text:style-name="P3"><text:s text:c="2"/>&lt;teiHeader&gt;〔合集的標頭部分資訊〕&lt;/teiHeader&gt;</text:p>
      <text:p text:style-name="P3"><text:s text:c="4"/>&lt;text&gt; </text:p>
      <text:p text:style-name="P3"><text:s text:c="6"/>&lt;front&gt;〔合集的正文前資訊〕&lt;/front&gt; </text:p>
      <text:p text:style-name="P3"><text:s text:c="6"/>&lt;group&gt; </text:p>
      <text:p text:style-name="P3"><text:s text:c="8"/>&lt;text&gt; </text:p>
      <text:p text:style-name="P3"><text:s text:c="10"/>&lt;front&gt;〔第一份文件的正文前資訊〕&lt;/front&gt;</text:p>
      <text:p text:style-name="P3"><text:s text:c="10"/>&lt;body&gt;〔第一份文件的正文〕&lt;/body&gt; </text:p>
      <text:p text:style-name="P3"><text:s text:c="10"/>&lt;back&gt;〔第一份文件的正文後資訊〕&lt;/back&gt; </text:p>
      <text:p text:style-name="P3"><text:s text:c="8"/>&lt;/text&gt; </text:p>
      <text:p text:style-name="P3"><text:s text:c="8"/>&lt;text&gt; </text:p>
      <text:p text:style-name="P3"><text:s text:c="10"/>&lt;front&gt;〔第二份文件的正文前資訊〕&lt;/front&gt; </text:p>
      <text:p text:style-name="P3"><text:s text:c="10"/>&lt;body&gt;〔第二份文件的正文〕&lt;/body&gt; </text:p>
      <text:p text:style-name="P3"><text:s text:c="10"/>&lt;back&gt;〔第二份文件的正文後資訊〕&lt;/back&gt; </text:p>
      <text:p text:style-name="P3"><text:s text:c="8"/>&lt;/text&gt;</text:p>
      <text:p text:style-name="P3">〔更多的文件或文件群組〕 </text:p>
      <text:p text:style-name="P3"><text:s text:c="4"/>&lt;/group&gt; </text:p>
      <text:p text:style-name="P3"><text:s text:c="6"/>&lt;back&gt;〔合集的正文後資訊〕&lt;/back&gt; </text:p>
      <text:p text:style-name="P3"><text:s text:c="4"/>&lt;/text&gt;</text:p>
      <text:p text:style-name="P3">&lt;/TEI.2&gt;</text:p>
      <text:p text:style-name="P3">也可把各自擁自己的標頭部分的TEI文件做成合集。這種合集稱為一個「TEI文集」。「TEI文合」也有自己的標頭部分： </text:p>
      <text:p text:style-name="P3">&lt;teiCorpus&gt;</text:p>
      <text:p text:style-name="P3"><text:s text:c="2"/>&lt;teiHeader&gt; [header information for the corpus]&lt;/teiHeader&gt;</text:p>
      <text:p text:style-name="P3"><text:s text:c="2"/>&lt;TEI.2&gt;</text:p>
      <text:p text:style-name="P3"><text:s text:c="4"/>&lt;teiHeader&gt;[header information for first text]&lt;/teiHeader&gt;</text:p>
      <text:p text:style-name="P3"><text:s text:c="4"/>&lt;text&gt; [first text in corpus] &lt;/text&gt;</text:p>
      <text:p text:style-name="P3"><text:s text:c="2"/>&lt;/TEI.2&gt;</text:p>
      <text:p text:style-name="P3"><text:s text:c="2"/>&lt;TEI.2&gt;</text:p>
      <text:p text:style-name="P3"><text:s text:c="4"/>&lt;teiHeader&gt;[header information for second text]&lt;/teiHeader&gt;</text:p>
      <text:p text:style-name="P3"><text:s text:c="4"/>&lt;text&gt; [second text in corpus] &lt;/text&gt;</text:p>
      <text:p text:style-name="P3"><text:s text:c="2"/>&lt;/TEI.2&gt;</text:p>
      <text:p text:style-name="P3">&lt;/teiCorpus&gt;</text:p>
      <text:p text:style-name="P3">但是，不能以TEI集合再建以一個合集──也就是說，不能將多個元素&lt;TEI文集&gt;（&lt;teiCorpus&gt;）合在一起，當作一個單一物件。這是目前TEI指引的限制。 </text:p>
      <text:p text:style-name="P3">後續的章節主要在討論簡單的文件結構。在每ㄧ個討論當中會列出相關的TEI元素以及每個元素的簡短定義，並定義該元素的所能使用的屬性。大多數的章節都包含一則簡短的範例。</text:p>
      <text:p text:style-name="P3"/>
      <text:p text:style-name="P3"/>
      <text:p text:style-name="P14">4. 正文編碼</text:p>
      <text:p text:style-name="P3"/>
      <text:p text:style-name="P3">如前面章節所述，一個簡單的TEI文件，在文本層次由以下元素構成：</text:p>
      <text:p text:style-name="P3"><text:bookmark-start text:name="front"/><text:span text:style-name="T7">&lt;</text:span><text:bookmark-end text:name="front"/><text:span text:style-name="T7">正文前資訊&gt;/&lt;front&gt;</text:span> </text:p>
      <text:p text:style-name="P3">包含正文之前的項目（標頭、書名頁、前言、獻詞等） </text:p>
      <text:p text:style-name="P15"><text:bookmark-start text:name="group"/>&lt;<text:bookmark-end text:name="group"/>群組&gt;/&lt;group&gt; </text:p>
      <text:p text:style-name="P3">包含幾個單一文件或文件群組 </text:p>
      <text:p text:style-name="P15"><text:bookmark-start text:name="body"/>&lt;<text:bookmark-end text:name="body"/>正文&gt;/&lt;body&gt; </text:p>
      <text:p text:style-name="P3">單篇文章的整體部分，不包含正文前及正文後資訊。 </text:p>
      <text:p text:style-name="P15"><text:bookmark-start text:name="back"/>&lt;<text:bookmark-end text:name="back"/>正文後資訊&gt;/&lt;back&gt; </text:p>
      <text:p text:style-name="P3">在正文之後，包含附錄等 </text:p>
      <text:p text:style-name="P3">正文前後資訊當中所能使用的各項元素，在後面的章節「19.正文前與正文後資訊」會詳加敘述。</text:p>
      <text:p text:style-name="P3"> </text:p>
      <text:p text:style-name="P3">4.1 文件分項元素</text:p>
      <text:p text:style-name="P3">ㄧ篇散文的正文若是單由一系列的段落組成，則每個段落都用&lt;段落&gt;（&lt;p&gt;）來標記。若是這些段落集結起來形成許多的章、節、小節等，則該 &lt;正文&gt;（&lt;body&gt;）就會再被分成一系列的&lt;區段層次1&gt;（&lt;div1&gt;）或&lt;區段&gt;（&lt;div&gt;）。不論是&lt;區段層次1&gt;或&lt;區段&gt;，都可以再往下被細分。進一步說明如下：</text:p>
      <text:p text:style-name="P15"><text:bookmark-start text:name="p"/>&lt;<text:bookmark-end text:name="p"/>段落&gt;/&lt;p&gt; </text:p>
      <text:p text:style-name="P3">散文的段落。 </text:p>
      <text:p text:style-name="P15">&lt;區段&gt;/&lt;div&gt; </text:p>
      <text:p text:style-name="P3">文件的正文前資訊、正文及正文後資訊的分支區段</text:p>
      <text:p text:style-name="P15">&lt;區段層次1&gt;/&lt;div1&gt; </text:p>
      <text:p text:style-name="P3">文件的正文前資訊、正文及正文後資訊的第一層分項（若沒有使用&lt;區段層次0&gt;（&lt;div0&gt;），&lt;區段層次1&gt;是最高層的分項。若使用&lt;區段層次0&gt;，則&lt;區段層次1&gt;是第二層的分項）。 </text:p>
      <text:p text:style-name="P3">當&lt;區段層次1&gt;（&lt;div1&gt;）還需要再分，可以使用&lt;區段層次2&gt;（&lt;div2&gt;），&lt;區段層次2&gt;（&lt;div2&gt;）又可分出&lt;div3&gt;，以此類推，最深可到&lt;div7&gt;。如果超過七層，可行方式有兩種： </text:p>
      <text:list text:style-name="WW8Num11">
        <text:list-item>
          <text:p text:style-name="P16">調整TEI的標誌集，讓它接受&lt;區段層次8&gt;（&lt;div8&gt;）。 </text:p>
        </text:list-item>
        <text:list-item>
          <text:p text:style-name="P16">改採沒有深度限制，未分層編號的&lt;區段&gt;（&lt;div&gt;）。 </text:p>
          <text:p text:style-name="P17"/>
        </text:list-item>
      </text:list>
      <text:p text:style-name="P18">所有分項元素都可以取用下列三個屬性：</text:p>
      <text:p text:style-name="P18"/>
      <text:p text:style-name="P15">類型/type </text:p>
      <text:p text:style-name="P18">指文件分項類別的慣用名稱。常用的屬性值是「書」、「章節」、「詩」等。其他可能的屬性值包括像是"群組" (Group)，用在多首詩的群組等，或像是"十四行詩"(Sonnet)、"演講"(Speech)、"和歌曲"(Song)等的單一文件。</text:p>
      <text:p text:style-name="P18">要注意的是，每在第一次出現的&lt;區段&gt;&lt;div&gt;、&lt;區段層次1&gt;&lt;div1&gt;、&lt;區段層次2&gt;&lt;div2&gt;...等等所取用的<text:span text:style-name="T6">類型</text:span><text:span text:style-name="T8">(type)</text:span>屬性值，會是同ㄧ個&lt;正文&gt;&lt;body&gt;當中之後所有的&lt;區段&gt;&lt;div&gt;、&lt;區段層次1&gt;&lt;div1&gt;...等相同分項元素所自動取用的類型屬性值。也就是說，每當一個分項元素第一次出現或者改變<text:span text:style-name="T8">屬性值</text:span>時該<text:span text:style-name="T6">類型</text:span><text:span text:style-name="T8">(type)就要被確定</text:span>。</text:p>
      <text:p text:style-name="P15">識別碼/id </text:p>
      <text:p text:style-name="P18">識別碼給予所屬的分項一個獨一無二的識別符號。可以用在交互參照或其他連結，進一步的討論在「8. 參照與連結」。在每一個主要的結構單位使用<text:span text:style-name="T6">識別碼</text:span>（id）屬性非常有用，而且最好以系統方式命名，如在文章名稱縮寫後加上章節編號(參見下方的例子)。</text:p>
      <text:p text:style-name="P15">略稱/n </text:p>
      <text:p text:style-name="P18">略稱給予所屬的分項一個幫助記憶的小名或是數字。比起<text:span text:style-name="T6">識別碼（id）</text:span>，屬性<text:span text:style-name="T6">略稱（n）</text:span><text:span text:style-name="T8">可較容易用來辨認分項</text:span>。如果原文件已經有確定的參考或縮寫格式（如引用聖經的書/章/節的模式），即可以使用屬性略稱（n）來記錄。</text:p>
      <text:p text:style-name="P18"><text:s/></text:p>
      <text:p text:style-name="P18"><text:span text:style-name="T6">識別碼（id）</text:span>與<text:span text:style-name="T6">略稱（n）</text:span><text:span text:style-name="T8">這兩種屬性具</text:span>有極為廣泛的用途，可被任何的TEI DTD的任何元素所取用，它們是「<text:span text:style-name="T9">全域屬性」</text:span>。在TEI Lite的架構中尚有其他的全域屬性，將在「8.3 連結屬性」中詳加討論。</text:p>
      <text:p text:style-name="P18">在文件中，每一個<text:span text:style-name="T6">識別碼（id）</text:span>的屬性值不可重複。確保不重複的簡易方式是讓它反映文獻的階層結構。以亞當‧史密斯的<text:span text:style-name="T10">國富論（Wealth of Nations）</text:span>為例，此書的初版有五冊，每一冊分若干章節，某些章節又分成不同部分，則可如下定義<text:span text:style-name="T6">識別碼</text:span>（id）的屬性值：</text:p>
      <text:p text:style-name="P18"/>
      <text:p text:style-name="P18">&lt;div1 id="WN1" n="I" type="book"&gt;</text:p>
      <text:p text:style-name="P18"><text:s text:c="2"/>&lt;div2 id="WN101" n="I.1" type="chapter"&gt;</text:p>
      <text:p text:style-name="P18"><text:s text:c="3"/>... &lt;/div2&gt;</text:p>
      <text:p text:style-name="P18"><text:s text:c="2"/>&lt;div2 id="WN102" n="I.2" type="chapter"&gt;</text:p>
      <text:p text:style-name="P18"><text:s text:c="3"/>... &lt;/div2&gt;</text:p>
      <text:p text:style-name="P18"><text:s text:c="3"/>...</text:p>
      <text:p text:style-name="P18"><text:s text:c="2"/>&lt;div2 id="WN110" n="I.10" type="chapter"&gt;</text:p>
      <text:p text:style-name="P18"><text:s text:c="5"/>&lt;div3 id="WN1101" n="I.10.1" type="part"&gt;</text:p>
      <text:p text:style-name="P18"><text:s text:c="6"/>... &lt;/div3&gt;</text:p>
      <text:p text:style-name="P18"><text:s text:c="5"/>&lt;div3 id="WN1102" n="I.10.2" type="part"&gt;</text:p>
      <text:p text:style-name="P18"><text:s text:c="6"/>... &lt;/div3&gt;</text:p>
      <text:p text:style-name="P18"><text:s text:c="2"/>&lt;/div2&gt;</text:p>
      <text:p text:style-name="P18"><text:s text:c="2"/>...</text:p>
      <text:p text:style-name="P18"><text:s/>&lt;/div1&gt;</text:p>
      <text:p text:style-name="P18"><text:s/>&lt;div1 id="WN2" n="II" type="book"&gt;</text:p>
      <text:p text:style-name="P18"><text:s text:c="3"/>....</text:p>
      <text:p text:style-name="P18"><text:s/>&lt;/div1&gt;</text:p>
      <text:p text:style-name="P18">...</text:p>
      <text:p text:style-name="P18"/>
      <text:p text:style-name="P18"><text:span text:style-name="T8">若傳統的標準分類架構與作品的架構不相符合時，</text:span><text:span text:style-name="T6">識別碼（id）</text:span>與<text:span text:style-name="T6">略稱（n）</text:span><text:span text:style-name="T8">這兩種屬性可以使用不同的</text:span>編號架構。例如，某一部小說分為幾冊，每冊各有若干章節，但是章節編排是連貫而非各冊獨立的。則可以採用這種架構： </text:p>
      <text:p text:style-name="P18"/>
      <text:p text:style-name="P18">&lt;div1 id="TS01" n="1" type="Volume"&gt;</text:p>
      <text:p text:style-name="P18"><text:s text:c="3"/>&lt;div2 id="TS011" n="1" type="Chapter"&gt;</text:p>
      <text:p text:style-name="P18"><text:s text:c="6"/>... &lt;/div2&gt;</text:p>
      <text:p text:style-name="P18"><text:s text:c="3"/>&lt;div2 id="TS012" n="2"&gt;</text:p>
      <text:p text:style-name="P18"><text:s text:c="6"/>...&lt;/div2&gt;</text:p>
      <text:p text:style-name="P18"><text:s/>&lt;/div1&gt;</text:p>
      <text:p text:style-name="P18"><text:s/>&lt;div1 id="TS02" n="2" type="Volume"&gt;</text:p>
      <text:p text:style-name="P18"><text:s text:c="3"/>&lt;div2 id="TS021" n="3"type="Chapter"&gt;</text:p>
      <text:p text:style-name="P18"><text:s text:c="6"/>...&lt;/div2&gt;</text:p>
      <text:p text:style-name="P18"><text:s text:c="3"/>&lt;div2 id="TS022" n="4"&gt;15</text:p>
      <text:p text:style-name="P18"><text:s text:c="6"/>...&lt;/div2&gt;</text:p>
      <text:p text:style-name="P18">&lt;/div1&gt;</text:p>
      <text:p text:style-name="P18"/>
      <text:p text:style-name="P18">上例中，作品有兩冊，每冊含兩章。原文中章節編號是由1至4，但是利用<text:span text:style-name="T6">識別碼（id）</text:span>，也讓章節呈現出1.1, 1.2, 2.1, 2.2如此的編碼結構。</text:p>
      <text:p text:style-name="P18"> </text:p>
      <text:p text:style-name="P18">4.2 標題與結尾</text:p>
      <text:p text:style-name="P18">在每ㄧ個&lt;區段&gt;&lt;div&gt;、&lt;區段層次1&gt;&lt;div1&gt;、或&lt;區段層次2&gt;&lt;div2&gt; ...等，也許一開始會有題名或標題，或是(較不常見)在最後還有結尾辭，如「第一章完」。則適用下列元素：</text:p>
      <text:p text:style-name="P18"/>
      <text:p text:style-name="P18">&lt;標題&gt;/&lt;head&gt; </text:p>
      <text:p text:style-name="P18">包含任何的標題，像是章節、清單或詞彙表的標題。 </text:p>
      <text:p text:style-name="P18"><text:bookmark-start text:name="trailer"/>&lt;<text:bookmark-end text:name="trailer"/>卷末&gt;/&lt;trailer&gt; </text:p>
      <text:p text:style-name="P18">包含分項最後所使用的結尾辭或卷末語。</text:p>
      <text:p text:style-name="P18"/>
      <text:p text:style-name="P18">其他可用在文件分項開始或結尾部分的必要元素，在「19.1.2 正文前資料」中會討論到。 標題和結尾辭是否包含在文件轉錄當中，這是由轉錄者來決定。當一個標題名稱極為普通(如「第1章」)，或是這個標題已經被定義在屬性值當中(如&lt;div1 type="Chapter" n="1"&gt;)，則標題可被省略；若標題包含不可復原的文字則不可被省略。</text:p>
      <text:p text:style-name="P18">例如，哈代（Hardy）的<text:span text:style-name="T9">「綠林樹下」（Under the Greenwood Tree）</text:span>的開頭可如此標誌：</text:p>
      <text:p text:style-name="P18"/>
      <text:p text:style-name="P18"><text:s/></text:p>
      <text:p text:style-name="P18">&lt;div1 id="UGT1" n="Winter" type="Part"&gt;</text:p>
      <text:p text:style-name="P18">&lt;div2 id="UGT11" n="1" type="Chapter"&gt;</text:p>
      <text:p text:style-name="P18">&lt;head&gt;Mellstock-Lane&lt;/head&gt;</text:p>
      <text:p text:style-name="P18">&lt;p&gt;To dwellers in a wood almost every species of tree ...</text:p>
      <text:p text:style-name="P18"> </text:p>
      <text:p text:style-name="P18">4.3 散文、韻文及戲劇</text:p>
      <text:p text:style-name="P18">如上文所述，文本分項裡的段落由&lt;段落&gt;（&lt;p&gt;）來標誌。例如： </text:p>
      <text:p text:style-name="P18"/>
      <text:p text:style-name="P18">&lt;body&gt;</text:p>
      <text:p text:style-name="P18">&lt;p&gt;I fully appreciate Gen. Pope's splendid achievements</text:p>
      <text:p text:style-name="P18">with their invaluable results; but you must know that</text:p>
      <text:p text:style-name="P18">Major Generalships in the Regular Army, are not as</text:p>
      <text:p text:style-name="P18">plenty as blackberries.</text:p>
      <text:p text:style-name="P18">&lt;/p&gt;</text:p>
      <text:p text:style-name="P18">&lt;/body&gt;</text:p>
      <text:p text:style-name="P18"/>
      <text:p text:style-name="P18">供韻文和劇本（戲劇、電影等）等文本的結構組合所使用的標誌如下： </text:p>
      <text:p text:style-name="P18"/>
      <text:p text:style-name="P18"><text:bookmark-start text:name="l"/>&lt;<text:bookmark-end text:name="l"/>詩行&gt;/&lt;l&gt; </text:p>
      <text:p text:style-name="P18">詩文的一行，包含不完整的一行。可取用的屬性如下：</text:p>
      <text:p text:style-name="P18">部分/part </text:p>
      <text:p text:style-name="P18">詩行韻律表現是否完全，可取用的屬性值： <text:line-break/><text:span text:style-name="T10">f</text:span>：不完整的詩行的末端 <text:line-break/><text:span text:style-name="T10">y</text:span>：韻律表現不完整的詩行<text:line-break/><text:span text:style-name="T10">n</text:span>：詩行完整或其完整性未被決定<text:line-break/><text:span text:style-name="T10">i</text:span>： 不完整的詩行的起始部分<text:line-break/><text:span text:style-name="T10">m</text:span>：不完整的詩行的中段部分</text:p>
      <text:p text:style-name="P18"><text:bookmark-start text:name="lg"/>&lt;<text:bookmark-end text:name="lg"/>行組&gt;/&lt;lg&gt; </text:p>
      <text:p text:style-name="P18">形式上被視為一組的詩行，如詩節、疊句、韻文段落部分等。 </text:p>
      <text:p text:style-name="P18"><text:bookmark-start text:name="sp"/>&lt;<text:bookmark-end text:name="sp"/>演說&gt;/&lt;sp&gt; </text:p>
      <text:p text:style-name="P18">劇本中的台詞或散文、韻文中某一個人的演說。可取用的屬性： </text:p>
      <text:p text:style-name="P18">人物/who </text:p>
      <text:p text:style-name="P18">可給予講者一個<text:span text:style-name="T8">識別符號</text:span>。 </text:p>
      <text:p text:style-name="P18"><text:bookmark-start text:name="speaker"/>&lt;<text:bookmark-end text:name="speaker"/>講者&gt;/&lt;speaker&gt; </text:p>
      <text:p text:style-name="P18">特殊的標題或稱號，以表明劇本中ㄧ位或多位的講者名稱。 </text:p>
      <text:p text:style-name="P18"><text:bookmark-start text:name="stage"/>&lt;<text:bookmark-end text:name="stage"/>舞台指示&gt;/&lt;stage&gt; </text:p>
      <text:p text:style-name="P18">在劇本中所呈現的任何舞台場景或演出動作指示。可用的屬性： </text:p>
      <text:p text:style-name="P18">類型/type </text:p>
      <text:p text:style-name="P18">指出舞台指示的種類，建議使用的屬性值如進場、退場等。 </text:p>
      <text:p text:style-name="P18"/>
      <text:p text:style-name="P18">在此以一篇詩文的開頭為例子，說明詩行和詩節的標誌情形： </text:p>
      <text:p text:style-name="P18"/>
      <text:p text:style-name="P18">&lt;lg n="I"&gt;</text:p>
      <text:p text:style-name="P18">&lt;l&gt;I Sing the progresse of a</text:p>
      <text:p text:style-name="P18"><text:s text:c="2"/>deathlesse soule,&lt;/l&gt;</text:p>
      <text:p text:style-name="P18">&lt;l&gt;Whom Fate, with God made,</text:p>
      <text:p text:style-name="P18"><text:s text:c="2"/>but doth not controule,&lt;/l&gt;</text:p>
      <text:p text:style-name="P18">&lt;l&gt;Plac'd in most shapes; all times</text:p>
      <text:p text:style-name="P18"><text:s text:c="2"/>before the law&lt;/l&gt;</text:p>
      <text:p text:style-name="P18">&lt;l&gt;Yoak'd us, and when, and since,</text:p>
      <text:p text:style-name="P18"><text:s text:c="2"/>in this I sing.&lt;/l&gt;</text:p>
      <text:p text:style-name="P18">&lt;l&gt;And the great world to his aged evening;&lt;/l&gt;</text:p>
      <text:p text:style-name="P18">&lt;l&gt;From infant morne, through manly noone I draw.&lt;/l&gt;</text:p>
      <text:p text:style-name="P18">&lt;l&gt;What the gold Chaldee, of silver Persian saw,&lt;/l&gt;</text:p>
      <text:p text:style-name="P18">&lt;l&gt;Greeke brass, or Roman iron, is in this one;&lt;/l&gt;</text:p>
      <text:p text:style-name="P18">&lt;l&gt;A worke t'out weare Seths pillars, bricke and stone,&lt;/l&gt;</text:p>
      <text:p text:style-name="P18">&lt;l&gt;And (holy writs excepted) made to yeeld to none,&lt;/l&gt;</text:p>
      <text:p text:style-name="P18">&lt;/lg&gt;</text:p>
      <text:p text:style-name="P18"/>
      <text:p text:style-name="P18">元素&lt;詩行&gt;（&lt;l&gt;）是用來標誌韻文的行（詩行），並非排版造成的行：上例中，前四行詩的原編排方式可能因為採用&lt;詩行 &gt;（&lt;l&gt;）標誌而無法清楚表現。如果需要標誌排版造成的行，可以使用元素&lt;lb&gt;來標誌，詳見「5. 頁碼與行碼」。 </text:p>
      <text:p text:style-name="P18">有時候，特別是在戲劇的文本當中，詩行會在不同的講者之間被分隔開。最簡單的標誌方式是用<text:span text:style-name="T6">部分（part）</text:span>屬性來表示破碎不完整的詩行，請見下例：</text:p>
      <text:p text:style-name="P18"><text:s/></text:p>
      <text:p text:style-name="P18">&lt;div1 type ="Act" n="I"&gt;&lt;head&gt;ACT I&lt;/head&gt;</text:p>
      <text:p text:style-name="P18">&lt;div2 type ="Scene" n="1"&gt;&lt;head&gt;SCENE I&lt;/head&gt;</text:p>
      <text:p text:style-name="P18">&lt;stage rend="italic"&gt;</text:p>
      <text:p text:style-name="P18"><text:s text:c="2"/>Enter Barnardo and Francisco, two Sentinels, at several doors&lt;/stage&gt;</text:p>
      <text:p text:style-name="P18">&lt;sp&gt;&lt;speaker&gt;Barn&lt;/speaker&gt;&lt;l part="Y"&gt;Who's there?&lt;/l&gt;&lt;/sp&gt;</text:p>
      <text:p text:style-name="P18">&lt;sp&gt;&lt;speaker&gt;Fran&lt;/speaker&gt;&lt;l&gt;Nay, answer me. Stand and unfold </text:p>
      <text:p text:style-name="P18"><text:s text:c="2"/>yourself.&lt;/l&gt;&lt;/sp&gt;</text:p>
      <text:p text:style-name="P18">&lt;sp&gt;&lt;speaker&gt;Barn&lt;/speaker&gt;&lt;l part="i"&gt;Long live the King!&lt;/l&gt;&lt;/sp&gt;</text:p>
      <text:p text:style-name="P18">&lt;sp&gt;&lt;speaker&gt;Fran&lt;/speaker&gt;&lt;l part="m"&gt;Barnardo?&lt;/l&gt;&lt;/sp&gt;</text:p>
      <text:p text:style-name="P18">&lt;sp&gt;&lt;speaker&gt;Barn&lt;/speaker&gt;&lt;l part="f"&gt;He.&lt;/l&gt;&lt;/sp&gt;</text:p>
      <text:p text:style-name="P18">&lt;sp&gt;&lt;speaker&gt;Fran&lt;/speaker&gt;&lt;l&gt;You come most carefully upon </text:p>
      <text:p text:style-name="P18"><text:s text:c="2"/>your hour.&lt;/l&gt;&lt;/sp&gt;</text:p>
      <text:p text:style-name="P18"/>
      <text:p text:style-name="P18">同樣的方法也可以應用在由兩個不同講者表演的詩節上：</text:p>
      <text:p text:style-name="P18"><text:s/></text:p>
      <text:p text:style-name="P18">&lt;sp&gt;&lt;speaker&gt;First voice&lt;/speaker&gt;</text:p>
      <text:p text:style-name="P18">&lt;lg type="stanza" part="I"&gt;</text:p>
      <text:p text:style-name="P18">&lt;l&gt;But why drives on that ship so fast&lt;/l&gt;</text:p>
      <text:p text:style-name="P18">&lt;l&gt;Withouten wave or wind?&lt;/l&gt;</text:p>
      <text:p text:style-name="P18">&lt;/lg&gt;</text:p>
      <text:p text:style-name="P18">&lt;sp&gt;&lt;speaker&gt;Second Voice&lt;/speaker&gt;</text:p>
      <text:p text:style-name="P18">&lt;lg part="F"&gt;</text:p>
      <text:p text:style-name="P18">&lt;l&gt;The air is cut away before.&lt;/l&gt;</text:p>
      <text:p text:style-name="P18">&lt;l&gt;And closes from behind.&lt;/l&gt;</text:p>
      <text:p text:style-name="P18">&lt;/lg&gt;</text:p>
      <text:p text:style-name="P18"/>
      <text:p text:style-name="P18">以下的例子說明用劇本的方式標誌散文中的對話。同時說明使用屬性<text:span text:style-name="T6">人物（who）</text:span>來定義散文裡對話段落的說話者：</text:p>
      <text:p text:style-name="P18"><text:s/></text:p>
      <text:p text:style-name="P18">&lt;sp who="OPI"&gt;&lt;speaker&gt;The reverend Doctor Opimiam&lt;/speaker&gt;</text:p>
      <text:p text:style-name="P18">&lt;p&gt;I do not think I have named a single unpresentable fish.</text:p>
      <text:p text:style-name="P18">&lt;sp who="GRM"&gt;&lt;speaker&gt;Mr Gryll&lt;/speaker&gt;</text:p>
      <text:p text:style-name="P18">&lt;p&gt;Bream, Doctor: there is not much to be said for bream.&lt;/p&gt;</text:p>
      <text:p text:style-name="P18">&lt;sp who="OPI"&gt;&lt;speaker&gt;The Reverend Doctor Opimiam&lt;/speaker&gt;</text:p>
      <text:p text:style-name="P18">&lt;p&gt;On the contrary, sir, I think there is much to be said for him.</text:p>
      <text:p text:style-name="P18"><text:s text:c="2"/>In the first place....&lt;/p&gt;</text:p>
      <text:p text:style-name="P18">&lt;p&gt;Fish, Miss Gryll -- I could discourse to you on fish by</text:p>
      <text:p text:style-name="P18"><text:s text:c="2"/>the hour: but for the present I will forbear...&lt;/p&gt;</text:p>
      <text:p text:style-name="P18">&lt;/sp&gt;</text:p>
      <text:p text:style-name="P18"/>
      <text:p text:style-name="P19">5. 頁碼與行碼</text:p>
      <text:p text:style-name="P18"/>
      <text:p text:style-name="P18">分頁和分行可以下列空白元素來標誌。</text:p>
      <text:p text:style-name="P18"><text:s/></text:p>
      <text:p text:style-name="P18"><text:bookmark-start text:name="pb"/>&lt;<text:bookmark-end text:name="pb"/>分頁&gt;/&lt;pb&gt; </text:p>
      <text:p text:style-name="P18">以標準參照系統來標記頁與頁之間的分界線。 </text:p>
      <text:p text:style-name="P18"><text:bookmark-start text:name="lb"/>&lt;<text:bookmark-end text:name="lb"/>分行&gt;/&lt;lb&gt; </text:p>
      <text:p text:style-name="P18">標誌某些版本上（在印刷上）的新起行。 </text:p>
      <text:p text:style-name="P18"/>
      <text:p text:style-name="P18">上述兩個元素標誌的是文本上的單一處，而不是ㄧ段的文字。標誌時，應使用全域屬性<text:span text:style-name="T6">略稱（n）</text:span>記載頁碼或行碼。此外，這兩個元素都可取用以下屬性：</text:p>
      <text:p text:style-name="P18"/>
      <text:p text:style-name="P18">版本/ed</text:p>
      <text:p text:style-name="P18">用來指出哪一個版本在該處分頁。</text:p>
      <text:p text:style-name="P18"/>
      <text:p text:style-name="P18">原文若有逐頁編碼，為了讓日後的校對更容易，標誌頁碼就可以發揮相當的作用。同樣的理由也適用於標誌行碼。另，在紙本來源文件中行末的連字符號的處理也需要考慮。 </text:p>
      <text:p text:style-name="P18">若要同時標記不同的版本的頁碼或行碼，則應該使用屬性<text:span text:style-name="T6">版本(ed)</text:span>來明確指出是哪ㄧ個版本，依照所需的標籤使用量。如下例，這段文字指出兩個不同的版本(ED1和ED2)的分頁處所在。</text:p>
      <text:p text:style-name="P18"/>
      <text:p text:style-name="P18">&lt;p&gt;I wrote to Moor House and to Cambridge immediately, to</text:p>
      <text:p text:style-name="P18">say what I had done: fully explaining also why I had thus</text:p>
      <text:p text:style-name="P18">acted. Diana and &lt;pb ed="ED1" n="475"/&gt; Mary approved the</text:p>
      <text:p text:style-name="P18">step unreservedly. Diana announced that she would</text:p>
      <text:p text:style-name="P18">&lt;pb ed="ED2" n="485"/&gt;just give me time to get over the</text:p>
      <text:p text:style-name="P18">honeymoon, and then she would come and see me.&lt;/p&gt;</text:p>
      <text:p text:style-name="P18"/>
      <text:p text:style-name="P18">&lt;分頁&gt;(&lt;pb&gt;)和&lt;分行&gt;(&lt;lb&gt;)這兩個元素是屬於"分界類"元素的特例，"分界類"元素是用來標記文本中的各參照點。TEI選錄版另外也包含了ㄧ個ㄧ般性的&lt;分界&gt;(&lt;milestone&gt;)元素，它不限為特例，可用來標記任何的參照點：例如分欄、或是不以其他的方式標誌的文字段落的開頭等。這個元素的說明及可用屬性如下：</text:p>
      <text:p text:style-name="P18"/>
      <text:p text:style-name="P18"><text:bookmark-start text:name="milestone"/>&lt;<text:bookmark-end text:name="milestone"/>分界&gt;/&lt;milestone&gt; </text:p>
      <text:p text:style-name="P18">標明由標準參考系統變更所提示的文字段落之間的分界。可用屬性包括： </text:p>
      <text:p text:style-name="P18">版本/ed </text:p>
      <text:p text:style-name="P18">用來指出哪一個版本在該處分界 。</text:p>
      <text:p text:style-name="P18">單元/unit </text:p>
      <text:p text:style-name="P18">標明在該分界上變更的文字段落種類。</text:p>
      <text:p text:style-name="P18"/>
      <text:p text:style-name="P18">屬性<text:span text:style-name="T6">版本（ed）</text:span>及<text:span text:style-name="T6">單元（unit）</text:span>所指涉的版本及單位，命名的格式可以自由選擇，但必須記錄在TEI標頭裡。 </text:p>
      <text:p text:style-name="P18">元素&lt;分界&gt;(&lt;milestone&gt;)可以被用來取代其他元素&lt;分頁&gt;(&lt;pb&gt;)和&lt;分行&gt;(&lt;lb&gt;)，或是 &lt;分頁&gt;(&lt;pb&gt;)和&lt;分行&gt;(&lt;lb&gt;)可以組合使用；但這些元素不應被任意混淆。</text:p>
      <text:p text:style-name="P18"/>
      <text:p text:style-name="P18"/>
      <text:p text:style-name="P19">6. 顯目字句的標誌</text:p>
      <text:p text:style-name="P18"/>
      <text:p text:style-name="P18">6.1 字型等項目的改變</text:p>
      <text:p text:style-name="P18">顯目的字句和其他的文字有著明顯的不同，通常是字體、書寫樣式、或是顏色的改變，為的就是要引起讀者的注意。</text:p>
      <text:p text:style-name="P18">全域屬性樣式(rend)可以在接在任何元素當中，並在任何需要明確指出該元素的顯目細節時，都可以使用<text:span text:style-name="T6">樣式（rend）</text:span>屬性來標誌。例如，一個粗體的標頭，可用「head rend="bold"」標誌，若是斜體，則用「head rend="italic"」標誌。</text:p>
      <text:p text:style-name="P18">在文件中未必都可能或未必需要對於字型改變的原因加以說明。在這樣的情況下，可以用元素&lt;顯目標示&gt;(&lt;hi&gt;)來標記顯目文字，並且不需指出該文字在文本中的作用狀態。</text:p>
      <text:p text:style-name="P18"/>
      <text:p text:style-name="P18"><text:bookmark-start text:name="hi"/>&lt;<text:bookmark-end text:name="hi"/>顯目標示&gt;/&lt;hi&gt; </text:p>
      <text:p text:style-name="P18">標誌其字型外觀上和週遭文字有所區別的字句，但不指出顯目原因。</text:p>
      <text:p text:style-name="P18"><text:s/></text:p>
      <text:p text:style-name="P18">如下例，標誌指出該副標題和其中人名的字體區別，但並未作進一步的解釋。</text:p>
      <text:p text:style-name="P18"/>
      <text:p text:style-name="P18">&lt;p&gt;&lt;hi rend="gothic"&gt;And this Indenture further witnesseth&lt;/hi&gt;</text:p>
      <text:p text:style-name="P18">that the said &lt;hi rend="italic"&gt;Walter Shandy&lt;/hi&gt;, merchant,</text:p>
      <text:p text:style-name="P18">in consideration of the said intended marriage ...&lt;/p&gt;</text:p>
      <text:p text:style-name="P18"/>
      <text:p text:style-name="P18">如果可以明確指出顯目的原因，則可以選擇使用其他更特定的元素：</text:p>
      <text:p text:style-name="P18"/>
      <text:p text:style-name="P18"><text:bookmark-start text:name="emph"/>&lt;<text:bookmark-end text:name="emph"/>強調&gt;/&lt;emph&gt; </text:p>
      <text:p text:style-name="P18">為了語言上或修辭上的效果而加重語氣或特別強調的字句。 </text:p>
      <text:p text:style-name="P18"><text:bookmark-start text:name="foreign"/>&lt;<text:bookmark-end text:name="foreign"/>外文&gt;/&lt;foreign&gt; </text:p>
      <text:p text:style-name="P18">標誌和週遭文字屬於不同語言的字句 。</text:p>
      <text:p text:style-name="P18"><text:bookmark-start text:name="mentioned"/>&lt;<text:bookmark-end text:name="mentioned"/>指涉&gt;/&lt;mentioned&gt; </text:p>
      <text:p text:style-name="P18">標誌被提到的但意義上不被使用的字句。 </text:p>
      <text:p text:style-name="P18"><text:bookmark-start text:name="term"/>&lt;<text:bookmark-end text:name="term"/>專有名詞&gt;/&lt;term&gt; </text:p>
      <text:p text:style-name="P18">被視為專用名詞的單字、複合字或符號。 </text:p>
      <text:p text:style-name="P18"><text:bookmark-start text:name="title"/>&lt;<text:bookmark-end text:name="title"/>題名&gt;/&lt;title&gt; </text:p>
      <text:p text:style-name="P18">一個作品的題名，不論是文章、書籍、期刊或叢書，其他題名或是副題名也包含在內。可使用的屬性包含： </text:p>
      <text:p text:style-name="P18">層級/level </text:p>
      <text:p text:style-name="P18">指出該提名是文章、書籍、學報、期刊、叢書或其他未出版物。指定的屬性值如下：<text:span text:style-name="T10">m</text:span>：專書的題名（書籍、合集等項目明確的出版品，包含多冊作品中的單冊部分）。<text:span text:style-name="T10">s</text:span>：（整套書的題名） </text:p>
      <text:p text:style-name="P18"><text:span text:style-name="T10">j</text:span>：（期刊題名） </text:p>
      <text:p text:style-name="P18"><text:span text:style-name="T10">u</text:span>：未出版物（包含未商業發行的論文及學位論文）。 </text:p>
      <text:p text:style-name="P18"><text:span text:style-name="T10">a</text:span>：分析題名（版品中包含的文章、詩或其他項目）。 </text:p>
      <text:p text:style-name="P18">類型/type </text:p>
      <text:p text:style-name="P18">以某些簡便的區分方法將題名分類。參考值如：簡稱（abbreviated）、主要題名（main）、次要提名(subordinate)(使用於副題名及各部分的題名)、和相同題名(parallel)(使用於可替換的題名，通常是該作品也同樣有名的另ㄧ種語言)。</text:p>
      <text:p text:style-name="P18"><text:s/></text:p>
      <text:p text:style-name="P18">文件中某些現象(尤其是引文或是注釋)會使用顯目或用引用符號來標記。遇到這兩種情形，應使用元素&lt;引文&gt;(&lt;q&gt;)和&lt;注釋&gt;(&lt;gloss&gt;)(將在下節討論)。若字型變化也要標記，則可使用全域屬性<text:span text:style-name="T6">樣式(rend)</text:span>。</text:p>
      <text:p text:style-name="P18"/>
      <text:p text:style-name="P18">此處定義的元素，以下句為例說明： </text:p>
      <text:p text:style-name="P18">On the one hand the <text:span text:style-name="T10">Nibelungenlied</text:span> is associated with the new rise of </text:p>
      <text:p text:style-name="P18">romance of twelfth-century France, the <text:span text:style-name="T10">romans d'antiquité</text:span>;, the romances </text:p>
      <text:p text:style-name="P18">of Chrétien de Troyes, and the German adaptations of these works by Heinrich </text:p>
      <text:p text:style-name="P18">van Veldeke, Hartmann von Aue, and Wolfram von Eschenbach.</text:p>
      <text:p text:style-name="P18"/>
      <text:p text:style-name="P18">顯目字部分的功能，可標誌如下：</text:p>
      <text:p text:style-name="P18">&lt;p&gt;On the one hand the &lt;title&gt;Nibelungenlied&lt;/title&gt; is associated</text:p>
      <text:p text:style-name="P18"><text:s text:c="2"/>with the new rise of romance of twelfth-century France, the</text:p>
      <text:p text:style-name="P18">&lt;foreign&gt;romans d'antiquit&amp;eacute;&lt;/foreign&gt;, the romances of</text:p>
      <text:p text:style-name="P18"><text:s text:c="2"/>Chr&amp;eacute;tien de Troyes, ...&lt;/p&gt;</text:p>
      <text:p text:style-name="P18"/>
      <text:p text:style-name="P18">只標誌字型的變化，可標誌如下： </text:p>
      <text:p text:style-name="P18">&lt;p&gt;On the one hand the &lt;hi rend="italic"&gt;Nibelungenlied&lt;/hi&gt;</text:p>
      <text:p text:style-name="P18"><text:s text:c="2"/>is associated with the new rise of romance of twelfth-century</text:p>
      <text:p text:style-name="P18"><text:s text:c="2"/>France, the &lt;hi rend="italic"&gt;romans</text:p>
      <text:p text:style-name="P18"><text:s text:c="2"/>d'antiquit&amp;eacute;&lt;/hi&gt;, the romances of</text:p>
      <text:p text:style-name="P18"><text:s text:c="2"/>Chr&amp;eacute;tien de Troyes, ...&lt;/p&gt;</text:p>
      <text:p text:style-name="P18"/>
      <text:p text:style-name="P18"> </text:p>
      <text:p text:style-name="P18">6.2 引文與相關的現象</text:p>
      <text:p text:style-name="P18"/>
      <text:p text:style-name="P18">有如字型變化的功能，引用符號一般是用來標示出文件中許多不同的現象，而最常使用到的就是引文。如果可能，建議可以標誌出該字句的作用，而不是僅標誌引用符號的出現。可使用下列元素： </text:p>
      <text:p text:style-name="P18"><text:bookmark-start text:name="q"/>&lt;<text:bookmark-end text:name="q"/>引句&gt;/&lt;q&gt; </text:p>
      <text:p text:style-name="P18">引文或是看似引文的字句 -- 口說或心想的被標記得像是被人引用(不論是否真被引用)；敘述當中的引文通常都是角色或講者所說的話；在字典中，&lt;引句&gt;（&lt;q&gt;）可被用於標誌實例或編者設計的範例。屬性包括： </text:p>
      <text:p text:style-name="P18">類型/type </text:p>
      <text:p text:style-name="P18">用來指明引文部分是在說話、思考或有其他更精準地描述。屬性值例子： </text:p>
      <text:p text:style-name="Standard"><text:span text:style-name="T11">spoken</text:span><text:span text:style-name="T12">（表示講話，通常被引用符號表示） </text:span></text:p>
      <text:p text:style-name="Standard"><text:span text:style-name="T11">thought</text:span><text:span text:style-name="T12">（表現思考，例如內心獨白） </text:span></text:p>
      <text:p text:style-name="P18">人物/who </text:p>
      <text:p text:style-name="P18">指明說話者。 </text:p>
      <text:p text:style-name="P18"/>
      <text:p text:style-name="P18">&lt;指涉&gt;/&lt;mentioned&gt; </text:p>
      <text:p text:style-name="P18">標誌被提到的但意義上不被使用的字句。</text:p>
      <text:p text:style-name="P18"><text:bookmark-start text:name="soCalled"/>&lt;<text:bookmark-end text:name="soCalled"/>另稱&gt;/&lt;soCalled&gt; </text:p>
      <text:p text:style-name="P18">作者或敘述者使用的字句在意義上另有所指的表現，例如：諷刺所使用的引號或斜體標示。</text:p>
      <text:p text:style-name="P18">&lt;注釋&gt;/&lt;gloss&gt; </text:p>
      <text:p text:style-name="P18">為其他的字句注釋或下定義的字句。可用屬性： </text:p>
      <text:p text:style-name="P18">目標/target </text:p>
      <text:p text:style-name="P18">指出被注釋的字句。</text:p>
      <text:p text:style-name="P18"/>
      <text:p text:style-name="P18">以下為簡單的引文例：</text:p>
      <text:p text:style-name="P18">&lt;p&gt;Few dictionary makers are likely to forget</text:p>
      <text:p text:style-name="P18">Dr. Johnson's description of the</text:p>
      <text:p text:style-name="P18">lexicographer as &lt;q&gt;a harmless drudge.&lt;/q&gt;&lt;/p&gt;</text:p>
      <text:p text:style-name="P18"/>
      <text:p text:style-name="P18"><text:span text:style-name="T6">屬性樣式(rend)</text:span>可用來標記引文部分如何被印製(例如，處在其他文字之中，或是獨立出來的引文區塊)，亦可用來指出所使用的引用符號種類。</text:p>
      <text:p text:style-name="P18">直接引述若被敘述者而中斷，可以簡單地先結束一部分的引文，接著再另起一段新的引文，如下例：</text:p>
      <text:p text:style-name="P18"/>
      <text:p text:style-name="P18">&lt;p&gt;&lt;q&gt;Who-e debel you?&lt;/q&gt; &amp;mdash; he at last said &amp;mdash; &lt;q&gt;you</text:p>
      <text:p text:style-name="P18"><text:s text:c="2"/>no speak-e, damme, I kill-e.&lt;/q&gt; And so saying, the lighted</text:p>
      <text:p text:style-name="P18"><text:s text:c="2"/>tomahawk began flourishing about me in the dark.&lt;/p&gt;</text:p>
      <text:p text:style-name="P18"/>
      <text:p text:style-name="P18">若需要強調兩個&lt;引文&gt;(&lt;q&gt;)元素呈現單一言論，可使用連結的屬性<text:span text:style-name="T6">下一元素（next）</text:span>和<text:span text:style-name="T6">上一元素（prev）</text:span>，詳見「8.3. 連結屬性」。</text:p>
      <text:p text:style-name="P18">引文或可伴隨來源或講者等參考資料，不論原文件是否有說明來源，可使用屬性<text:span text:style-name="T6">人物（who）</text:span>，如下例： </text:p>
      <text:p text:style-name="P18"/>
      <text:p text:style-name="P18">&lt;q who="Wilson"&gt;Spaulding, he came down into the office just this </text:p>
      <text:p text:style-name="P18">day eight weeks with this very paper in his hand, and he</text:p>
      <text:p text:style-name="P18">says:&amp;mdash;&lt;q who="Spaulding"&gt;I wish to the Lord, Mr. Wilson, that</text:p>
      <text:p text:style-name="P18">I was a red-headed man.&lt;/q&gt;&lt;/q&gt;</text:p>
      <text:p text:style-name="P18"/>
      <text:p text:style-name="P18">上例也顯示了引文中如何嵌入其他引文：一個講者（Wilson）引述另一個講者（Spaulding）說的話。 </text:p>
      <text:p text:style-name="P18">電子文件的建立者必須決定：標誌是否要取代引用符號，或保留引用符號再另加標誌。如果文本上的引用符號被移除，可用屬性<text:span text:style-name="T6">樣式（rend）</text:span>來記錄原文件上表現的方式。</text:p>
      <text:p text:style-name="P18">如同顯目標示(的作用)，引用符號在文本中的作用並不是都可以用標記的方法去解釋，也未必需要這麼做。在這樣的情況下，可以用標籤&lt;hi rend="quoted"&gt;來標記引用的文字(/引文)，並且不需指出該文字在文本中的作用狀態。</text:p>
      <text:p text:style-name="P18"/>
      <text:p text:style-name="P18">6.3 外文字句</text:p>
      <text:p text:style-name="P18">有兩種方法可用來標誌非文本主要語言的字句。若該字句已經由於其他因素被標誌，所標誌的元素中應該接上全域屬性語言(lang)來標明所使用的語言。若仍沒有其他元素，則可使用元素&lt;外文&gt;(&lt;foreign&gt;)，並且同樣接上屬性語言(lang)。如下例： </text:p>
      <text:p text:style-name="P18"/>
      <text:p text:style-name="P18">&lt;p&gt;John has real &lt;foreign lang="fra"&gt;savoir-faire&lt;/foreign&gt;.&lt;/p&gt;</text:p>
      <text:p text:style-name="P18">&lt;p&gt;Have you read &lt;title lang="deu"&gt;Die Dreigroschenoper&lt;/title&gt;?&lt;/p&gt;</text:p>
      <text:p text:style-name="P18">&lt;p&gt;&lt;mentioned lang="fra"&gt;Savoir-faire&lt;/mentioned&gt; is French for know-how.&lt;/p&gt;</text:p>
      <text:p text:style-name="P18">&lt;p&gt;The court issued a writ of &lt;term lang="lat"&gt;mandamus&lt;/term&gt;.&lt;/p&gt;</text:p>
      <text:p text:style-name="P18"/>
      <text:p text:style-name="P18">如上例所示，若外文部分具有其他元素可標誌的特性，如&lt;題名&gt;（&lt;title&gt;）、&lt;指涉&gt;（&lt; mentioned&gt;）或&lt;專有名詞&gt;（&lt;term&gt;），則不應使用元素&lt;外文&gt;（&lt; foreign&gt;）來標誌。全域<text:span text:style-name="T8">屬性</text:span><text:span text:style-name="T6">語言(lang)</text:span>可接在任何元素中，用以表示標誌內容所使用的語言和週遭文字的不同。 </text:p>
      <text:p text:style-name="P18">　</text:p>
      <text:p text:style-name="P18"/>
      <text:p text:style-name="P19">7. 附註</text:p>
      <text:p text:style-name="P18"/>
      <text:p text:style-name="P18">所有的註釋，不論印成腳註、卷末註、旁註或其他形式，皆應該使用同一元素來標記： </text:p>
      <text:p text:style-name="P18"><text:bookmark-start text:name="note"/>&lt;<text:bookmark-end text:name="note"/>附註&gt;/&lt;note&gt; </text:p>
      <text:p text:style-name="P18">包含附註或註釋。屬性包括： </text:p>
      <text:p text:style-name="P18">類型/type </text:p>
      <text:p text:style-name="P18">說明附註的形式。 </text:p>
      <text:p text:style-name="P18">責任歸屬/resp </text:p>
      <text:p text:style-name="P18">標明註釋的責任歸屬：如作者、編者或譯者等。屬性值可以是作者(author)、編者(editor)等，或是加註者的姓名縮寫。 </text:p>
      <text:p text:style-name="P18">位置/place </text:p>
      <text:p text:style-name="P18">標明來源文件中註釋出現的位置。屬性值的例子有：出現在正文之中的行中註(inline)、在行與行之間的行間註(interlinear)、位在左右頁邊空白的頁左旁註(left)或頁右旁註(right)、在頁面底端的腳註(foot)、或是ㄧ章或ㄧ冊結束後的卷末註(end)。 </text:p>
      <text:p text:style-name="P18">目標/target </text:p>
      <text:p text:style-name="P18">標明註釋的所註點，或附註所註段落的起點。 </text:p>
      <text:p text:style-name="P18">目標終點/targetEnd </text:p>
      <text:p text:style-name="P18">如果附註不是嵌在正文中，則用以標明附註所註段落的終點。 </text:p>
      <text:p text:style-name="P18">錨點/anchored </text:p>
      <text:p text:style-name="P18">標明原文件是否指出註釋的正確參照位置。</text:p>
      <text:p text:style-name="P18"><text:s/></text:p>
      <text:p text:style-name="P18">在可能的情況下，附註的文字(/註文)應該在註釋符號第一次出現的地方放入文本當中。但像是旁註的情形就也許無法做到，因為旁註可能沒有被固定在明確的位置上；為了簡便起見，應該可以把旁註放在相連的段落或是其他元素之前。附註也可出現在一個獨立出來的區段當中(就像書本中的卷末註)，並利用屬性<text:span text:style-name="T6">目標(target)</text:span>連結到相關的部份。</text:p>
      <text:p text:style-name="P18">如果需要，屬性<text:span text:style-name="T6">略稱（n）</text:span>可用來記錄註釋的編碼或記號。若作品中兼有作者註或編者註，則應固定使用屬性<text:span text:style-name="T6">責任歸屬（resp）</text:span>以示區別;其餘種類的註，需在TEI 標頭中申明。</text:p>
      <text:p text:style-name="P18">舉例如下:</text:p>
      <text:p text:style-name="P18"><text:s/></text:p>
      <text:p text:style-name="P18">&lt;p&gt;Collections are ensembles of distinct entities or objects of any sort.</text:p>
      <text:p text:style-name="P18">&lt;note place="foot" n=1&gt; We explain below why we use the uncommon term</text:p>
      <text:p text:style-name="P18">&lt;mentioned&gt;collection&lt;/mentioned&gt; instead of the expected &lt;mentioned&gt;set&lt;/mentioned&gt;.</text:p>
      <text:p text:style-name="P18">Our usage corresponds to the &lt;mentioned&gt;aggregate&lt;/mentioned&gt;</text:p>
      <text:p text:style-name="P18">of many mathematical writings and to the sense of &lt;mentioned&gt;class&lt;/mentioned&gt; found</text:p>
      <text:p text:style-name="P18">in older logical writings. &lt;/note&gt;</text:p>
      <text:p text:style-name="P18">The elements ...&lt;/p&gt;</text:p>
      <text:p text:style-name="P18"/>
      <text:p text:style-name="P18">&lt;lg id="RAM609"&gt;</text:p>
      <text:p text:style-name="P18">&lt;note place="margin"&gt;The curse is finally expiated&lt;/note&gt;</text:p>
      <text:p text:style-name="P18">&lt;l&gt;And now this spell was snapt: once more&lt;/l&gt;</text:p>
      <text:p text:style-name="P18">&lt;l&gt;I viewed the ocean green,&lt;/l&gt;</text:p>
      <text:p text:style-name="P18">&lt;l&gt;And looked far forth, yet little saw&lt;/l&gt;</text:p>
      <text:p text:style-name="P18">&lt;l&gt;Of what had else been seen &amp;mdash;&lt;/l&gt;</text:p>
      <text:p text:style-name="P18">&lt;/lg&gt;</text:p>
      <text:p text:style-name="P18"/>
      <text:p text:style-name="P19">8. 參照與連結</text:p>
      <text:p text:style-name="P18"/>
      <text:p text:style-name="P18">在同一份SGML文件中，文本中的一點要明確地參照和連結到另一點，可以使用「8.1. 簡單交互參照」來編碼。參照與連結到其他SGML文件或非SGML文件，可以使用「8.2. 延申指標」節中的TEI延申指標（TEI extended pointers）來描述。不明確的連結（如兩個平行文件的聯合、插入及中斷），可用「8.3. 連結屬性」一節中論及的連結屬性來編碼。</text:p>
      <text:p text:style-name="P18"> </text:p>
      <text:p text:style-name="P18"><text:bookmark-start text:name="8_1"/>8.1 簡單交互參照<text:bookmark-end text:name="8_1"/></text:p>
      <text:p text:style-name="P18"/>
      <text:p text:style-name="P18">單一文件中的一點參照和連結到另一點的編碼，可在下列二個元素中擇其一：</text:p>
      <text:p text:style-name="P18"><text:bookmark-start text:name="ref"/>&lt;<text:bookmark-end text:name="ref"/>參照&gt;/&lt;ref&gt; </text:p>
      <text:p text:style-name="P18">使用一個或多個參考點，指向本文件的另一處，可能用於（正文外的）附加文本或解釋。 </text:p>
      <text:p text:style-name="P18"><text:bookmark-start text:name="ptr"/>&lt;<text:bookmark-end text:name="ptr"/>指標&gt;/&lt;ptr&gt; </text:p>
      <text:p text:style-name="P18">使用一個或多個參考點，指向本文件的另一處。 </text:p>
      <text:p text:style-name="P18">以上元素共用下列屬性：</text:p>
      <text:p text:style-name="P18">目標/target </text:p>
      <text:p text:style-name="P18">標示出一或多個SGML指標的目的地。 </text:p>
      <text:p text:style-name="P18">類型/type </text:p>
      <text:p text:style-name="P18">為指標做適當的類型區分。 </text:p>
      <text:p text:style-name="P18">目標類型/targType </text:p>
      <text:p text:style-name="P18">標示指所指向元素的類型。 </text:p>
      <text:p text:style-name="P18">建立日期/crDate </text:p>
      <text:p text:style-name="P18">標示指標建立的時間。 </text:p>
      <text:p text:style-name="P18">責任歸屬/resp </text:p>
      <text:p text:style-name="P18">標示指標的建立者。 </text:p>
      <text:p text:style-name="P18">&lt;指標&gt;（&lt;ptr&gt;）與&lt;參考&gt;（&lt;ref&gt;）兩個元素的不同在於：&lt;指標&gt; （&lt;ptr&gt;）可以簡單的僅標誌一個指標，不需填入內容，但是&lt;參考&gt;（&lt;ref&gt;）可以包含文字──基本上是交互 參照的內容。元素&lt;指標&gt;（&lt;ptr&gt;）被使用在非文字的交互參照，例如符號、圖示、或用一個按鈕連到一個電子文件。元素 &lt;指標&gt;（&lt;ptr&gt;）在文件製作系統中也很有用，格式製造者可從交互參照中產生正確的（標誌）語法。</text:p>
      <text:p text:style-name="P18">以下兩例在邏輯上是相同的（假設已經在文獻某處使用元素&lt;指標&gt;（&lt;ptr&gt;）正確語法標誌交互參照）：</text:p>
      <text:p text:style-name="P18">See especially &lt;ref target="SEC12"&gt;section 12 on page 34&lt;/ref&gt;.</text:p>
      <text:p text:style-name="P18">See especially &lt;ptr target="SEC12"/&gt;.</text:p>
      <text:p text:style-name="P18"/>
      <text:p text:style-name="P18">在SGML的文件中，<text:span text:style-name="T6">目標（target）</text:span>的屬性值必須是用SGML語法命名。這表示，被連結的章節或段落必需對應同一個名字，因此，該段落必須被標誌為一個元素，但並沒有限定該段落需使用何種元素。下例中，交互參照連結到元素&lt;區段層次1&gt;（&lt;div1&gt;）：</text:p>
      <text:p text:style-name="P18">...</text:p>
      <text:p text:style-name="P18">see especially &lt;ptr target="SEC12"/&gt;.</text:p>
      <text:p text:style-name="P18">...</text:p>
      <text:p text:style-name="P18">&lt;div1 id="SEC12"&gt;&lt;head&gt;Concerning Identifiers...</text:p>
      <text:p text:style-name="P18">...</text:p>
      <text:p text:style-name="P18"/>
      <text:p text:style-name="P18">因為屬性<text:span text:style-name="T6">識別碼（id）</text:span>具有全域性，文件中的任何元素都可以<text:span text:style-name="T6">識別碼（id）</text:span>命名而被連結。下例中，一個段落被賦予一個被連結的值： </text:p>
      <text:p text:style-name="P18">this is discussed in &lt;ref target="pspec"&gt;the paragraph on links&lt;/ref&gt;</text:p>
      <text:p text:style-name="P18">...</text:p>
      <text:p text:style-name="P18">&lt;p id="pspec"&gt;Links may be made to any kind of element</text:p>
      <text:p text:style-name="P18">...</text:p>
      <text:p text:style-name="P18"/>
      <text:p text:style-name="P18">屬性<text:span text:style-name="T6">目標類型（targType）</text:span>可標示連結到特殊類型的元素，如下例所示：</text:p>
      <text:p text:style-name="P18">...</text:p>
      <text:p text:style-name="P18">this is discussed in &lt;ref target="dspec" targType="div1 div2"&gt;</text:p>
      <text:p text:style-name="P18">the section on links&lt;/ref&gt;</text:p>
      <text:p text:style-name="P18"/>
      <text:p text:style-name="Standard"><text:span text:style-name="T12">上例中，若被命名為「</text:span><text:span text:style-name="T11">dspec</text:span><text:span text:style-name="T12">」的元素不是&lt;區段層次1&gt;（&lt;div1&gt;）或&lt;區段層次2&gt;（&lt;div2&gt;），則此參考無效。注意，SGML的分析器單獨執行時，無法查核元素是否對應，因為分析器只能檢查「</text:span><text:span text:style-name="T11">dspec</text:span><text:span text:style-name="T12">」的元素是否存在。</text:span></text:p>
      <text:p text:style-name="Standard"><text:span text:style-name="T12">屬性</text:span><text:span text:style-name="T13">類型（type）</text:span><text:span text:style-name="T12">可為連結的類別做適當地分類。屬性</text:span><text:span text:style-name="T11">責任歸屬（resp）</text:span><text:span text:style-name="T12">可表示連結的建立者、建立機構；屬性</text:span><text:span text:style-name="T13">建立日期（crDate）</text:span><text:span text:style-name="T12">可表示建立日期，如下例： </text:span></text:p>
      <text:p text:style-name="P18">...</text:p>
      <text:p text:style-name="P18">this is discussed in</text:p>
      <text:p text:style-name="P18">&lt;ref type="xref" resp="auto" crdate="950521" target="dspec" targType="div1 div2"&gt;</text:p>
      <text:p text:style-name="P18">the section on links&lt;/ref&gt;</text:p>
      <text:p text:style-name="P18"/>
      <text:p text:style-name="P18">這些屬性或可以被使用在包含很多連結的超文本系統，並依不同的用途建立不同的義意的連結。 </text:p>
      <text:p text:style-name="P18">有些時候，被連結的交互參照無法找到任何文本特徵，且多數未被標誌成任一類元素。如果希望連結的目的就在同一份文件裡，最簡單的方式是用&lt;錨點&gt;（&lt;anchor&gt; ）在適當地點插入標誌。如果被連結的內容是未被標誌的文字串，可使用元素&lt;強制分割&gt;（&lt;seg&gt;）插入標誌。這兩個元素的使用如下例：</text:p>
      <text:p text:style-name="P18"><text:bookmark-start text:name="anchor"/>&lt;<text:bookmark-end text:name="anchor"/>錨點&gt;/&lt;anchor&gt; </text:p>
      <text:p text:style-name="P18">標示文件中被連結的地點。 </text:p>
      <text:p text:style-name="P18"><text:bookmark-start text:name="seg"/>&lt;<text:bookmark-end text:name="seg"/>強制分割&gt;/&lt;seg&gt; </text:p>
      <text:p text:style-name="P18">標示文件中被連結的文字串或片段。可用屬性包括： </text:p>
      <text:p text:style-name="P18">類型/type </text:p>
      <text:p text:style-name="P18">文字片段的類別。 </text:p>
      <text:p text:style-name="P18">下例中（假設有此例），元素&lt;參考&gt;（&lt;ref&gt;）表示文件中有兩個連結，連結到文件的其他部分，第一例連到文件中的某一點，第二例連到一個文字串：</text:p>
      <text:p text:style-name="P18">Returning to &lt;ref target="ABCD"&gt;the point where I dozed</text:p>
      <text:p text:style-name="P18">off&lt;/ref&gt;, I noticed that &lt;ref target="EFGH"&gt;three</text:p>
      <text:p text:style-name="P18">words&lt;/ref&gt; had been circled in red by a previous reader</text:p>
      <text:p text:style-name="P18"/>
      <text:p text:style-name="P18">標誌時需要為元素名命（例中的<text:span text:style-name="T6">ABCD</text:span>與<text:span text:style-name="T6">EFGH</text:span>），以連到文件中其他地方。假設其他同名的元素並不存在，元素&lt;錨點&gt;（&lt;anchor&gt; ）和&lt;強制分割&gt;（&lt;seg&gt;）使用的方式如下例： </text:p>
      <text:p text:style-name="P18">.... &lt;anchor type="bookmark" id="ABCD"/&gt; ....</text:p>
      <text:p text:style-name="P18">....&lt;seg type="target" id="EFGH"&gt; ... &lt;/seg&gt; ...</text:p>
      <text:p text:style-name="P18"/>
      <text:p text:style-name="P18">屬性<text:span text:style-name="T6">類型（type）</text:span>（如上例所示）可被用來區別文本中用途與一般元素不同的元素。其他的使用方法，在下面的「8.3. 連結屬性」中會討論。</text:p>
      <text:p text:style-name="P18"/>
      <text:p text:style-name="P18"> </text:p>
      <text:p text:style-name="P18"><text:bookmark-start text:name="8_2"/>8.2 延申指標<text:bookmark-end text:name="8_2"/></text:p>
      <text:p text:style-name="P18"/>
      <text:p text:style-name="P18">元素&lt;指標&gt;（&lt;ptr&gt;）及&lt;參考&gt;（&lt;ref&gt;），只能用在同一SGML文件的交互參照或連結。只能參照到SGML的元素。本節討論不限定使用SGML的元素。 </text:p>
      <text:p text:style-name="P18"><text:bookmark-start text:name="xptr"/>&lt;<text:bookmark-end text:name="xptr"/>外部指標&gt;/&lt;xptr&gt; </text:p>
      <text:p text:style-name="P18">定義連向本文件或外部文件的指標。 </text:p>
      <text:p text:style-name="P18"><text:bookmark-start text:name="xref"/>&lt;<text:bookmark-end text:name="xref"/>外部參考&gt;/&lt;xref&gt; </text:p>
      <text:p text:style-name="P18">定義連向本文件或外部文件的指標，可能是對本文件的加入文字或評語。 </text:p>
      <text:p text:style-name="P18">在「8.1. 簡單交互參照」一節裡所討論的的附加屬性，以下的元素也可以適用，以標明標的的交互參照或連結：</text:p>
      <text:p text:style-name="P18">出現位置/doc </text:p>
      <text:p text:style-name="P18">標明文件的地點，內定值為現用文件。 </text:p>
      <text:p text:style-name="P18">起點/from </text:p>
      <text:p text:style-name="P18">標明TEI指標語法所指向目標的起始處，內定值為整個文件。 </text:p>
      <text:p text:style-name="P18">終點/to </text:p>
      <text:p text:style-name="P18">標明TEI指標語法所指向目標的結尾處，且必須配合屬性<text:span text:style-name="T6">起點（from）</text:span>來使用。 </text:p>
      <text:p text:style-name="P18">一個完整的敘述語法用在表示延申指標的標的在文件的範圍之外，以下列舉部分常用的工具，完整的TEI指引會討論更多的細節。 </text:p>
      <text:p text:style-name="P18">一個&lt;xptr&gt;（或&lt;xref&gt;）元素或可以向某些其他文件的整體，簡單地由補充一個實體的名稱當做屬性<text:span text:style-name="T6">出現位置（doc）</text:span>的值，如下例： </text:p>
      <text:p text:style-name="P18">see &lt;xref doc="P3"&gt;The TEI Guidelines, passim&lt;/xref&gt;</text:p>
      <text:p text:style-name="P18"/>
      <text:p text:style-name="P18">上例假設某些系統或是公開的物件使用P3宣告的名字。此項宣告可以被放在litemodes.ent延申檔或是使用等殊的SGML編寫軟體做編輯的狀況（如「15. 圖解與圖像」中所討論的）。</text:p>
      <text:p text:style-name="P18">屬性<text:span text:style-name="T6">起點（from）</text:span>通常用於利用屬性<text:span text:style-name="T6">出現位置（doc）</text:span>標誌的文件中的特定地點。其中的項目是一用一種叫做TEI延 申指標語法（TEI extended pointer syntax）的特殊語言。在這個語言中，地點被定義成一連串的元素，每一個元素定義文件中的某部份，每個元素會受到上層定義的限制。例如，欲指向第二章 第二段第三句，第一層為指向第二章，第二層為指向第二段，最後一層指向第三句。一個步驟可被定義為SGML的觀念（如父層、子層、同前一層等）或更寬鬆的 視為文件、單字或是字元。也可以用外部（非SGML）的標誌，或是類似的系統來標明段落的所在處。</text:p>
      <text:p text:style-name="P18">屬性<text:span text:style-name="T6">起點（from）</text:span>與<text:span text:style-name="T6">終點（to）</text:span>使用在某些標誌中。每一指標記指向目標文件的部分內容，延申的指標指向以<text:span text:style-name="T6">起點（from）</text:span>和<text:span text:style-name="T6">終點（to）</text:span>包夾的所有內容。</text:p>
      <text:p text:style-name="P18">第一層的路經通常會定在目的文件的某個元素中，如下例：</text:p>
      <text:p text:style-name="P18">&lt;xptr doc="P3" from="id (SA)"/&gt;</text:p>
      <text:p text:style-name="P18">這個元素在P3的中被稱為「SA」。如果需要更好的目的敘述，可再使用其他的元素。下列的關鍵詞可用來敘述本元素和其他元素的之間關係。</text:p>
      <text:p text:style-name="P18">下層元素/child </text:p>
      <text:p text:style-name="P18">被本元素包含的元素。 </text:p>
      <text:p text:style-name="P18">上層元素/ancestor </text:p>
      <text:p text:style-name="P18">直接或間接包含本元素的元素。 </text:p>
      <text:p text:style-name="P18">上一元素/previous </text:p>
      <text:p text:style-name="P18">同一元素中先於本元素出現。 </text:p>
      <text:p text:style-name="P18">下一元素/next </text:p>
      <text:p text:style-name="P18">同一元素中出現於本元素後面。 </text:p>
      <text:p text:style-name="P18">已出現元素/preceding </text:p>
      <text:p text:style-name="P18">先於本元素出現，但不在同一元素中。 </text:p>
      <text:p text:style-name="P18">尚未出現元素/following </text:p>
      <text:p text:style-name="P18">出現在本元素後，但不在同一元素中。 </text:p>
      <text:p text:style-name="P18">每一個關鍵詞對應到一個特定的元素（子元素、父元素、同元素中的前一段等），為標明指向的元素，這些關鍵詞後面可以選擇用括弧來說明。</text:p>
      <text:p text:style-name="P18">正負數，說明指標中可能使用的元素數目（+1表示所指向的目標就在第一個元素中，-1表示目標在上一個元素中），使用<text:span text:style-name="T10">all</text:span>的時候，表示指向所有的元素。</text:p>
      <text:p text:style-name="P18">類型定義（指標），表示指向的元素需符合類型，或指向任何同類型的類級。</text:p>
      <text:p text:style-name="P18">如果使用一組屬性名稱和屬性值，就表示指向的元素必須擁有相同的屬性。</text:p>
      <text:p text:style-name="P18">續上例，以下的參考指標將選擇第三個元素&lt;段落&gt;（&lt;p&gt;）中，直接被SA定義值標識的元素：</text:p>
      <text:p text:style-name="P18">&lt;xptr doc="P3" from="id (SA) child (3 p)"/&gt;</text:p>
      <text:p text:style-name="P18"/>
      <text:p text:style-name="P18">類似的，假設存在的P3確實是TEI指引的SGML格式，使用延申指標規範的語法可以將下列的參考指標指向出版品（假設該出版品存在）中的章節14.2.2：</text:p>
      <text:p text:style-name="P18">For full details, see</text:p>
      <text:p text:style-name="P18">&lt;ref doc="P3" from="id (SA) child (2 div2) child (2 div3)"&gt;</text:p>
      <text:p text:style-name="P18">TEI Extended pointer syntax definition</text:p>
      <text:p text:style-name="P18">&lt;/ref&gt;</text:p>
      <text:p text:style-name="P18"/>
      <text:p text:style-name="P18">通常，交互參考的範圍會充分被屬性<text:span text:style-name="T6">起點（form）</text:span>定義。但在某些文件中，可以簡便地定義起始和終止的範圍。如前文所述，屬性<text:span text:style-name="T6">起點（to）</text:span>即提供此一功能，如下例：</text:p>
      <text:p text:style-name="P18">&lt;xptr doc="P1" from="id (xyz)" to="id (abc)"/&gt;</text:p>
      <text:p text:style-name="P18"/>
      <text:p text:style-name="P18">這個延申指標，指向文件P1中被XYZ和ABC標誌包夾的一連串內容，不論這兩個標誌在任何元素中，被包含其中的任何元素都屬於被指向的內容，與元素無關。若結尾的ABC段落在起始的XYZ段落之前，則為錯誤的指標。</text:p>
      <text:p text:style-name="P18">使用下列語法可以簡單的敘述非常複雜的格式。例如，以下的參考指標可以指向最近的元素&lt;標題&gt;（&lt;head&gt;）中<text:span text:style-name="T6">語言（lang）</text:span>屬性值為LAT的段落，而此一段落出現在用SA定義之前。</text:p>
      <text:p text:style-name="P18">&lt;xptr doc="P3" from="id (SA) preceding (1 head lang lat)"/&gt;</text:p>
      <text:p text:style-name="P18"/>
      <text:p text:style-name="P18">如果屬性<text:span text:style-name="T6">出現位置（doc）</text:span>沒有屬性值，則假設指向本文件。因此，以下的參考指標在語意上是相同的，都指向本文件中的X1段落。</text:p>
      <text:p text:style-name="P18">&lt;ptr target="X1"/&gt;</text:p>
      <text:p text:style-name="P18">&lt;xptr from="id (X1)"/&gt;</text:p>
      <text:p text:style-name="P18"/>
      <text:p text:style-name="P18"> </text:p>
      <text:p text:style-name="P18"><text:bookmark-start text:name="8_3"/>8.3.連結屬性<text:bookmark-end text:name="8_3"/></text:p>
      <text:p text:style-name="P18"/>
      <text:p text:style-name="P18">以下特殊用途的連結屬性可為在TEI Lite DTD裡列舉的元素所使用：</text:p>
      <text:p text:style-name="P18">分析/ana </text:p>
      <text:p text:style-name="P18">連結到該元素的分析。 </text:p>
      <text:p text:style-name="P18">對應元素/corresp </text:p>
      <text:p text:style-name="P18">連結到一或多個相對應的元素。 </text:p>
      <text:p text:style-name="P18">下一元素/next </text:p>
      <text:p text:style-name="P18">連結屬同一集叢時，連結到下一個元素。 </text:p>
      <text:p text:style-name="P18">上一元素/prev </text:p>
      <text:p text:style-name="P18">連結屬同一集叢時，連結到上一個元素。 </text:p>
      <text:p text:style-name="P18">屬性<text:span text:style-name="T6">分析（ana）</text:span>標誌在同一文件中分析或翻譯的所在處，進一步的說明在「16. 詮釋與分析」。下例以「John loves Nancy」一句，說明語言學的句法分析如何標誌：</text:p>
      <text:p text:style-name="P18">&lt;seg type="sentence" ana="SVO"&gt;</text:p>
      <text:p text:style-name="P18"><text:s text:c="2"/>&lt;seg type="lex" ana="NP1"&gt;John&lt;/seg&gt;</text:p>
      <text:p text:style-name="P18"><text:s text:c="2"/>&lt;seg type="lex" ana="VVI"&gt;loves&lt;/seg&gt;</text:p>
      <text:p text:style-name="P18"><text:s text:c="2"/>&lt;seg type="lex" ana="NP1"&gt;Nancy&lt;/seg&gt;</text:p>
      <text:p text:style-name="P18">&lt;/seg&gt;</text:p>
      <text:p text:style-name="P18"/>
      <text:p text:style-name="P18">以上標誌顯示了文件隱含的部分，在元素裡使用定義來解釋<text:span text:style-name="T6">SVO</text:span>、<text:span text:style-name="T6">NP</text:span>及<text:span text:style-name="T6">VV1</text:span>等重要內容。請注意使用元素&lt;強制分割&gt;（&lt;seg&gt;）標誌特殊分析部件時，是使用屬性<text:span text:style-name="T6">類型（type）</text:span>來區分。</text:p>
      <text:p text:style-name="Standard"><text:span text:style-name="T12">屬性</text:span><text:span text:style-name="T11">對應元素（corresp）</text:span><text:span text:style-name="T12">標誌提供一個簡單的方式，可表現同一文件中兩個元素之間形式上的對應關係。例如，在多語的文本裡，可以用在連結同義的翻譯，如下例： </text:span></text:p>
      <text:p text:style-name="P18">&lt;seg lang="FRA" id="FR1" corresp="EN1"&gt;Jean aime Nancy&lt;/seg&gt;</text:p>
      <text:p text:style-name="P18">&lt;seg lang="ENG" id="EN1" corresp="FR1"&gt;John loves Nancy&lt;/seg&gt;</text:p>
      <text:p text:style-name="P18"/>
      <text:p text:style-name="P18">同一個機制可被用在不同的目的。下例中，「the show」對應到「Shirley」、「the network」對應到「NBC」：</text:p>
      <text:p text:style-name="P18">&lt;p&gt;&lt;title id="shirley"&gt;Shirley&lt;/title&gt;, which made</text:p>
      <text:p text:style-name="P18">its Friday night debut only a month ago, was</text:p>
      <text:p text:style-name="P18">not listed on &lt;name id="nbc"&gt;NBC&lt;/name&gt;'s new schedule,</text:p>
      <text:p text:style-name="P18">although &lt;seg id="network" corresp="nbc"&gt;the network&lt;/seg&gt;</text:p>
      <text:p text:style-name="P18">says &lt;seg id="show" corresp="shirley"&gt;the show&lt;/seg&gt;</text:p>
      <text:p text:style-name="P18">still is being considered.&lt;/p&gt;</text:p>
      <text:p text:style-name="P18"/>
      <text:p text:style-name="Standard"><text:span text:style-name="T12">屬性</text:span><text:span text:style-name="T11">下一元素（next）</text:span><text:span text:style-name="T12">與</text:span><text:span text:style-name="T11">上一元素（prev）</text:span><text:span text:style-name="T12">提供簡便的方式，把不連續的元素連結在一起，如下例： </text:span></text:p>
      <text:p text:style-name="P18">&lt;q id="Q1a" next="Q1b"&gt;Who-e debel you?&lt;/q&gt;</text:p>
      <text:p text:style-name="P18">&amp;mdash he at last said &amp;mdash</text:p>
      <text:p text:style-name="P18">&lt;q id="Q1b" prev="Q1a"&gt;you no speak-e,</text:p>
      <text:p text:style-name="P18">damme, I kill-e.&lt;/q&gt; And so saying,</text:p>
      <text:p text:style-name="P18">the lighted tomahawk began flourishing</text:p>
      <text:p text:style-name="P18">about me in the dark.</text:p>
      <text:p text:style-name="P19">9. 編輯加工</text:p>
      <text:p text:style-name="P18"/>
      <text:p text:style-name="P18">電子文件的編碼程序和編輯手稿或其他印刷出版品的程序有許多相同之處。在這兩者中，一個認真的編輯或許希望記錄來源文件的原始狀態，以及任何的編輯訂正或是文件中其他的改變。本章節討論這些元素，下一節為遇到此類需求時，提供一些簡便的工具。</text:p>
      <text:p text:style-name="P18">下列成對的元素或可被用在標誌訂正部分，標誌編輯相信原件被誤植之處。</text:p>
      <text:p text:style-name="P18"><text:bookmark-start text:name="corr"/>&lt;<text:bookmark-end text:name="corr"/>更正&gt;/&lt;corr&gt; </text:p>
      <text:p text:style-name="P18">文件中含明顯的錯誤，將其更正成正確的格式時使用的標誌。可用的屬性包括： </text:p>
      <text:p text:style-name="P18">原文/sic </text:p>
      <text:p text:style-name="P18">更正原始文件中可見的錯誤 </text:p>
      <text:p text:style-name="P18">責任歸屬/resp </text:p>
      <text:p text:style-name="P18">標誌可為此更正建議負責的編輯或傳錄者。 </text:p>
      <text:p text:style-name="P18">正確度/cert </text:p>
      <text:p text:style-name="P18">標誌被更正內容的來源的可信度。 </text:p>
      <text:p text:style-name="P18"><text:bookmark-start text:name="sic"/>&lt;<text:bookmark-end text:name="sic"/>原文照錄&gt;/&lt;sic&gt; </text:p>
      <text:p text:style-name="P18">雖然有明顯的錯誤，仍照錄之時使用的標誌。可用的屬性包括： </text:p>
      <text:p text:style-name="P18">更正/corr </text:p>
      <text:p text:style-name="P18">更正原始文件中可見的錯誤。 </text:p>
      <text:p text:style-name="P18">責任歸屬/resp </text:p>
      <text:p text:style-name="P18">標誌可為此建議或更正負責的編者或傳錄者。 </text:p>
      <text:p text:style-name="P18">正確度/cert </text:p>
      <text:p text:style-name="P18">標誌更正來源的確定程度。 </text:p>
      <text:p text:style-name="P18">下列成對的元素或可用來標準化，指編輯為將文件一致化或現代化所做的改變：</text:p>
      <text:p text:style-name="P18"><text:bookmark-start text:name="orig"/>&lt;<text:bookmark-end text:name="orig"/>原始格式&gt;/&lt;orig&gt; </text:p>
      <text:p text:style-name="P18">標誌文件原始的格式，將更改後的一般寫法放在屬性值中。屬性包括： </text:p>
      <text:p text:style-name="P18">採用格式/reg </text:p>
      <text:p text:style-name="P18">記錄文件內容的一般（標準）格式。 </text:p>
      <text:p text:style-name="P18">責任歸屬/resp </text:p>
      <text:p text:style-name="P18">識別能為此字或詞一般化負責的個人。 </text:p>
      <text:p text:style-name="P18"><text:bookmark-start text:name="reg"/>&lt;<text:bookmark-end text:name="reg"/>採用格式&gt;/&lt;reg&gt; </text:p>
      <text:p text:style-name="P18">以被一般化或標準化的文件為底本時，所採用的標誌。屬性包括： </text:p>
      <text:p text:style-name="P18">原始格式/orig </text:p>
      <text:p text:style-name="P18">標誌已被標準化者在原件中的格式。 </text:p>
      <text:p text:style-name="P18">責任歸屬/resp </text:p>
      <text:p text:style-name="P18">識別能為此字或詞一般化負責的個人。 </text:p>
      <text:p text:style-name="P18">例如，文件的原文為</text:p>
      <text:p text:style-name="P18">... for his nose was as sharp as a pen and a' table of green feelds</text:p>
      <text:p text:style-name="P18"/>
      <text:p text:style-name="P18">Gifford指出原文包含錯誤(1)table被誤植為babbled，以及(2)應為he和feilds非標準的拼字a’和feelds。則Gifford的推測可以被標誌如下：</text:p>
      <text:p text:style-name="P18">... for his nose was as sharp as a pen and &lt;reg orig="a’"&gt;he&lt;/reg&gt;</text:p>
      <text:p text:style-name="P18"><text:s/>&lt;corr sic="table" ed="Gifford"&gt;babbl'd&lt;/corr&gt; of green</text:p>
      <text:p text:style-name="P18">&lt;reg orig="feelds"&gt;fields&lt;/reg&gt;</text:p>
      <text:p text:style-name="P18"> </text:p>
      <text:p text:style-name="P18"> </text:p>
      <text:p text:style-name="P19">10. 刪節、刪除及附加</text:p>
      <text:p text:style-name="P18"/>
      <text:p text:style-name="P18">除了字與詞的更正與標準化，編輯者與傳錄者也可以補遺、刪節或抄入來源文件中被刪除或劃掉的部分。此外，因為在頁面上難以標誌，有些特別難以傳錄的部分亦屬之。下列的元素可以用來記錄上述的現象：</text:p>
      <text:p text:style-name="P18"><text:bookmark-start text:name="add"/>&lt;<text:bookmark-end text:name="add"/>插入文字&gt;/&lt;add&gt; </text:p>
      <text:p text:style-name="P18">標誌由作者、代筆者、註解者或更正者插入的字母、字或詞。屬性包括： </text:p>
      <text:p text:style-name="P18">出現地點/place </text:p>
      <text:p text:style-name="P18">如果附加的部分是寫在原件文字中，可以指出附加部分被書寫的位置。可參考的屬性值包含：<text:span text:style-name="T10">文中、行上方、行下方、左（左頁邊空白）、右（右頁邊空白）、天頭、地腳</text:span>等。 </text:p>
      <text:p text:style-name="P18"><text:bookmark-start text:name="gap"/>&lt;<text:bookmark-end text:name="gap"/>省略資料&gt;/&lt;gap&gt; </text:p>
      <text:p text:style-name="P18">標示資料在傳錄時被省略的點，這點是以編輯的理由被省略的，並在TEI標頭中記載，可能是練習範本，或是因為資料是非法或是限閱的。屬性包括： </text:p>
      <text:p text:style-name="P18">節文描述/desc </text:p>
      <text:p text:style-name="P18">描述省略的文字。 </text:p>
      <text:p text:style-name="P18">責任歸屬/resp </text:p>
      <text:p text:style-name="P18">標示決定以&lt;省略資料&gt;（&lt;gap&gt;）標記，而不提供略過的文字部分的編輯者、傳錄者或是編碼。 </text:p>
      <text:p text:style-name="P18"><text:bookmark-start text:name="del"/>&lt;<text:bookmark-end text:name="del"/>刪除&gt;/&lt;del&gt; </text:p>
      <text:p text:style-name="P18">標記原本就被標示為刪除的一個字母、字或段落，或是由作者、代筆者、附註者或更正者在原件中多餘的或偽造的部分。屬性包括： </text:p>
      <text:p text:style-name="P18">類型/type </text:p>
      <text:p text:style-name="P18">使用任何簡易的類型為刪除部分的類型分類 </text:p>
      <text:p text:style-name="P18">狀態/status </text:p>
      <text:p text:style-name="P18">或可用來標示誤刪，例如，多刪或少刪的文字。 </text:p>
      <text:p text:style-name="P18">編者權限/hand </text:p>
      <text:p text:style-name="P18">標明刪除的機構的相關管理權。 </text:p>
      <text:p text:style-name="P18"><text:bookmark-start text:name="unclear"/>&lt;<text:bookmark-end text:name="unclear"/>不明&gt;/&lt;unclear&gt; </text:p>
      <text:p text:style-name="P18">因來源文件中含非法或是限制公開的內容，而不可被傳錄的字、詞或段落。屬性包括： </text:p>
      <text:p text:style-name="P18">未錄原因/reason </text:p>
      <text:p text:style-name="P18">標明資料不可傳錄的原因。 </text:p>
      <text:p text:style-name="P18">責任歸屬/resp </text:p>
      <text:p text:style-name="P18">標明可為以&lt;不明&gt;（&lt;unclear&gt;）元素標誌字母、文字或段落負任的個人。 </text:p>
      <text:p text:style-name="P18">這些元素或可用來記錄編輯者、傳錄者、或（手稿資料中）的作者或代筆者的變更。例如：若電子文獻的來源文件中寫著</text:p>
      <text:p text:style-name="P18">The following elements are provided for</text:p>
      <text:p text:style-name="P18">for simple editorial interventions.</text:p>
      <text:p text:style-name="P18"/>
      <text:p text:style-name="P18">內含令人想要更正的錯誤，但是，同時刪改的記錄裡已將之刪除，故有標誌：</text:p>
      <text:p text:style-name="P18">The following elements are provided for</text:p>
      <text:p text:style-name="P18">&lt;del hand="LB"&gt;for&lt;/del&gt; simple editorial interventions.</text:p>
      <text:p text:style-name="P18"/>
      <text:p text:style-name="P18">屬性<text:span text:style-name="T6">編者權限（hand）</text:span>的屬性值LB，表示由LB更正了重複的for字。</text:p>
      <text:p text:style-name="P18">若來源文件中寫著</text:p>
      <text:p text:style-name="P18">The following elements provided for</text:p>
      <text:p text:style-name="P18">for simple editorial interventions.</text:p>
      <text:p text:style-name="P18"/>
      <text:p text:style-name="P18">（例如，若動詞無意中被落掉了）則可能被更正為：</text:p>
      <text:p text:style-name="P18">The following elements &lt;add hand="LB"&gt;are&lt;/add&gt; provided for</text:p>
      <text:p text:style-name="P18">&lt;del hand="LB"&gt;for&lt;/del&gt; simple editorial interventions.</text:p>
      <text:p text:style-name="P18"/>
      <text:p text:style-name="P18">屬性<text:span text:style-name="T6">編者權限（hand）</text:span>的屬性值LB，表示由LB更正了重複的for字。</text:p>
      <text:p text:style-name="P18">這些元素不限於由編者變更的部分，它們可以被用來記錄手稿上的作者塗改。在手稿中，作者原先寫「How it galls me, what a galling shadow」，然後劃掉「galls」並插入「dogs」，則可以標誌如下：</text:p>
      <text:p text:style-name="P18">How it &lt;del hand="DHL" type="overstrike"&gt;galls&lt;/del&gt;</text:p>
      <text:p text:style-name="P18">&lt;add hand="DHL" place="supralinear"&gt;dogs&lt;/add&gt; me,</text:p>
      <text:p text:style-name="P18">what a galling shadow</text:p>
      <text:p text:style-name="P18"/>
      <text:p text:style-name="P18">類似的兩個元素，&lt;不明&gt;（&lt;unclear&gt; ）與 &lt;省略資料&gt;（&lt;gap&gt; ），或可共用，以標明因非法造成的省略，下例中，顯示與&lt;插入文字&gt;（&lt;add&gt; ）合併使用來校訂。</text:p>
      <text:p text:style-name="P18">One hundred &amp; twenty good regulars joined to me</text:p>
      <text:p text:style-name="P18">&lt;unclear&gt;&lt;gap reason="indecipherable"/&gt;&lt;/unclear&gt;</text:p>
      <text:p text:style-name="P18">&amp; instantly, would aid me signally &lt;add hand="ed"&gt;in?&lt;/add&gt;</text:p>
      <text:p text:style-name="P18">an enterprise against Wilmington.</text:p>
      <text:p text:style-name="P18"/>
      <text:p text:style-name="P18">元素&lt;刪除&gt;（&lt;del&gt; ）標誌原先被標為刪除者，仍然被轉到電子文獻的部分；反之，不論其是否為非法資料，&lt;省略資料&gt;（&lt;gap&gt; ）標誌電子文獻中被刪除資料的位址。例如，一組語料可能因引用原文太長而被省略：</text:p>
      <text:p text:style-name="P18">&lt;p&gt; ... An example of a list appearing in a fief ledger of</text:p>
      <text:p text:style-name="P18">&lt;name type="place"&gt;Koldinghus&lt;/name&gt; &lt;date&gt;1611/12&lt;/date&gt;</text:p>
      <text:p text:style-name="P18">is given below. It shows cash income from a sale of</text:p>
      <text:p text:style-name="P18">honey.&lt;/p&gt;</text:p>
      <text:p text:style-name="P18">&lt;q&gt;&lt;gap desc="quotation from ledger"</text:p>
      <text:p text:style-name="P18"><text:s text:c="4"/>reason="in Danish"/&gt;&lt;/q&gt;</text:p>
      <text:p text:style-name="P18">&lt;p&gt;A description of the overall structure of the account is</text:p>
      <text:p text:style-name="P18">once again ... &lt;/p&gt;</text:p>
      <text:p text:style-name="P18">其他的電子文獻實體（特別是在掃描器廣為流傳之前建構者）系統性地省略圖形與算式者：</text:p>
      <text:p text:style-name="P18">&lt;p&gt;At the bottom of your screen below the mode line is the</text:p>
      <text:p text:style-name="P18">&lt;term&gt;minibuffer&lt;/term&gt;. <text:s/>This is the area where Emacs</text:p>
      <text:p text:style-name="P18">echoes the commands you enter and where you specify</text:p>
      <text:p text:style-name="P18">filenames for Emacs to find, values for search and replace,</text:p>
      <text:p text:style-name="P18">and so on.</text:p>
      <text:p text:style-name="P18">&lt;gap desc="diagram of Emacs screen" reason="graphic"/&gt;</text:p>
      <text:p text:style-name="P18">&lt;/p&gt;</text:p>
      <text:p text:style-name="P18"> </text:p>
      <text:p text:style-name="P19">11. 名稱、日期、數字及縮寫</text:p>
      <text:p text:style-name="P18"/>
      <text:p text:style-name="P18">TEI架構中定義了標誌「具資料性」細節的元素，這些「資料性」的細節可在任何文件的任何位置中出現。這些細節的認定有幾種原則：與文本之外的客體 相關，例如：人名、地名、數字及日期。這些細節在許多自然語言處理的應用中也造成相當的問題，因為在文件中這些細節有各種不同的表現方式。本章節所描述的 元素，是為了更這些細節的特質更為明確，以降低處理包含這些細節的文本的複雜度。</text:p>
      <text:p text:style-name="P18"> </text:p>
      <text:p text:style-name="P18"><text:bookmark-start text:name="11_1"/>11.1. 名稱與關聯字串<text:bookmark-end text:name="11_1"/></text:p>
      <text:p text:style-name="P18"><text:span text:style-name="T10">關聯字串</text:span>，是一個關係到某人、某地、某物的詞彙。可使用以下兩個元素來標誌關聯字串：</text:p>
      <text:p text:style-name="P18"><text:bookmark-start text:name="rs"/>&lt;<text:bookmark-end text:name="rs"/>關聯字串&gt;/&lt;rs&gt; </text:p>
      <text:p text:style-name="P18">標誌一個具一般目的性質的名稱或是關聯字串。屬性包括： </text:p>
      <text:p text:style-name="P18">類型/type </text:p>
      <text:p text:style-name="P18">關聯到的客體較為特殊時使用。屬性值或可為人物、地點、船舶、元素等。 </text:p>
      <text:p text:style-name="P18"><text:bookmark-start text:name="name"/>&lt;<text:bookmark-end text:name="name"/>名稱&gt;/&lt;name&gt; </text:p>
      <text:p text:style-name="P18">標誌一個正式的名稱或詞組。屬性包括： </text:p>
      <text:p text:style-name="P18">類型/type </text:p>
      <text:p text:style-name="P18">標示由詞彙名命的客體的類型。 </text:p>
      <text:p text:style-name="P18">屬性<text:span text:style-name="T6">類型（type）</text:span>用來確認這些名稱是屬於（例如）人物、地點、組織或是其他可能的類型：</text:p>
      <text:p text:style-name="P18">&lt;q&gt;My dear &lt;rs type="person"&gt;Mr. Bennet&lt;/rs&gt;, &lt;/q&gt;</text:p>
      <text:p text:style-name="P18">said his lady to him one day, &lt;q&gt;have you heard</text:p>
      <text:p text:style-name="P18">that &lt;rs type="place"&gt;Netherfield Park&lt;/rs&gt; is let</text:p>
      <text:p text:style-name="P18">at last?&lt;/q&gt;</text:p>
      <text:p text:style-name="P18"/>
      <text:p text:style-name="P18">It being one of the principles of the</text:p>
      <text:p text:style-name="P18">&lt;rs type="organization"&gt;Circumlocution Office&lt;/rs&gt; never,</text:p>
      <text:p text:style-name="P18">on any account whatsoever, to give a straightforward answer,</text:p>
      <text:p text:style-name="P18">&lt;rs type="person"&gt;Mr Barnacle&lt;/rs&gt; said, &lt;q&gt;Possibly.&lt;/q&gt;</text:p>
      <text:p text:style-name="P18">下例說明，元素&lt;關聯字串&gt;（&lt;rs&gt;）可用來標誌任何與人、地及其他種類的關聯，被標誌的字串不需要是正式的名稱或是詞組。</text:p>
      <text:p text:style-name="P18">&lt;q&gt;My dear &lt;rs type="person"&gt;Mr. Bennet&lt;/rs&gt;,&lt;/q&gt;</text:p>
      <text:p text:style-name="P18">said &lt;rs type="person"&gt;his lady&lt;/rs&gt; to him</text:p>
      <text:p text:style-name="P18">one day...</text:p>
      <text:p text:style-name="P18"/>
      <text:p text:style-name="P18">相對於元素&lt;關聯字串&gt;（&lt;rs&gt;），元素&lt;名稱&gt;（&lt;name&gt;）僅供正式名稱使用，正式名稱 可視為關聯字串中的特別狀況，可視為與元素&lt;關聯字串&gt;（&lt;rs&gt;）同義，或是在關聯字串包含正式名稱的混用狀況中，在元素 &lt;關聯字串&gt;（&lt;rs&gt;）內層使用。</text:p>
      <text:p text:style-name="P18">由於人名通常是以全名來查檢的，只簡單地將某些東西標誌成名稱，通常並不足以應付以參考為目的的自動處理。出現在文本中的名稱，或許拼字不全、僅含部分或是曖昧模糊。甚至人名的前置詞如「van」或「de la」，頭銜的來源可能因語言及國家的不同，未被納入人名的參考格式中。</text:p>
      <text:p text:style-name="P18">下列屬性可以在上述兩個或是其他類似的元素中使用，以克服這類的困擾：</text:p>
      <text:p text:style-name="P18">其他識別/key </text:p>
      <text:p text:style-name="P18">為已命名過的客體提供另一組識別，如資料庫中的資料鍵。 </text:p>
      <text:p text:style-name="P18">採用格式/reg </text:p>
      <text:p text:style-name="P18">標示名稱使用的統一或一般格式。 </text:p>
      <text:p text:style-name="P18">以屬性<text:span text:style-name="T6">其他識別（key）</text:span>相當有用，可以聚合四散在整個文獻中所有指向同一人物或同一地點的參考位置：</text:p>
      <text:p text:style-name="P18"><text:s text:c="2"/>&lt;q&gt;My dear &lt;rs type="person" key="BENM1"&gt;Mr. Bennet&lt;/rs&gt;,</text:p>
      <text:p text:style-name="P18"><text:s text:c="2"/>&lt;/q&gt; said &lt;rs type="person" key="BENM2"&gt;his lady&lt;/rs&gt;</text:p>
      <text:p text:style-name="P18"><text:s text:c="2"/>to him one day, &lt;q&gt;have you heard that</text:p>
      <text:p text:style-name="P18"><text:s text:c="2"/>&lt;rs type="place" key="NETP1"&gt;Netherfield Park&lt;/rs&gt;</text:p>
      <text:p text:style-name="P18"><text:s text:c="2"/>is let at last?&lt;/q&gt;</text:p>
      <text:p text:style-name="P18">屬性<text:span text:style-name="T6">採用格式（reg）</text:span>的使用場合與屬性<text:span text:style-name="T6">其他識別（key）</text:span>不同，屬性<text:span text:style-name="T6">採用格式（reg）</text:span>（指定）可用來標示關聯字串的標準格式，如例下所示：</text:p>
      <text:p text:style-name="P18"><text:s text:c="2"/>&lt;name type="person" key="WADLM1" reg="de la Mare, Walter"&gt;</text:p>
      <text:p text:style-name="P18"><text:s text:c="5"/>Walter de la Mare&lt;/name&gt; was born at</text:p>
      <text:p text:style-name="P18"><text:s text:c="2"/>&lt;name key="Ch1" type="place"&gt;Charlton&lt;/name&gt;, in</text:p>
      <text:p text:style-name="P18"><text:s text:c="2"/>&lt;name key="KT1" type="county"&gt;Kent&lt;/name&gt;, in 1873.</text:p>
      <text:p text:style-name="P18"/>
      <text:p text:style-name="P18">可以使用名稱與日期的附加標誌集，標誌更多正式名稱組件的細節。</text:p>
      <text:p text:style-name="P18"> </text:p>
      <text:p text:style-name="P18"/>
      <text:p text:style-name="P18"><text:bookmark-start text:name="11_2"/>11.2. 日期與時間<text:bookmark-end text:name="11_2"/></text:p>
      <text:p text:style-name="P18">可標準更多日期與時間的細節的標誌包含：</text:p>
      <text:p text:style-name="P18"><text:bookmark-start text:name="date"/>&lt;<text:bookmark-end text:name="date"/>日期&gt;/&lt;date&gt; </text:p>
      <text:p text:style-name="P18">標誌任何格式的日期，屬性包括： </text:p>
      <text:p text:style-name="P18">曆法系統/calendar </text:p>
      <text:p text:style-name="P18">標示日期使用的曆法系統 </text:p>
      <text:p text:style-name="P18">標準格式值/value </text:p>
      <text:p text:style-name="P18">屬性值為某種日期的標準格式，通常使用yyyy-mm-dd的格式。 </text:p>
      <text:p text:style-name="P18"><text:bookmark-start text:name="time"/>&lt;<text:bookmark-end text:name="time"/>時間&gt;/&lt;time&gt; </text:p>
      <text:p text:style-name="P18">標誌以任何格式定義一日以內時間的詞彙。屬性包括： </text:p>
      <text:p text:style-name="P18">標準格式值/value </text:p>
      <text:p text:style-name="P18">屬性值為時間的標準格式。 </text:p>
      <text:p text:style-name="P18">屬性<text:span text:style-name="T6">標準格式值（value）</text:span>的值可使用經認可的格式，如ISO 8601，來特化日期或時間的標準格式。不完整的日期或時間（如1990、1990年9月、12日），通常可以簡易的略去未使用到的部分，不明確的日期與 時間（例如：早秋、十點到十二點之間）可以日期或時間的間距的來現。如果日期的結束或是時間的間距難以確認（例如1230年之前的某一時間、萬聖節後幾 日），可使用屬性<text:span text:style-name="T6">確定（exact）</text:span>來說明。</text:p>
      <text:p text:style-name="P18">範例：</text:p>
      <text:p text:style-name="P18">&lt;date value="1980-02-21"&gt;21 Feb 1980&lt;/date&gt;</text:p>
      <text:p text:style-name="P18">&lt;date value="1990"&gt;1990&lt;/date&gt;</text:p>
      <text:p text:style-name="P18">&lt;date value="1990-09"&gt;September 1990&lt;/date&gt;</text:p>
      <text:p text:style-name="P18"/>
      <text:p text:style-name="P18">Given on the &lt;date value="1977-06-12"&gt;Twelfth Day of June</text:p>
      <text:p text:style-name="P18">in the Year of Our Lord One Thousand Nine Hundred and</text:p>
      <text:p text:style-name="P18">Seventy-seven of the Republic the Two Hundredth and first</text:p>
      <text:p text:style-name="P18">and of the University the Eighty-Sixth.&lt;/date&gt;</text:p>
      <text:p text:style-name="P18"/>
      <text:p text:style-name="P18">&lt;l&gt;specially when it's nine below zero&lt;/l&gt;</text:p>
      <text:p text:style-name="P18">&lt;l&gt;and &lt;time value="15:00"&gt;three o'clock in the</text:p>
      <text:p text:style-name="P18"><text:s text:c="7"/>afternoon&lt;/time&gt;&lt;/l&gt;</text:p>
      <text:p text:style-name="P18"> </text:p>
      <text:p text:style-name="P18"><text:bookmark-start text:name="11_3"/>11.3. 數字<text:bookmark-end text:name="11_3"/></text:p>
      <text:p text:style-name="P18">數字可以正體或位數表現（二十一、xxi、21），且這些數字的表現方式與使用的語言有關（例如：英文的5th，希臘文寫成5.；英文的 123,456.78，法文寫成123.456,78）。在自然語言或機器翻譯的應用上，將文件中的數字與其他較「字彙的」部分區分開來相當有用。在其他 應用上，在標準數記數法下區分數值的的能力也相當重要。元素&lt;數字&gt;（&lt;num&gt;）提供的用法：</text:p>
      <text:p text:style-name="P18"><text:bookmark-start text:name="num"/>&lt;<text:bookmark-end text:name="num"/>數字&gt;/&lt;num&gt; </text:p>
      <text:p text:style-name="P18">標誌個被記載的數字，不論形式。屬性包括： </text:p>
      <text:p text:style-name="P18">類型/type </text:p>
      <text:p text:style-name="P18">標示數值的類型，建議的屬性值包括：<text:span text:style-name="T10">分數、序數（例如，第二十一）、百分比、基數</text:span>（實數，例如21、21.5等）。 </text:p>
      <text:p text:style-name="P18">標準格式值/value </text:p>
      <text:p text:style-name="P18">以應用的標準格式補充說明數字的值。 </text:p>
      <text:p text:style-name="P18">範例</text:p>
      <text:p text:style-name="P18">&lt;num value="33"&gt;xxxiii&lt;/num&gt;</text:p>
      <text:p text:style-name="P18">&lt;num type="cardinal" value="21"&gt;twenty-one&lt;/num&gt;</text:p>
      <text:p text:style-name="P18">&lt;num type="percentage" value="10"&gt;ten percent&lt;/num&gt;</text:p>
      <text:p text:style-name="P18">&lt;num type="percentage" value="10"&gt;10%&lt;/num&gt;</text:p>
      <text:p text:style-name="P18">&lt;num type="ordinal" value="5"&gt;5th&lt;/num&gt;</text:p>
      <text:p text:style-name="P18"> </text:p>
      <text:p text:style-name="P18"><text:bookmark-start text:name="11_4"/>11.4. 縮寫與全稱<text:bookmark-end text:name="11_4"/></text:p>
      <text:p text:style-name="P18">就像名稱、日期及數字，縮寫也可以被標誌其狀態或是全稱，縮寫可以不處理，或是以下列的元素來標誌：</text:p>
      <text:p text:style-name="P18"><text:bookmark-start text:name="abbr"/>&lt;<text:bookmark-end text:name="abbr"/>縮寫&gt;/&lt;abbr&gt; </text:p>
      <text:p text:style-name="P18">標誌任何形態的縮寫字。屬性包括： </text:p>
      <text:p text:style-name="P18">全稱/expan </text:p>
      <text:p text:style-name="P18">標示縮寫的全稱 </text:p>
      <text:p text:style-name="P18">類型/type </text:p>
      <text:p text:style-name="P18">允計標誌者以簡便的類別為縮寫分類。簡易的屬性性包含：合併、刪節、圖略、及頭縮字。屬性<text:span text:style-name="T6">類型（type）</text:span>的屬性值也可以使用標頭、圖形、組織等，描述客體所指涉的本質。</text:p>
      <text:p text:style-name="P18">元素&lt;縮寫&gt;（&lt;abbr&gt;）是分辨半字彙的項目時相當有用的方式，例如頭縮字或專業術語：</text:p>
      <text:p text:style-name="P18">We can sum up the above discussion as follows: <text:s/>the identity of a</text:p>
      <text:p text:style-name="P18">&lt;abbr&gt;CC&lt;/abbr&gt; is defined by that calibration of values which</text:p>
      <text:p text:style-name="P18">motivates the elements of its &lt;abbr&gt;GSP&lt;/abbr&gt;;</text:p>
      <text:p text:style-name="P18"/>
      <text:p text:style-name="P18">Every manufacturer of &lt;abbr&gt;3GL&lt;/abbr&gt; or &lt;abbr&gt;4GL&lt;/abbr&gt;</text:p>
      <text:p text:style-name="P18">languages is currently nailing on &lt;abbr&gt;OOP&lt;/abbr&gt; extensions</text:p>
      <text:p text:style-name="P18"/>
      <text:p text:style-name="P18">屬性<text:span text:style-name="T6">類型（type）</text:span>也可以功能來區分縮寫字的類型，屬性<text:span text:style-name="T6">全稱（expan）</text:span>可以用來補充全稱：</text:p>
      <text:p text:style-name="P18"><text:s/>&lt;name&gt;&lt;abbr type="title" expan="Doctor"&gt;Dr.&lt;/abbr&gt;</text:p>
      <text:p text:style-name="P18"><text:s/>&lt;abbr type="initial" expan="Marilyn"&gt;M.&lt;/abbr&gt;</text:p>
      <text:p text:style-name="P18"><text:s/>Deegan&lt;/name&gt;</text:p>
      <text:p text:style-name="P18"><text:s/>is the Director of the</text:p>
      <text:p text:style-name="P18"><text:s/>&lt;abbr expan="Computers in Teaching Initiative" type="acronym"&gt;</text:p>
      <text:p text:style-name="P18"><text:s/>CTI&lt;/abbr&gt; Centre for Textual Studies.</text:p>
      <text:p text:style-name="P18"/>
      <text:p text:style-name="P18">本元素於描述經常出現縮寫字的手稿資料特別有用。</text:p>
      <text:p text:style-name="P18"> </text:p>
      <text:p text:style-name="P18"><text:bookmark-start text:name="11_5"/>11.5. 地址<text:bookmark-end text:name="11_5"/></text:p>
      <text:p text:style-name="P18">元素&lt;地址&gt;（&lt;address&gt;）用來標誌各種郵寄的地址。內含一或多個&lt;地址行&gt;（&lt;addrLine&gt;）元素，以標示每一行地址。</text:p>
      <text:p text:style-name="P18"><text:bookmark-start text:name="address"/>&lt;<text:bookmark-end text:name="address"/>地址&gt;/&lt;address&gt; </text:p>
      <text:p text:style-name="P18">標誌郵寄或其他種類的地址，例如，出版商地址、機構地址、個人地址。 </text:p>
      <text:p text:style-name="P18"><text:bookmark-start text:name="addrLine"/>&lt;<text:bookmark-end text:name="addrLine"/>地址行&gt;/&lt;addrLine&gt; </text:p>
      <text:p text:style-name="P18">標誌地址中的一行。 </text:p>
      <text:p text:style-name="P18">以下為簡單的範例：</text:p>
      <text:p text:style-name="P18">&lt;address&gt;</text:p>
      <text:p text:style-name="P18">&lt;addrLine&gt;Computer Center (M/C 135)&lt;/addrLine&gt;</text:p>
      <text:p text:style-name="P18">&lt;addrLine&gt;1940 W. Taylor, Room 124&lt;/addrLine&gt;</text:p>
      <text:p text:style-name="P18">&lt;addrLine&gt;Chicago, IL 60612-7352&lt;/addrLine&gt;</text:p>
      <text:p text:style-name="P18">&lt;addrLine&gt;U.S.A.&lt;/addrLine&gt;</text:p>
      <text:p text:style-name="P18">&lt;/address&gt;</text:p>
      <text:p text:style-name="P18"/>
      <text:p text:style-name="P18">地址中的個別部分，可以更進一步以屬性上面討論過「11.1. 名稱與關聯字串」的元素&lt;名稱&gt;（&lt;name&gt;）來區分。</text:p>
      <text:p text:style-name="P18">&lt;address&gt;</text:p>
      <text:p text:style-name="P18">&lt;addrLine&gt;Computer Center (M/C 135)&lt;/addrLine&gt;</text:p>
      <text:p text:style-name="P18">&lt;addrLine&gt;1940 W. Taylor, Room 124&lt;/addrLine&gt;</text:p>
      <text:p text:style-name="P18">&lt;addrLine&gt;&lt;name type="city"&gt;Chicago&lt;/name&gt;, IL 60612-7352&lt;/addrLine&gt;</text:p>
      <text:p text:style-name="P18">&lt;addrLine&gt;&lt;name type="country"&gt;USA&lt;/name&gt;&lt;/addrLine&gt;</text:p>
      <text:p text:style-name="P18">&lt;/address&gt;</text:p>
      <text:p text:style-name="P18"> </text:p>
      <text:p text:style-name="P18"> </text:p>
      <text:p text:style-name="P18">I</text:p>
      <text:p text:style-name="P19">12. 列表</text:p>
      <text:p text:style-name="P18"/>
      <text:p text:style-name="P18">任何形式的表列表，皆可以元素&lt;列表&gt;（&lt;list&gt;）來標誌。列表是一串經排序或未排序的文字項目排列，或是一個字彙表。每個項目可以一個項目標籤來處理（在字彙表中，標籤即為被定義的詞）：</text:p>
      <text:p text:style-name="P18"><text:bookmark-start text:name="list"/>&lt;<text:bookmark-end text:name="list"/>列表&gt;/&lt;list&gt; </text:p>
      <text:p text:style-name="P18">標誌任何被組織成表的排列。屬性包括： </text:p>
      <text:p text:style-name="P18">類型/type </text:p>
      <text:p text:style-name="P18">描述列表的形式。建議的屬性值包括： </text:p>
      <text:p text:style-name="P18"><text:span text:style-name="T10">排序式、</text:span> </text:p>
      <text:p text:style-name="P18"><text:span text:style-name="T10">條列式</text:span>（未以數字或文字編碼，而以符號分點各自條列者）、 </text:p>
      <text:p text:style-name="P18"><text:span text:style-name="T10">字彙表</text:span>（列表中包含一組技術字彙，字彙以元素&lt;標籤&gt;（&lt;label&gt;）標誌，伴隨以元素&lt;項目&gt;（&lt;item&gt;）標誌的解釋或定義）、及 </text:p>
      <text:p text:style-name="P18"><text:span text:style-name="T10">簡單表列</text:span>（項目未編碼或未以符號分點的表列） </text:p>
      <text:p text:style-name="P18"><text:bookmark-start text:name="item"/>&lt;<text:bookmark-end text:name="item"/>項目&gt;/&lt;item&gt; </text:p>
      <text:p text:style-name="P18">標誌表列中的一個部件。 </text:p>
      <text:p text:style-name="P18"><text:bookmark-start text:name="label"/>&lt;<text:bookmark-end text:name="label"/>標籤&gt;/&lt;label&gt; </text:p>
      <text:p text:style-name="P18">標誌與表列項目相對應的標籤；在字彙表中，標誌被定義的字彙。 </text:p>
      <text:p text:style-name="P18">各別的列表項目以元素&lt;項目&gt;（&lt;item&gt;）標記。第一個&lt;項目&gt;（&lt;item&gt;）可以選擇以 元素&lt;標題&gt;（&lt;head&gt;）處理，以做為列表的標題。列表的編號可被省略（若可被重建），可以在每一個項目中使用屬性<text:span text:style-name="T6">略稱（n）</text:span>，或（極少）將其視為內容，以元素&lt;標籤&gt;（&lt;label&gt;）來標記。下例為同一列表使用不同的標誌：</text:p>
      <text:p text:style-name="P18">&lt;list&gt;</text:p>
      <text:p text:style-name="P18">&lt;head&gt;A short list&lt;/head&gt;</text:p>
      <text:p text:style-name="P18">&lt;item&gt;First item in list.&lt;/item&gt;</text:p>
      <text:p text:style-name="P18">&lt;item&gt;Second item in list.&lt;/item&gt;</text:p>
      <text:p text:style-name="P18">&lt;item&gt;Third item in list.&lt;/item&gt;</text:p>
      <text:p text:style-name="P18">&lt;/list&gt;</text:p>
      <text:p text:style-name="P18"/>
      <text:p text:style-name="P18">&lt;list&gt;</text:p>
      <text:p text:style-name="P18">&lt;head&gt;A short list&lt;/head&gt;</text:p>
      <text:p text:style-name="P18">&lt;item n="1"&gt;First item in list.&lt;/item&gt;</text:p>
      <text:p text:style-name="P18">&lt;item n="2"&gt;Second item in list.&lt;/item&gt;</text:p>
      <text:p text:style-name="P18">&lt;item n="3"&gt;Third item in list.&lt;/item&gt;</text:p>
      <text:p text:style-name="P18">&lt;/list&gt;</text:p>
      <text:p text:style-name="P18"/>
      <text:p text:style-name="P18">&lt;list&gt;</text:p>
      <text:p text:style-name="P18">&lt;head&gt;A short list&lt;/head&gt;</text:p>
      <text:p text:style-name="P18">&lt;label&gt;1&lt;/label&gt;&lt;item&gt;First item in list.&lt;/item&gt;</text:p>
      <text:p text:style-name="P18">&lt;label&gt;2&lt;/label&gt;&lt;item&gt;Second item in list.&lt;/item&gt;</text:p>
      <text:p text:style-name="P18">&lt;label&gt;3&lt;/label&gt;&lt;item&gt;Third item in list.&lt;/item&gt;</text:p>
      <text:p text:style-name="P18">&lt;/list&gt;</text:p>
      <text:p text:style-name="P18"/>
      <text:p text:style-name="P18">上述的樣式在同一列表中不可混用。</text:p>
      <text:p text:style-name="P18">簡單的兩欄式表單，可以<text:span text:style-name="T10">詞彙表</text:span>的方式來處理，標誌成「&lt;list type="gloss"&gt;」。詞彙表中，一個項目包含一個<text:span text:style-name="T10">詞目</text:span>及一個<text:span text:style-name="T10">解釋</text:span>， 各以元素&lt;標籤&gt;（&lt;label&gt;）及元素&lt;項目&gt;（&lt;item&gt;）來標記。與這兩個元素相對應的元素 為&lt;專有名詞&gt;（&lt;term&gt;）與&lt;注釋&gt;（&lt;gloss&gt;），元素&lt;專有名詞&gt; （&lt;term&gt;）與&lt;注釋&gt;（&lt;gloss&gt;）可出現在文本中的任何位置。</text:p>
      <text:p text:style-name="P18">&lt;list type="gloss"&gt;</text:p>
      <text:p text:style-name="P18">&lt;head&gt;Vocabulary&lt;/head&gt;</text:p>
      <text:p text:style-name="P18">&lt;label lang="enm"&gt;nu&lt;/label&gt; <text:s text:c="7"/>&lt;item&gt;now&lt;/item&gt;</text:p>
      <text:p text:style-name="P18">&lt;label lang="enm"&gt;lhude&lt;/label&gt; <text:s text:c="4"/>&lt;item&gt;loudly&lt;/item&gt;</text:p>
      <text:p text:style-name="P18">&lt;label lang="enm"&gt;bloweth&lt;/label&gt; <text:s text:c="2"/>&lt;item&gt;blooms&lt;/item&gt;</text:p>
      <text:p text:style-name="P18">&lt;label lang="enm"&gt;med&lt;/label&gt; <text:s text:c="6"/>&lt;item&gt;meadow&lt;/item&gt;</text:p>
      <text:p text:style-name="P18">&lt;label lang="enm"&gt;wude&lt;/label&gt; <text:s text:c="5"/>&lt;item&gt;wood&lt;/item&gt;</text:p>
      <text:p text:style-name="P18">&lt;label lang="enm"&gt;awe&lt;/label&gt; <text:s text:c="6"/>&lt;item&gt;ewe&lt;/item&gt;</text:p>
      <text:p text:style-name="P18">&lt;label lang="enm"&gt;lhouth&lt;/label&gt; <text:s text:c="3"/>&lt;item&gt;lows&lt;/item&gt;</text:p>
      <text:p text:style-name="P18">&lt;label lang="enm"&gt;sterteth&lt;/label&gt; <text:s/>&lt;item&gt;bounds, frisks&lt;/item&gt;</text:p>
      <text:p text:style-name="P18">&lt;label lang="enm"&gt;verteth&lt;/label&gt; <text:s text:c="2"/>&lt;item lang="lat"&gt;pedit&lt;/item&gt;</text:p>
      <text:p text:style-name="P18">&lt;label lang="enm"&gt;murie&lt;/label&gt; <text:s text:c="4"/>&lt;item&gt;merrily&lt;/item&gt;</text:p>
      <text:p text:style-name="P18">&lt;label lang="enm"&gt;swik&lt;/label&gt; <text:s text:c="5"/>&lt;item&gt;cease&lt;/item&gt;</text:p>
      <text:p text:style-name="P18">&lt;label lang="enm"&gt;naver&lt;/label&gt; <text:s text:c="4"/>&lt;item&gt;never&lt;/item&gt;</text:p>
      <text:p text:style-name="P18">&lt;/list&gt;</text:p>
      <text:p text:style-name="P18"/>
      <text:p text:style-name="P18">內部結構複雜的列表項目，比較傾向視之為表單，這種特殊目的的標誌，下面的章節「14. 表單」會定義。</text:p>
      <text:p text:style-name="P18">不論何種列表，如果有需要，其中的項目當然可以再深入一層。下例中，一個詞彙表有兩個項目，每一個項目中都各自包含一組簡單的列表：</text:p>
      <text:p text:style-name="P18">&lt;list type="gloss"&gt;&lt;label&gt;EVIL&lt;/label&gt;</text:p>
      <text:p text:style-name="P18">&lt;item&gt;&lt;list type="simple"&gt;</text:p>
      <text:p text:style-name="P18"><text:s text:c="3"/>&lt;item&gt;I am cast upon a horrible desolate island, void</text:p>
      <text:p text:style-name="P18"><text:s text:c="10"/>of all hope of recovery.&lt;/item&gt;</text:p>
      <text:p text:style-name="P18"><text:s text:c="3"/>&lt;item&gt;I am singled out and separated as it were from</text:p>
      <text:p text:style-name="P18"><text:s text:c="9"/>all the world to be miserable.&lt;/item&gt;</text:p>
      <text:p text:style-name="P18"><text:s text:c="3"/>&lt;item&gt;I am divided from mankind &amp;mdash; a solitaire; one</text:p>
      <text:p text:style-name="P18"><text:s text:c="11"/>banished from human society.&lt;/item&gt;</text:p>
      <text:p text:style-name="P18"><text:s text:c="5"/>&lt;/list&gt; &lt;!-- end of first nested list --&gt;&lt;/item&gt;</text:p>
      <text:p text:style-name="P18">&lt;label&gt;GOOD&lt;/label&gt;</text:p>
      <text:p text:style-name="P18">&lt;item&gt;&lt;list type="simple"&gt;</text:p>
      <text:p text:style-name="P18"><text:s text:c="5"/>&lt;item&gt;But I am alive; and not drowned, as all my</text:p>
      <text:p text:style-name="P18"><text:s text:c="14"/>ship's company were.&lt;/item&gt;</text:p>
      <text:p text:style-name="P18"><text:s text:c="5"/>&lt;item&gt;But I am singled out, too, from all the ship's</text:p>
      <text:p text:style-name="P18"><text:s text:c="13"/>crew, to be spared from death...&lt;/item&gt;</text:p>
      <text:p text:style-name="P18"><text:s text:c="5"/>&lt;item&gt;But I am not starved, and perishing on a barren place,</text:p>
      <text:p text:style-name="P18"><text:s text:c="12"/>affording no sustenances....&lt;/item&gt;</text:p>
      <text:p text:style-name="P18"><text:s text:c="5"/>&lt;/list&gt;&lt;!-- end of second nested list --&gt;&lt;/item&gt;</text:p>
      <text:p text:style-name="P18">&lt;/list&gt;&lt;!-- end of glossary list --&gt;</text:p>
      <text:p text:style-name="P18"/>
      <text:p text:style-name="P18">列表未必要以條列方式呈現。例如：</text:p>
      <text:p text:style-name="P18">On those remote pages it is written that animals are</text:p>
      <text:p text:style-name="P18">divided into &lt;list rend="run-on"&gt;&lt;item n="a"&gt;those that belong to the</text:p>
      <text:p text:style-name="P18">Emperor,&lt;item n="b"&gt; embalmed ones, &lt;item n="c"&gt; those</text:p>
      <text:p text:style-name="P18">that are trained, &lt;item n="d"&gt; suckling pigs, &lt;item n="e"&gt;</text:p>
      <text:p text:style-name="P18">mermaids, &lt;item n="f"&gt; fabulous ones, &lt;item n="g"&gt; stray</text:p>
      <text:p text:style-name="P18">dogs, &lt;item n="h"&gt; those that are included in this</text:p>
      <text:p text:style-name="P18">classification, &lt;item n="i"&gt; those that tremble as if they</text:p>
      <text:p text:style-name="P18">were mad, &lt;item n="j"&gt; innumerable ones, &lt;item n="k"&gt; those</text:p>
      <text:p text:style-name="P18">drawn with a very fine camel's-hair brush, &lt;item n="l"&gt;</text:p>
      <text:p text:style-name="P18">others, &lt;item n="m"&gt; those that have just broken a flower</text:p>
      <text:p text:style-name="P18">vase, &lt;item n="n"&gt; those that resemble flies from a</text:p>
      <text:p text:style-name="P18">distance.&lt;/list&gt;</text:p>
      <text:p text:style-name="P18"/>
      <text:p text:style-name="P18">書目項目的列表應以元素&lt;書目表列&gt;（&lt;listBibl&gt;）標誌，下一節章節會說明。</text:p>
      <text:p text:style-name="P18"/>
      <text:p text:style-name="P18"> </text:p>
      <text:p text:style-name="P19">13. 書目資料</text:p>
      <text:p text:style-name="P18"/>
      <text:p text:style-name="P18">區別書目資料在被標誌文本中出現的位置，通常有助於研究，因此書目資料在文件印出時會以適當規範的形式出現。元素&lt;書目資料&gt;（&lt;bibl&gt;）即為此目的而設：</text:p>
      <text:p text:style-name="P18"><text:bookmark-start text:name="bibl"/>&lt;<text:bookmark-end text:name="bibl"/>書目資料&gt;/&lt;bibl&gt; </text:p>
      <text:p text:style-name="P18">標誌結構鬆散的書目資料，組成書目的構件可以不用明確標示出來。 </text:p>
      <text:p text:style-name="P18">書目參考資料中的構件，可適當的使用下列的元素來區分。至少將需要特殊格式化的部分（例如文章、書籍及學刊的題名）標誌出來，就相當有用。其他的元素提供特殊案例需要附加類似細節時使用。</text:p>
      <text:p text:style-name="P18"><text:bookmark-start text:name="author"/>&lt;<text:bookmark-end text:name="author"/>作者&gt;/&lt;author&gt; </text:p>
      <text:p text:style-name="P18">在書目參考資料中，標誌作品個人或團體作者的名稱、任何書目項目中的原始責任歸屬。 </text:p>
      <text:p text:style-name="P18"><text:bookmark-start text:name="biblScope"/>&lt;<text:bookmark-end text:name="biblScope"/>引用範圍&gt;/&lt;biblScope&gt; </text:p>
      <text:p text:style-name="P18">定義書目參考資料的範圍，例如，一個頁碼表，或大型作品中的被命名的部分內容。 </text:p>
      <text:p text:style-name="P18"><text:bookmark-start text:name="date1"/>&lt;<text:bookmark-end text:name="date1"/>日期&gt;/&lt;date&gt; </text:p>
      <text:p text:style-name="P18">標誌任何形式的日期。 </text:p>
      <text:p text:style-name="P18"><text:bookmark-start text:name="editor"/>&lt;<text:bookmark-end text:name="editor"/>編者&gt;/&lt;editor&gt; </text:p>
      <text:p text:style-name="P18">書目項目的第二責任歸屬，例如扮演編輯、編譯、翻譯等角色的個人、機構或組織（或其他類似者）。屬性包括： </text:p>
      <text:p text:style-name="P18">角色/role </text:p>
      <text:p text:style-name="P18">說明責任類型的性質。簡單的屬性包括：譯者、編譯者、插畫者等，預設值為編者。 </text:p>
      <text:p text:style-name="P18"><text:bookmark-start text:name="imprint"/>&lt;<text:bookmark-end text:name="imprint"/>印行資訊&gt;/&lt;imprint&gt; </text:p>
      <text:p text:style-name="P18">集合書目項目的出版或發行的相關資訊。 </text:p>
      <text:p text:style-name="P18"><text:bookmark-start text:name="publisher"/>&lt;<text:bookmark-end text:name="publisher"/>出版者&gt;/&lt;publisher&gt; </text:p>
      <text:p text:style-name="P18">標誌負責出版或發行書目項目的組織的名稱。 </text:p>
      <text:p text:style-name="P18"><text:bookmark-start text:name="pubPlace"/>&lt;<text:bookmark-end text:name="pubPlace"/>出版地&gt;/&lt;pubPlace&gt; </text:p>
      <text:p text:style-name="P18">標誌書目項目出版的地點的名稱。 </text:p>
      <text:p text:style-name="P18"><text:bookmark-start text:name="series"/>&lt;<text:bookmark-end text:name="series"/>集叢&gt;/&lt;series&gt; </text:p>
      <text:p text:style-name="P18">標誌書籍或書目項目出現的集叢的資訊。 </text:p>
      <text:p text:style-name="P18">&lt;題名&gt;/&lt;title&gt; </text:p>
      <text:p text:style-name="P18">標誌作品的題名，不論是文章、書籍、學刊或集叢，也包含任何別名或副題名。屬性包括： </text:p>
      <text:p text:style-name="P18">類型/type </text:p>
      <text:p text:style-name="P18">題名的某種分類，例如主要或附屬等類型。 </text:p>
      <text:p text:style-name="P18">層級/level </text:p>
      <text:p text:style-name="P18">標示書目的題名的層級或分類。指定的屬性值詳見章節6.1. 字型改變 </text:p>
      <text:p text:style-name="P18">例如，編輯註可以被標誌如下：</text:p>
      <text:p text:style-name="Standard"><text:span text:style-name="T12">He was a member of Parliament for Warwickshire in 1445, and died March 14, 1470 (according to Kittredge, </text:span><text:span text:style-name="T11">Harvard Studies</text:span><text:span text:style-name="T12"> 5. 88ff).</text:span></text:p>
      <text:p text:style-name="P18">He was a member of Parliament for Warwickshire in 1445, and died</text:p>
      <text:p text:style-name="P18">March 14, 1470 (according to &lt;bibl&gt;&lt;author&gt;Kittredge&lt;/author&gt;,</text:p>
      <text:p text:style-name="P18">&lt;title&gt;Harvard Studies&lt;/title&gt; &lt;biblScope&gt;5. 88ff&lt;/biblScope&gt;&lt;/bibl&gt;).</text:p>
      <text:p text:style-name="P18"/>
      <text:p text:style-name="P18">書目資料的表列，可以使用元素&lt;書目表列&gt;（&lt;listBibl&gt;）來包含一系列的元素&lt;書目資料&gt;（&lt;bibl&gt;）。</text:p>
      <text:p text:style-name="P18"> </text:p>
      <text:p text:style-name="P19">14. 表格</text:p>
      <text:p text:style-name="P18"/>
      <text:p text:style-name="P18">在任何文字處理系統中，表格就代表了巨大的挑戰，表格出現在大量的文件中，甚至在這個簡化過的TEI標籤集中也有表格。但是，至少必須標誌簡單的表格。下列的元素即在標誌表格：</text:p>
      <text:p text:style-name="P18"><text:bookmark-start text:name="table"/>&lt;<text:bookmark-end text:name="table"/>表格&gt;/&lt;table&gt; </text:p>
      <text:p text:style-name="P18">標誌以欄與列的表格方式呈現的文本。屬性包括： </text:p>
      <text:p text:style-name="P18">列數/rows </text:p>
      <text:p text:style-name="P18">標示表格的列數。 </text:p>
      <text:p text:style-name="P18">欄數/cols </text:p>
      <text:p text:style-name="P18">標示表格每列的欄數。 </text:p>
      <text:p text:style-name="P18"><text:bookmark-start text:name="row"/>&lt;<text:bookmark-end text:name="row"/>欄&gt;/&lt;row&gt; </text:p>
      <text:p text:style-name="P18">標誌表格的一列，屬性包括： </text:p>
      <text:p text:style-name="P18">角色/role </text:p>
      <text:p text:style-name="Standard"><text:span text:style-name="T12">標示同一列的格子所含資訊的種類。建議的屬性值包含用於標籤或是描述性資訊的</text:span><text:span text:style-name="T11">label</text:span><text:span text:style-name="T12">，以及實際填入資料的</text:span><text:span text:style-name="T11">data</text:span><text:span text:style-name="T12">。 </text:span></text:p>
      <text:p text:style-name="P18"><text:bookmark-start text:name="cell"/>&lt;<text:bookmark-end text:name="cell"/>格&gt;/&lt;cell&gt; </text:p>
      <text:p text:style-name="P18">標誌表格中的一個格子。屬性包括： </text:p>
      <text:p text:style-name="P18">角色/role </text:p>
      <text:p text:style-name="Standard"><text:span text:style-name="T12">標示格子中所含資訊的種種類。建議的屬性值包含用於標籤或是描述性資訊的</text:span><text:span text:style-name="T11">label</text:span><text:span text:style-name="T12">，以及實際填入資料的</text:span><text:span text:style-name="T11">data</text:span><text:span text:style-name="T12">。 </text:span></text:p>
      <text:p text:style-name="P18">欄數/cols </text:p>
      <text:p text:style-name="P18">標示這個格子所佔的欄數。 </text:p>
      <text:p text:style-name="P18">列數/rows </text:p>
      <text:p text:style-name="P18">標示這個格子所佔的列數。 </text:p>
      <text:p text:style-name="P18">例如，狄福（Defoe）在《瘟疫年紀事》中使用死亡人數表來顯示疫情的昇降：</text:p>
      <text:p text:style-name="P18">&lt;p&gt;It was indeed coming on amain, for the burials that</text:p>
      <text:p text:style-name="P18">same week were in the next adjoining parishes thus:&amp;mdash;</text:p>
      <text:p text:style-name="P18">&lt;table rows="5" cols="4"&gt;</text:p>
      <text:p text:style-name="P18">&lt;row role="data"&gt;</text:p>
      <text:p text:style-name="P18">&lt;cell role="label"&gt;St. Leonard's, Shoreditch&lt;/cell&gt;</text:p>
      <text:p text:style-name="P18"><text:s text:c="6"/>&lt;cell&gt;64&lt;/cell&gt; &lt;cell&gt;84&lt;/cell&gt; &lt;cell&gt;119&lt;/cell&gt;&lt;/row&gt;</text:p>
      <text:p text:style-name="P18">&lt;cell role="label"&gt;St. Botolph's, Bishopsgate&lt;/row&gt;</text:p>
      <text:p text:style-name="P18"><text:s text:c="6"/>&lt;cell&gt;65&lt;/cell&gt; &lt;cell&gt;105&lt;/cell&gt; &lt;cell&gt;116&lt;/cell&gt;&lt;/row&gt;</text:p>
      <text:p text:style-name="P18">&lt;cell role="label"&gt;St. Giles's, Cripplegate&lt;/row&gt;</text:p>
      <text:p text:style-name="P18"><text:s text:c="5"/>&lt;cell&gt;213&lt;/cell&gt; &lt;cell&gt;421&lt;/cell&gt; &lt;cell&gt;554&lt;/cell&gt;&lt;/row&gt;</text:p>
      <text:p text:style-name="P18">&lt;/table&gt;</text:p>
      <text:p text:style-name="P18">&lt;p&gt;This shutting up of houses was at first counted a very cruel</text:p>
      <text:p text:style-name="P18">and unchristian method, and the poor people so confined made</text:p>
      <text:p text:style-name="P18">bitter lamentations. ... &lt;/p&gt;</text:p>
      <text:p text:style-name="P18"/>
      <text:p text:style-name="P18"> <text:span text:style-name="T6">15. 圖解與圖象</text:span></text:p>
      <text:p text:style-name="P18"/>
      <text:p text:style-name="P18">文獻並不需要完全由文字組成。多數行列排成的文本中，經常就會包含圖表或是插畫，也就更不用說到圖象與文字是不可解的糾結的文獻，或是圖文互為補充的電子資源。</text:p>
      <text:p text:style-name="P18">編碼者或可以使用本節中的元素，簡單地記錄文本中有圖象出現，可能的話附上簡短的內容敘述。同樣的元素也可以用來將圖象的數位化版本夾入電子文獻中。</text:p>
      <text:p text:style-name="P18"><text:bookmark-start text:name="figure"/>&lt;<text:bookmark-end text:name="figure"/>圖象&gt;/&lt;figure&gt; </text:p>
      <text:p text:style-name="P18">標記在文獻中的某個圖像被插入的點，屬性包括： </text:p>
      <text:p text:style-name="P18">實體名稱/entity </text:p>
      <text:p text:style-name="P18">已被其他系統定義過的實體的名稱，標記欲插入圖象的數位化版本。 </text:p>
      <text:p text:style-name="P18"><text:bookmark-start text:name="figDesc"/>&lt;<text:bookmark-end text:name="figDesc"/>圖象描述&gt;/&lt;figDesc&gt; </text:p>
      <text:p text:style-name="P18">標誌圖象的出現或內容的文字敘述，只記錄而不顯示圖形時使用。 </text:p>
      <text:p text:style-name="P18">任何隨圖形出現的文字資訊，例如標題或圖說，可在元素&lt;圖象&gt;（&lt;figure&gt;）之內包含一個元素&lt;標題&gt; （&lt;head&gt;）或多個元素&lt;段落&gt;（&lt;p&gt;），可以用用來標誌任何出現在圖形內，屬於圖形一部分的文字。強烈推薦 以文章式的敘述補充影象，以做為元素&lt;圖象描述&gt;（&lt;figDesc&gt;）的內容，因為應用程式無法顯示圖形，而是採用非視覺的閱 讀程式使得文獻可被檢索。（這類的文字通常不被視為文獻正式內容的一部分。）</text:p>
      <text:p text:style-name="P18">這些元素最簡單的使用方式，是標記圖象的位置，例如：</text:p>
      <text:p text:style-name="P18">&lt;pb n="412"/&gt;</text:p>
      <text:p text:style-name="P18">&lt;figure&gt;&lt;/figure&gt;</text:p>
      <text:p text:style-name="P18">&lt;pb n="413"/&gt;</text:p>
      <text:p text:style-name="P18"/>
      <text:p text:style-name="P18">（注意，結束標記不可省略，即便元素內沒有內容）比較常見的是，一個圖象至少有一個可資辨識的題名，題名應該被標誌在元素&lt;標題&gt;（&lt;head&gt;）中。包含一段影象的簡短的敘述通常也很方便，如下例：</text:p>
      <text:p text:style-name="P18"><text:s text:c="2"/>&lt;figure&gt;</text:p>
      <text:p text:style-name="P18"><text:s text:c="4"/>&lt;head&gt;Mr Fezziwig's Ball&lt;/head&gt;</text:p>
      <text:p text:style-name="P18"><text:s text:c="4"/>&lt;figDesc&gt;A Cruikshank engraving showing Mr Fezziwig leading</text:p>
      <text:p text:style-name="P18"><text:s text:c="7"/>a group of revellers.&lt;/figDesc&gt;</text:p>
      <text:p text:style-name="P18"><text:s text:c="2"/>&lt;/figure&gt;</text:p>
      <text:p text:style-name="P18"/>
      <text:p text:style-name="Standard"><text:span text:style-name="T12">若欲提供圖象的數位版本，將相對應的指標放進文獻中是顯然更好。圖象的元素，例如照片，跟包含文獻文本的實體（檔案），原則上是分開儲存的，而且使 用不同的檔案類型（儲存格式）。TEI Lite的DTD在SGML之下支援使用CGM、PNG、TIFF、GIF或 JPEG 的標準，所採行的檔案類型名稱分別為cgm、png、tiff、gif及jpeg。不論圖形的編碼採用何種格式，都可以同樣的方式夾在文獻中。首先，宣告 一個特殊類型的實體，指定實體的名稱，即外部的識別碼（例如檔案名稱），以及使用的檔案類型。例如，假設Mr Fezziwig 的舞會的數位化圖形被存在一個名為</text:span><text:span text:style-name="T11">「fezzi.tff」</text:span><text:span text:style-name="T12">的TIFF檔中，就必須宣告實體如下：</text:span></text:p>
      <text:p text:style-name="P18">&lt;!ENTITY fezziPic SYSTEM "fezzi.tff" NDATA tiff&gt;</text:p>
      <text:p text:style-name="Standard"><text:span text:style-name="T12">所有這一類的宣告，必須在製作文獻本身之前就先行處理，處理的方式超出表現文獻的範圍（茲不贅述），但是在</text:span><text:a xlink:type="simple" xlink:href="http://www.tei-c.org/Guidelines2/gentleintro.html"><text:span text:style-name="T14">「XML入門」</text:span></text:a><text:span text:style-name="T12">及多種SGML與XML的介紹文件中都有討論。</text:span></text:p>
      <text:p text:style-name="Standard"><text:span text:style-name="T12">在上述宣告的實行之後，所需要做的就是將數位化的影象夾在文獻中正確的點上，並在元素&lt;圖象&gt;（&lt;figure&gt;）中提供的屬性</text:span><text:span text:style-name="T11">實體名稱（entity）</text:span><text:span text:style-name="T12">屬性值：</text:span></text:p>
      <text:p text:style-name="P18"><text:s text:c="2"/>&lt;figure entity="fezziPic"&gt;</text:p>
      <text:p text:style-name="P18"><text:s text:c="3"/>&lt;head&gt;Mr Fezziwig's Ball&lt;/head&gt;</text:p>
      <text:p text:style-name="P18"><text:s text:c="3"/>&lt;figDesc&gt;A Cruikshank engraving showing Mr Fezziwig leading</text:p>
      <text:p text:style-name="P18"><text:s text:c="6"/>a group of revellers.&lt;/figDesc&gt;</text:p>
      <text:p text:style-name="P18"><text:s text:c="3"/>&lt;/figure&gt;</text:p>
      <text:p text:style-name="P18"> </text:p>
      <text:p text:style-name="P19">16. 詮釋與分析</text:p>
      <text:p text:style-name="P18"/>
      <text:p text:style-name="P18">有一種說法：所有的標記都是詮釋或分析的形式。因為要以任何一貫的方式確實地辨別「主觀」與「客觀」資訊，是非常困難，而且是不可能的。相較於客觀 判斷，主觀判斷基本上較易引發的爭議也是事實。因此，許多學者傾向只有在當這個詮釋可能提醒讀者，相較於其他的標誌，這個部分被視為開放討論時，才會使 用。本章節描述TEI架構中幾個為符合這個需求所產生的元素。</text:p>
      <text:p text:style-name="P18"> </text:p>
      <text:p text:style-name="P18"><text:bookmark-start text:name="16_1"/>16.1. 拼寫正確的句子<text:bookmark-end text:name="16_1"/></text:p>
      <text:p text:style-name="P18">詮釋的基本範圍是橫跨整個文本的，與其他結構單元無特殊的關係。一個有用的序言（預備、在前的）用來強調詮釋，於是分割文本成分散而可辨的單元，每 一個單元帶有一個標籤，用來做為一種「正規的參考資料」。為使這種用法變得容易，這些單元不可相互重疊，亦不可互相包含。各單元可以簡便地使用下列的元素 來表現：</text:p>
      <text:p text:style-name="P18"><text:bookmark-start text:name="s"/>&lt;<text:bookmark-end text:name="s"/>成句單位&gt;/&lt;s&gt; </text:p>
      <text:p text:style-name="P18">標標誌文獻中的<text:span text:style-name="T10">成句單位（s-unit）</text:span>。目的在建立一個涵蓋全部文本的簡單的正規參考資料架構。屬性包括： </text:p>
      <text:p text:style-name="P18">類型/type </text:p>
      <text:p text:style-name="P18">為單元分類（例如：敘述句、疑問句等。） </text:p>
      <text:p text:style-name="Standard"><text:span text:style-name="T12">如同名稱所建議，元素&lt;成句單位&gt;（&lt;s&gt;）最常用來標誌</text:span><text:span text:style-name="T15">拼寫正確的句子</text:span><text:span text:style-name="T12">（至少在在語言學的應用上），也就是說單元由標點符號等</text:span><text:span text:style-name="T15">拼寫正確的</text:span><text:span text:style-name="T12">特徵來定義。例如，在</text:span><text:span text:style-name="T11">簡愛</text:span><text:span text:style-name="T12">的章節中談論到稍早所發生事情時，可被分為下列的成句單位（s-units）：</text:span></text:p>
      <text:p text:style-name="P18">&lt;pb n="474"/&gt;</text:p>
      <text:p text:style-name="P18">&lt;div1 type="chapter" n="38"&gt;</text:p>
      <text:p text:style-name="P18">&lt;p&gt;&lt;s n="001"&gt;Reader, I married him.&lt;/s&gt;</text:p>
      <text:p text:style-name="P18">&lt;s n="002"&gt;A quiet wedding we had:&lt;/s&gt;</text:p>
      <text:p text:style-name="P18">&lt;s n="003"&gt;he and I, the parson and clerk, were alone present.&lt;/s&gt;</text:p>
      <text:p text:style-name="P18">&lt;s n="004"&gt;When we got back from church, I went</text:p>
      <text:p text:style-name="P18">into the kitchen of the manor-house, where Mary was cooking the dinner,</text:p>
      <text:p text:style-name="P18">and John cleaning the knives, and I said &amp;mdash;&lt;/s&gt;</text:p>
      <text:p text:style-name="P18">&lt;p&gt;&lt;q&gt;&lt;s n="005"&gt;Mary, I have been married to Mr Rochester</text:p>
      <text:p text:style-name="P18">this morning.&lt;/s&gt;&lt;/q&gt; ...</text:p>
      <text:p text:style-name="P18"/>
      <text:p text:style-name="Standard"><text:span text:style-name="T12">注意元素&lt;s&gt;不可以使用巢狀結構：一個元素&lt;成句單位&gt;（&lt;s&gt;）的開始，表示上一個元素&lt;成句單位 &gt;（&lt;s&gt;）已經結束。當一個成句單位（s-units）用上述的方法標誌，建議將整個文本中的成句單位都要頭尾相接，以使得被分析的 文本中的每一個字，都可以確實地以一個元素&lt;成句單位&gt;（&lt;s&gt;）標誌，被標誌部分即可用辨識碼來指定一個唯一的參考資料如果識 別碼在文獻中為唯一值，則上述例子中的屬性</text:span><text:span text:style-name="T11">略稱（n）</text:span><text:span text:style-name="T12">，改為屬性</text:span><text:span text:style-name="T11">識別碼（id）</text:span><text:span text:style-name="T12">會更好。</text:span></text:p>
      <text:p text:style-name="P18"> </text:p>
      <text:p text:style-name="P18"/>
      <text:p text:style-name="P18"><text:bookmark-start text:name="16_2"/>16.2. 一般目的的詮釋元素<text:bookmark-end text:name="16_2"/></text:p>
      <text:p text:style-name="Standard"><text:span text:style-name="T12">目的較為普通的分割元素，元素&lt;強制分割&gt;（&lt;seg&gt;）在識別其他未標誌的交互參照目標與超文件連結時已經介紹過（見章節「8. 參照連結」）。元素&lt;強制分割&gt;（&lt;seg&gt;）識別文本中某些片語層次的部分，編碼者可指定一個使用者設定的</text:span><text:span text:style-name="T13">類型</text:span><text:span text:style-name="T11">（type）</text:span><text:span text:style-name="T12">，最好同時可以指定一個唯一的識別碼。這種方式可用在標記已出版的TEI指原導則中未提供的原文特徵。</text:span></text:p>
      <text:p text:style-name="Standard"><text:span text:style-name="T12">例如，指引中並未提供元素&lt;道白句&gt;（&lt;apostrophe&gt;），以標誌在文學作品中講述者直接向讀者（或聽者）講述的部分。其中一種處理的方式，是將這些視為被元素&lt;引句&gt;（&lt;q&gt;）標誌的段落，並以相對應的</text:span><text:span text:style-name="T11">人物（who）屬性值</text:span><text:span text:style-name="T12">與其他的人物作區別。另一種較為簡單，實際上也較普遍的解決方式，是如下例所示來使用元素&lt;強制分割&gt;（&lt;seg&gt;）：</text:span></text:p>
      <text:p text:style-name="P18">&lt;div1 type="chapter" n="38"&gt;</text:p>
      <text:p text:style-name="P18">&lt;p&gt;&lt;seg type="apostrophe"&gt;Reader, I married him.&lt;/seg&gt;</text:p>
      <text:p text:style-name="P18">A quiet wedding we had: ...</text:p>
      <text:p text:style-name="P18"/>
      <text:p text:style-name="P18">元素&lt;強制分割&gt;（&lt;seg&gt;）中使用屬性<text:span text:style-name="T6">類型（type）</text:span>可使用任何屬性值，因此，任何片語層次的現像都可以被記錄。最好可以將這些屬性值及其特性記錄在TEI Header中。</text:p>
      <text:p text:style-name="Standard"><text:span text:style-name="T12">具某一類型的元素&lt;強制分割&gt;（&lt;seg&gt;）（不同於看來相似的元素&lt;成句單位&gt;（&lt;s&gt;））， 可以在同一類型或其他不同的類型的&lt;強制分割&gt;（&lt;seg&gt;）元素巢狀結構層層疊套。巢狀結構可以表現相當複雜的結構，在上面的 章節「8.3 連結屬性」中已提供部分範例。但是，由於必須注意元素必須正確地被疊套的要求，不得相互重疊，它無法應付一般的詮釋需求，作完全無視於文獻階層的武斷分割。詮釋的本身也只能表現單一的</text:span><text:span text:style-name="T11">類型（type）</text:span><text:span text:style-name="T12">屬性值。</text:span></text:p>
      <text:p text:style-name="P18">以上的限制也適用於元素&lt;詮釋&gt;（&lt;interp&gt;）中，元素&lt;詮釋&gt;（&lt;interp&gt;）以比較直接的的方式，為相當複雜的詮釋資訊，提供強而有力特徵的標誌。</text:p>
      <text:p text:style-name="P18"><text:bookmark-start text:name="interp"/>&lt;<text:bookmark-end text:name="interp"/>詮釋&gt;/&lt;interp&gt; </text:p>
      <text:p text:style-name="P18">提供連結到一段文字的詮釋註解。屬性包括： </text:p>
      <text:p text:style-name="P18">標準格式值/value </text:p>
      <text:p text:style-name="P18">辦識被註釋的特定現象。 </text:p>
      <text:p text:style-name="P18">責任歸屬/resp </text:p>
      <text:p text:style-name="P18">標明註釋的責任者。 </text:p>
      <text:p text:style-name="P18">類型/type </text:p>
      <text:p text:style-name="P18">標明章節中被註釋的現像的種類。參考值包括圖形、特性、主題、暗示、或是被標誌的段落為已被定義過的特殊敘述類型。 </text:p>
      <text:p text:style-name="P18">實際位置/inst </text:p>
      <text:p text:style-name="P18">指向目前的元素所表現的分析或是詮釋的內容的實體。 </text:p>
      <text:p text:style-name="P18"><text:bookmark-start text:name="interpGrp"/>&lt;<text:bookmark-end text:name="interpGrp"/>詮釋群組&gt;/&lt;interpGrp&gt; </text:p>
      <text:p text:style-name="P18">將標誌&lt;詮釋&gt;（&lt;interp&gt;）匯集在一起。 </text:p>
      <text:p text:style-name="P18">本元素允許編碼者將詮釋的分類以及詮釋所分類的特殊內容逐一列出。因此，一個元素&lt;強制分割&gt;（&lt;seg&gt;）可說是簡單地 表現某些東西是一個道白句，使用元素&lt;詮釋&gt;（&lt;interp&gt;）時，則可說這是一個大的分類（敘述角色的）中被標誌的段落（道 白句部分）。</text:p>
      <text:p text:style-name="P18">除此之外，&lt;詮釋&gt;（&lt;interp&gt;）是一個空的元素，必須連結到應用的段落，不論是藉由章節「8.3 連結屬性」中討論過的屬性<text:span text:style-name="T6">分析（ana）</text:span>，或是藉由元素本身的屬性<text:span text:style-name="T6">實際位置（inst）</text:span>。這意味著任何分析的類型都可以被表現，不需與文獻的階層相關，也使將特殊類型的分析群聚在一起變得容易。元素&lt;詮釋群組&gt;（&lt;interpGrp&gt;）即以群聚特殊類型的分析為目的而設。 </text:p>
      <text:p text:style-name="P18">例如，假設使用者想要標誌文本在主旨、主題素材、敘述的角色及敘事中各場景的位置等多樣的面向。以取自<text:span text:style-name="T10">簡愛</text:span>中的篇章為例，作不同的分割，或與道白、誇飾與隱喻的敘述角色有關；或與參考到教堂、僕役、烹飪、郵務及蜜月等主題素材有關；或與在教堂、廚房及不特定地點（客廳？）等地的場景有關。</text:p>
      <text:p text:style-name="P18">這些詮釋可以被放在元素&lt;文件內容&gt;（&lt;text&gt;）中的任何地方，將所有的詮釋放在同一個地方（例如，文前或文後資訊的獨立區段）似乎是個好的做法，如下例所示：</text:p>
      <text:p text:style-name="P18">&lt;back&gt;</text:p>
      <text:p text:style-name="P18">&lt;div1 type="Interpretations"&gt;</text:p>
      <text:p text:style-name="P18">&lt;p&gt;&lt;interp id="fig-apos" <text:s/>resp="LB, MSM"</text:p>
      <text:p text:style-name="P18"><text:s text:c="5"/>type="figure of speech" value="apostrophe"/&gt;</text:p>
      <text:p text:style-name="P18">&lt;interp id="fig-hyp" <text:s text:c="2"/>resp="LB, MSM"</text:p>
      <text:p text:style-name="P18"><text:s text:c="5"/>type="figure of speech" value="hyperbole"/&gt;</text:p>
      <text:p text:style-name="P18">&lt;!-- ... --&gt;</text:p>
      <text:p text:style-name="P18">&lt;interp id="set-church" <text:s/>resp="LB, MSM"</text:p>
      <text:p text:style-name="P18"><text:s text:c="5"/>type="setting" value="church"/&gt;</text:p>
      <text:p text:style-name="P18">&lt;!-- ... --&gt;</text:p>
      <text:p text:style-name="P18">&lt;interp id="ref-church" <text:s/>resp="LB, MSM"</text:p>
      <text:p text:style-name="P18"><text:s text:c="5"/>type="reference" value="church"/&gt;</text:p>
      <text:p text:style-name="P18">&lt;interp id="ref-serv" <text:s text:c="3"/>resp="LB, MSM"</text:p>
      <text:p text:style-name="P18"><text:s text:c="5"/>type="reference" value="servants"/&gt;</text:p>
      <text:p text:style-name="P18">&lt;!-- ... --&gt;</text:p>
      <text:p text:style-name="P18">&lt;/p&gt;&lt;/div1&gt;</text:p>
      <text:p text:style-name="P18"/>
      <text:p text:style-name="P18">這類編碼的明顯重覆，可以使用元素&lt;詮釋群組&gt;（&lt;interpGrp&gt;）群聚所有的共享相同屬性值的元素&lt;詮釋&gt;（&lt;interp&gt;），而相當程度地減省，如下所示：</text:p>
      <text:p text:style-name="P18">&lt;back&gt;</text:p>
      <text:p text:style-name="P18">&lt;div1 type="Interpretations"&gt;</text:p>
      <text:p text:style-name="P18">&lt;p&gt;</text:p>
      <text:p text:style-name="P18">&lt;interpGrp type="figure of speech" resp="LB, MSM"&gt;</text:p>
      <text:p text:style-name="P18">&lt;interp id="fig-apos" value="apostrophe"/&gt;</text:p>
      <text:p text:style-name="P18">&lt;interp id="fig-hyp" <text:s/>value="hyperbole"/&gt;</text:p>
      <text:p text:style-name="P18">&lt;interp id="fig-meta" value="metaphor"/&gt;</text:p>
      <text:p text:style-name="P18">&lt;!-- ... --&gt;</text:p>
      <text:p text:style-name="P18">&lt;/interpGrp&gt;</text:p>
      <text:p text:style-name="P18">&lt;interpGrp type="scene-setting" resp="LB, MSM"&gt;</text:p>
      <text:p text:style-name="P18">&lt;interp id="set-church" <text:s/>value="church"/&gt;</text:p>
      <text:p text:style-name="P18">&lt;interp id="set-kitch" <text:s text:c="2"/>value="kitchen"/&gt;</text:p>
      <text:p text:style-name="P18">&lt;interp id="set-unspec" <text:s/>value="unspecified"/&gt;</text:p>
      <text:p text:style-name="P18">&lt;!-- ... --&gt;</text:p>
      <text:p text:style-name="P18">&lt;/interpGrp&gt;</text:p>
      <text:p text:style-name="P18">&lt;interpGrp type="reference" resp="LB, MSM"&gt;</text:p>
      <text:p text:style-name="P18">&lt;interp id="ref-church" value="church"/&gt;</text:p>
      <text:p text:style-name="P18">&lt;interp id="ref-serv" <text:s text:c="2"/>value="servants"/&gt;</text:p>
      <text:p text:style-name="P18">&lt;interp id="ref-cook" <text:s text:c="2"/>value="cooking"/&gt;</text:p>
      <text:p text:style-name="P18">&lt;!-- ... --&gt;</text:p>
      <text:p text:style-name="P18">&lt;/interpGrp&gt;</text:p>
      <text:p text:style-name="P18">&lt;/p&gt;&lt;/div1&gt;</text:p>
      <text:p text:style-name="P18"/>
      <text:p text:style-name="P18">一旦這些詮釋元素被定義，就可與文本的部分連結，有兩種應用方式，可僅採其一，或是二者並用。在任何適用的元素內使用屬性<text:span text:style-name="T6">分析（ana）</text:span>：</text:p>
      <text:p text:style-name="P18">&lt;div1 type="chapter" n="38"&gt;</text:p>
      <text:p text:style-name="P18">&lt;p id="P38.1" ana="set-church set-kitch"&gt;&lt;/p&gt;</text:p>
      <text:p text:style-name="P18">&lt;s id="P38.1.1" ana="fig-apos"&gt;Reader, I married him.&lt;/s&gt;</text:p>
      <text:p text:style-name="P18">...</text:p>
      <text:p text:style-name="P18"/>
      <text:p text:style-name="P18">注意在此例中，因為段落有兩個場景（在教堂及廚房內），兩者都輔以識別代號。</text:p>
      <text:p text:style-name="P18">另一種可行的方式是，元素&lt;詮釋&gt;（&lt;interp&gt;）可以指向文本中所有應用到屬性<text:span text:style-name="T6">實際位置（inst）</text:span>的部分：</text:p>
      <text:p text:style-name="P18">&lt;interp id="fig-apos" type="figure of speech" resp="LB, MSM"</text:p>
      <text:p text:style-name="P18"><text:s text:c="3"/>value="apostrophe" inst="P38.1.1"/&gt;</text:p>
      <text:p text:style-name="P18">&lt;!-- ... --&gt;</text:p>
      <text:p text:style-name="P18">&lt;interp id="set-church" <text:s/>type="scene-setting" value="church"</text:p>
      <text:p text:style-name="P18"><text:s text:c="3"/>inst="P38.1" resp="LB, MSM"/&gt;</text:p>
      <text:p text:style-name="P18">&lt;interp id="set-kitchen" type="scene-setting" value="kitchen"</text:p>
      <text:p text:style-name="P18"><text:s text:c="3"/>inst="P38.1" resp="LB, MSM"/&gt;</text:p>
      <text:p text:style-name="P18">&lt;!-- ... --&gt;</text:p>
      <text:p text:style-name="P18"/>
      <text:p text:style-name="P18">元素&lt;詮釋&gt;（&lt;interp&gt;）不受限於任何特定類型的分析，上例顯示的文學分析不過是可能用法的一種，使用者也可以同樣的方式使用&lt;詮釋&gt;（&lt;interp&gt;），來標誌語言的局部演說分析。例如，在章節「8.3 連結屬性」中的例句所假設的語言分析，可以如下方式表示：</text:p>
      <text:p text:style-name="P18">&lt;interp id="NP1" type="pos" value="noun phrase, singular"/&gt;</text:p>
      <text:p text:style-name="P18">&lt;interp id="VV1" type="pos" value="inflected verb, present-tense singular"/&gt;</text:p>
      <text:p text:style-name="P18">...</text:p>
      <text:p text:style-name="P18"> <text:span text:style-name="T6">17. 科技文獻</text:span></text:p>
      <text:p text:style-name="P18"/>
      <text:p text:style-name="P18">雖然本文獻是針對使用TEI架構為已存在的「未電子化」文獻進行編碼，但是同樣的架構也可以用來為新文獻進行編碼。在預製新文獻（例如本文獻）上， XML（對TEI架構）多所推薦：文獻結構可清楚的呈現，而且同樣的電子文獻可因多種目的而重覆使用──例如，可提供線上超文件又可提供瀏覽，同時也為一 般媒體提供妥為格式化的排版版本。</text:p>
      <text:p text:style-name="P18">為使新文獻的編碼變得容易，TEI Lite包含了一點附加的元素，擴充了TEI的主DTD，特別用在標誌一般及XML相關的科技文獻中的特徵。</text:p>
      <text:p text:style-name="P18"> </text:p>
      <text:p text:style-name="P18"><text:bookmark-start text:name="17_1"/>17.1. 為科技文件而設的附加元素<text:bookmark-end text:name="17_1"/></text:p>
      <text:p text:style-name="P18">下列元素或可被用來標誌科技文獻的特徵：</text:p>
      <text:p text:style-name="P18"><text:bookmark-start text:name="eg"/>&lt;<text:bookmark-end text:name="eg"/>範例&gt;/&lt;eg&gt; </text:p>
      <text:p text:style-name="P18">標誌一個討論中的科技主題所舉的短例，例如，程式的片斷或是SGML編碼的示範。 </text:p>
      <text:p text:style-name="P18"><text:bookmark-start text:name="code"/>&lt;<text:bookmark-end text:name="code"/>程式碼&gt;/&lt;code&gt; </text:p>
      <text:p text:style-name="P18">標誌使用正規語言（通常是程式語言）的程式片斷。 </text:p>
      <text:p text:style-name="P18"><text:bookmark-start text:name="ident"/>&lt;<text:bookmark-end text:name="ident"/>識別代碼&gt;/&lt;ident&gt; </text:p>
      <text:p text:style-name="P18">標誌某種識別碼，例如，XML元素或屬性的名稱及其異稱。 </text:p>
      <text:p text:style-name="P18"><text:bookmark-start text:name="gi"/>&lt;<text:bookmark-end text:name="gi"/>類名識別&gt;/&lt;gi&gt; </text:p>
      <text:p text:style-name="P18">標誌識別碼的特殊類型：XML的通用識別或是元素名稱。 </text:p>
      <text:p text:style-name="P18"><text:bookmark-start text:name="kw"/>&lt;<text:bookmark-end text:name="kw"/>關鍵語詞&gt;/&lt;kw&gt; </text:p>
      <text:p text:style-name="P18">標誌某種正規語言中的關鍵詞。 </text:p>
      <text:p text:style-name="P18"><text:bookmark-start text:name="formula"/>&lt;<text:bookmark-end text:name="formula"/>公式&gt;/&lt;formula&gt; </text:p>
      <text:p text:style-name="P18">標誌數學或化學公式，可選用部分非XML的符記法。屬性包括： </text:p>
      <text:p text:style-name="P18">符記法/notation </text:p>
      <text:p text:style-name="Standard"><text:span text:style-name="T12">標示用來表示公式本體的符記法。預設值是</text:span><text:span text:style-name="T11">tex</text:span><text:span text:style-name="T12">，表示是以TeX排版系統呈現。 </text:span></text:p>
      <text:p text:style-name="P18">下例顯示在一個福傳程式語言的課程簡介中，如何使用這些元素為其內容編碼：</text:p>
      <text:p text:style-name="P18">&lt;p&gt;It is traditional to introduce a language with a program like the</text:p>
      <text:p text:style-name="P18">following:</text:p>
      <text:p text:style-name="P18">&lt;eg&gt;</text:p>
      <text:p text:style-name="P18"><text:s text:c="3"/>CHAR*12 GRTG</text:p>
      <text:p text:style-name="P18"><text:s text:c="3"/>GRTG = 'HELLO WORLD'</text:p>
      <text:p text:style-name="P18"><text:s text:c="3"/>PRINT *, GRTG</text:p>
      <text:p text:style-name="P18"><text:s text:c="3"/>END</text:p>
      <text:p text:style-name="P18">&lt;/eg&gt;&lt;/p&gt;</text:p>
      <text:p text:style-name="P18">&lt;p&gt;This simple example first declares a variable &lt;ident&gt;GRTG&lt;/ident&gt;, in</text:p>
      <text:p text:style-name="P18">the line &lt;code&gt;CHAR*12 GRTG&lt;/code&gt;, which identifies &lt;ident&gt;GRTG&lt;/ident&gt;</text:p>
      <text:p text:style-name="P18">as consisting of 12 bytes of type &lt;kw&gt;CHAR&lt;/kw&gt;. <text:s/>To this variable,</text:p>
      <text:p text:style-name="P18">the value &lt;mentioned&gt;HELLO WORLD&lt;/mentioned&gt;</text:p>
      <text:p text:style-name="P18">is then assigned. This is followed by a &lt;kw&gt;PRINT&lt;/kw&gt; statement and an</text:p>
      <text:p text:style-name="P18">&lt;kw&gt;END&lt;/kw&gt; statement.</text:p>
      <text:p text:style-name="P18"/>
      <text:p text:style-name="P18">在上述例子的文本中，一個格式的運用，可以適當地做成格式範例（例如，保留空行，或是使用顯目的字體）。相同的，像&lt;識別代碼&gt;（&lt;ident&gt;）與&lt;關鍵語詞&gt;（&lt;kw&gt;）標記的使用，使建構有用的索引變成更容易。</text:p>
      <text:p text:style-name="P18">出現在文本中的數學或化學公式，應用元素&lt;公式&gt;（&lt;formula&gt;）標誌成特殊項目。由於公式中通常包含大量且多樣的特殊排版印刷的特徵，而這些特徵在其他的一般文件中不會出現，通常需要用特殊的記符法來呈現公式的本體。使用的記符法應以屬性<text:span text:style-name="T6">符記法（notation）</text:span>標明，如下例所示：</text:p>
      <text:p text:style-name="P18">&lt;formula notation="tex"&gt;</text:p>
      <text:p text:style-name="P18"><text:s text:c="2"/>\(E = mc^{2}\)</text:p>
      <text:p text:style-name="P18">&lt;/formula&gt;</text:p>
      <text:p text:style-name="P18"/>
      <text:p text:style-name="Standard"><text:span text:style-name="T12">記符法</text:span><text:span text:style-name="T11">TeX</text:span><text:span text:style-name="T12">並未預先定義在的TEI Lite的DTD裡，因此必須在DTD的子集裡定義一個</text:span><text:span text:style-name="T15">記符法</text:span><text:span text:style-name="T12">的宣告。</text:span></text:p>
      <text:p text:style-name="Standard"><text:span text:style-name="T12">當XML的編碼的科技文獻所討論的主題，本身就是以XML來編碼時，會出現特殊的問題。在這類的文獻中，最基本的顯然是要由標誌文獻的本體，以及高度相似的終止標記中，清楚地區分出其中所出現範例的標誌。一個簡單的解決方案是使用已定義的實體參考「</text:span><text:span text:style-name="T16">lt</text:span><text:span text:style-name="T12">」，表示每一個「&lt;」字元即為內含XML標記的範例的開始記號。較常用的方式是將每一個範例的本體區分出來，當做一個在檢查器檢查文件時，不會被視為做XML標誌的內含資料。透過名為</text:span><text:span text:style-name="T15">字元資料標誌區段</text:span><text:span text:style-name="T12">的特殊XML結構的包覆來記錄，如下例所示：</text:span></text:p>
      <text:p text:style-name="P18">&lt;p&gt;A list should be encoded as follows:</text:p>
      <text:p text:style-name="P18">&lt;eg&gt;&lt;![ CDATA [</text:p>
      <text:p text:style-name="P18"><text:s text:c="3"/>&lt;list&gt;</text:p>
      <text:p text:style-name="P18"><text:s text:c="3"/>&lt;item&gt;First item in the list&lt;/item&gt;</text:p>
      <text:p text:style-name="P18"><text:s text:c="3"/>&lt;item&gt;Second item&lt;/item&gt;</text:p>
      <text:p text:style-name="P18"><text:s text:c="3"/>&lt;/list&gt;</text:p>
      <text:p text:style-name="P18">]]&gt;</text:p>
      <text:p text:style-name="P18">&lt;/eg&gt;</text:p>
      <text:p text:style-name="P18">The &lt;gi&gt;list&lt;/gi&gt; element consists of a series of &lt;gi&gt;item&lt;/gi&gt;</text:p>
      <text:p text:style-name="P18">elements.</text:p>
      <text:p text:style-name="P18"/>
      <text:p text:style-name="P18">元素&lt;列表&gt;（&lt;list&gt;）的使用在上例中將不會被視為文獻正文的要素，因為它被嵌在標誌的區段中（以特殊的標誌「<text:span text:style-name="T10">&lt;![CDATA[</text:span>宣告起始並以<text:span text:style-name="T10">]]&gt;</text:span>」結束）。</text:p>
      <text:p text:style-name="P18">也要注意到，元素&lt;類名識別&gt;（&lt;gi&gt;）用來標誌參照到文件本體中的元素名稱（或通用識別）。</text:p>
      <text:p text:style-name="P18"> </text:p>
      <text:p text:style-name="P18"><text:bookmark-start text:name="17_2"/><text:bookmark-end text:name="17_2"/></text:p>
      <text:p text:style-name="P18"/>
      <text:p text:style-name="P18">17.2. 自動產生區段</text:p>
      <text:p text:style-name="P18">流行的文獻製作系統，通常都有自動產生整個目次或是索引的能力。TEI Lite提供一個可標誌這些自動產生區段所在位置的元素。</text:p>
      <text:p text:style-name="P18"><text:bookmark-start text:name="divGen"/>&lt;<text:bookmark-end text:name="divGen"/>自動產生區段&gt;/&lt;divGen&gt; </text:p>
      <text:p text:style-name="P18">標示由文字處理應用程式自動產生的結構性章節的所在位置。屬性包括： </text:p>
      <text:p text:style-name="P18">類型/type </text:p>
      <text:p text:style-name="P18">指出所出現的自動產生文字章節是哪種類型（例如，索引、目次等）。參考值包括：<text:span text:style-name="T10">index（自動產生並插入在這個點上的索引）、toc（目次）、figlist（圖形表列）、tablist（表單表列）</text:span>。 </text:p>
      <text:p text:style-name="P18">元素&lt;自動產生區段&gt;（&lt;divGen&gt;）可依其章節的合理位置置入任何地方，如下例所示：</text:p>
      <text:p text:style-name="P18">&lt;front&gt;</text:p>
      <text:p text:style-name="P18">&lt;titlePage&gt; ... &lt;/titlePage&gt;</text:p>
      <text:p text:style-name="P18">&lt;divGen type="toc"/&gt;</text:p>
      <text:p text:style-name="P18">&lt;div type="Preface"&gt;&lt;head&gt;Preface&lt;/head&gt; ... &lt;/div&gt;</text:p>
      <text:p text:style-name="P18">&lt;/front&gt;</text:p>
      <text:p text:style-name="P18">&lt;body&gt; ... &lt;/body&gt;</text:p>
      <text:p text:style-name="P18">&lt;back&gt;</text:p>
      <text:p text:style-name="P18">&lt;div1&gt;&lt;head&gt;Appendix&lt;/head&gt; ... &lt;/div1&gt;</text:p>
      <text:p text:style-name="P18">&lt;divGen type="index" n="Index"/&gt;</text:p>
      <text:p text:style-name="P18">&lt;/back&gt;</text:p>
      <text:p text:style-name="P18"/>
      <text:p text:style-name="P18">上例同時展示了使用屬性來區辨自動產生章節的不同種類：第一次出現時是<text:span text:style-name="T10">目次（toc）</text:span>，其次則是索引。</text:p>
      <text:p text:style-name="P18">當一個已存在的索引或目次（相對於自動產生者），因為某種緣故被編碼時，應使用「12. 列表」時所討論的元素&lt;列表&gt;（&lt;list&gt;）。</text:p>
      <text:p text:style-name="P18"> </text:p>
      <text:p text:style-name="P18">17.3. 產生索引</text:p>
      <text:p text:style-name="P18">從一個標誌良好的文獻中製作一個目次，對一個自動化的處理器而言通常不是問題，但是，製作一個品質優良的索引，通常需要更仔細的標誌。雖然抽取所有 出現的元素&lt;專有名詞&gt;（&lt;term&gt;）或&lt;名稱&gt;（&lt;name&gt;），對索引來說是一個好的出發點，但 是，簡單地以某種特定的方法製造一個被標誌部分的全體表列是不夠的。</text:p>
      <text:p text:style-name="P18">TEI DTD 提供一個具特殊目的的標記&lt;索引&gt;（&lt;index&gt;），可以用來標誌文獻中應被索引的部分，及如何產生索引。</text:p>
      <text:p text:style-name="P18"><text:bookmark-start text:name="index"/>&lt;<text:bookmark-end text:name="index"/>索引&gt;/&lt;index&gt; </text:p>
      <text:p text:style-name="P18">標誌一個因某種目的而被索引的位置。屬性包括： </text:p>
      <text:p text:style-name="P18">主要款目/level1 </text:p>
      <text:p text:style-name="P18">索引的主要款目。 </text:p>
      <text:p text:style-name="P18">第二層複分/level2 </text:p>
      <text:p text:style-name="P18">索引有第二層複分，需要時可採用。 </text:p>
      <text:p text:style-name="P18">第三層複分/level3 </text:p>
      <text:p text:style-name="P18">索引有第三層複分，需要時可採用。 </text:p>
      <text:p text:style-name="P18">第四層複分/level4 </text:p>
      <text:p text:style-name="P18">索引有第四層複分，需要時可採用。 </text:p>
      <text:p text:style-name="P18">索引/index </text:p>
      <text:p text:style-name="P18">標示索引款目屬於哪一個索引。 </text:p>
      <text:p text:style-name="P18">例如，本章節的第二段可能包含如下：</text:p>
      <text:p text:style-name="P18">...</text:p>
      <text:p text:style-name="P18">TEI lite also provides a special purpose &lt;gi&gt;index&lt;/gi&gt; tag</text:p>
      <text:p text:style-name="P18">&lt;index level1="indexing"/&gt;</text:p>
      <text:p text:style-name="P18">&lt;index level1="index (tag)" level2="use in index generation"/&gt;</text:p>
      <text:p text:style-name="P18">which may be used ...</text:p>
      <text:p text:style-name="P18"/>
      <text:p text:style-name="P18">元素也可以提供一種詮釋或分析資訊的形式。例如，在奧維德的研究中，可能想要記錄詩歌所參考到的不同角色，來做文體比較研究。下例中的兩行取自變形記，這類研究可記錄詩人參考到朱彼特（as deus, se, and as the subject of confiteor〔由第227號的語尾變化而來〕），到朱彼特假裝成球（as imago tauri fallacis and the subject of teneo）等等<text:bookmark-start text:name="_ftnref1"/>。<text:bookmark-end text:name="_ftnref1"/></text:p>
      <text:p text:style-name="P18">&lt;l n="3.001"&gt;iamque deus posita fallacis imagine tauri</text:p>
      <text:p text:style-name="Standard"><text:span text:style-name="T12">&lt;l n="3.002"&gt;se confessus erat Dictaeaque rura tenebat&lt;/l&gt;</text:span><text:span text:style-name="T17"><text:note text:id="ftn1" text:note-class="footnote"><text:note-citation>1</text:note-citation><text:note-body><text:p text:style-name="Footnote"><text:s/>&lt;note resp="M. Bingenheimer"&gt;Ovid, Metamorphosen 3.1.: <text:s/>And now the god, having laid aside his semblance of a bull and revealed himself, landed in Creta.&lt;/note&gt;</text:p></text:note-body></text:note></text:span></text:p>
      <text:p text:style-name="P18"/>
      <text:p text:style-name="P18">這些需求或可用「7. 附註」中所討論到的元素&lt;附註&gt;（&lt;note&gt;）來符合，或使用「16. 詮釋」與分析中所討論到的元素。在此展示如何使用元素&lt;索引&gt;（&lt;index&gt;） 來滿足需求。</text:p>
      <text:p text:style-name="Standard"><text:span text:style-name="T12">假設被標誌的對象會產生一個以上的索引：一個是神名索引（稱為</text:span><text:span text:style-name="T16">dn</text:span><text:span text:style-name="T12">），另一個是專有名詞參考索引（稱為</text:span><text:span text:style-name="T16">on</text:span><text:span text:style-name="T12">），第三個是代名詞參考索引（稱為</text:span><text:span text:style-name="T16">pr</text:span><text:span text:style-name="T12">），及第四個索引等。要記錄這種狀況的其中一種方法如下所示：</text:span></text:p>
      <text:p text:style-name="P18">&lt;l n="3.001"&gt;iamque deus posita fallacis imagine tauri</text:p>
      <text:p text:style-name="P18"><text:s text:c="5"/>&lt;index index="dn" level1="Iuppiter" level2="deus"/&gt;</text:p>
      <text:p text:style-name="P18"><text:s text:c="5"/>&lt;index index="on" level1="Iuppiter (taurus)"</text:p>
      <text:p text:style-name="P18"><text:s text:c="23"/>level2="imago tauri fallacis"/&gt;&lt;/l&gt;</text:p>
      <text:p text:style-name="P18">&lt;l n="3.002"&gt;se confessus erat Dictaeaque rura tenebat</text:p>
      <text:p text:style-name="P18"><text:s text:c="5"/>&lt;index index="pr" <text:s text:c="3"/>level1="Iuppiter" level2="se"/&gt;</text:p>
      <text:p text:style-name="P18"><text:s text:c="5"/>&lt;index index="v" <text:s text:c="4"/>level1="Iuppiter" level2="confiteor (v227)"/&gt;</text:p>
      <text:p text:style-name="P18"><text:s text:c="5"/>&lt;index index="mons" <text:s/>level1="Dicte" level2="rura Dictaea"/&gt;</text:p>
      <text:p text:style-name="P18"><text:s text:c="5"/>&lt;index index="regio" level1="Creta" level2="rura Dictaea"/&gt;</text:p>
      <text:p text:style-name="P18"><text:s text:c="5"/>&lt;index index="v" <text:s text:c="4"/>level1="Iuppiter (taurus)"</text:p>
      <text:p text:style-name="P18"><text:s text:c="26"/>level2="teneo (v9)"/&gt;&lt;/l&gt;</text:p>
      <text:p text:style-name="P18"/>
      <text:p text:style-name="Standard"><text:span text:style-name="T12">上例中每一個元素&lt;索引&gt;（&lt;index&gt;），都會在相對應的索引中產生筆款目，屬性</text:span><text:span text:style-name="T13">主要款目（</text:span><text:span text:style-name="T11">level1）</text:span><text:span text:style-name="T12">的值為領頭字，屬性第</text:span><text:span text:style-name="T13">二層複分（level2）</text:span><text:span text:style-name="T12">的值為第二關鍵字，所包含被引用字的形式為主格。實際的參考會由元素&lt;索引&gt;（&lt;index&gt;）中出現的上下文關係中取出，例如，在本例中，元素&lt;詩行&gt;（&lt;l&gt;）中包含的識別。</text:span></text:p>
      <text:p text:style-name="P19">18. 字集、發音符號等</text:p>
      <text:p text:style-name="P18"/>
      <text:p text:style-name="P18">隨著XML及其採用Unicode做為所有文件的必備字集，關於世界上各種不同的語言及書寫系統在呈現上大部分問題，已經大幅減少。特別是對使用歐 語標準格式工作的人而言，幾乎不需要做特別的動作：任何XML的編輯器都應允許直接輸入音節字母及非ASCII碼的字元，而且不論是使用Unicode或 是參考的字元集實體，此檔應以可直接在不同的（編碼）系統之間轉換的方式儲存。</text:p>
      <text:p text:style-name="P18">然而，為了與其他舊系統的相容性，TEI Lite DTD包含許多最廣泛運用的字碼宣告，讓這些字形可以記憶並輸入與儲存。</text:p>
      <text:p text:style-name="P18">使用者或可在符合TEI的檔案中使用自己的字形名稱，而如果使用者希望；或者可提供這些字形的宣告，可以將這些字形對應到相應的Unicode值 上。標準的名稱（使用長編碼）的優點是清析；對任何說英語者而言，識別出這些字元已被命名，是清楚可解的，甚至不需要任何的資源表列。但許多舊架構對重音 節字形的表現並非如此。</text:p>
      <text:p text:style-name="P18">當使用者需要的字形並不在公開的字集中，使用者或許想要用ISO的公開字集中的命名規則產生一個新的名稱（字碼），如下面所述者：</text:p>
      <text:p text:style-name="P18">連音字/digraphs </text:p>
      <text:p text:style-name="P18">表示兩個字母發一個音節的字碼名稱，該字碼由一串綁在一起的字母表現。如果需要大寫，兩個字母都要使用大寫字母（記得這種狀況在字碼中通常很明顯），例如：aelig (æ), AElig (Æ) szlig (ß)。 </text:p>
      <text:p text:style-name="P18">發音與音節符號/diacritics and accents </text:p>
      <text:p text:style-name="P18">表示多數的西歐語言中含音節的字碼，在含有音節標記的字母後面附加下列字串中的一種，可以使用大寫或小寫。 </text:p>
      <text:p text:style-name="P18">曲音符號/umlaut </text:p>
      <text:p text:style-name="P18">曲音以uml表示，例如：auml (ä), Auml (Ä), euml (ë), iuml (sic: ï), ouml (ö), Ouml (Ö), uuml (ü), Uuml (Ü)。 </text:p>
      <text:p text:style-name="P18">重音節符號/acute </text:p>
      <text:p text:style-name="P18">急促音或是重音節以acute表示，例如：aacute (á), eacute (é), Eacute (É), iacute (í), oacute (ó), uacute (ú)。 </text:p>
      <text:p text:style-name="P18">抑音節符號/grave </text:p>
      <text:p text:style-name="P18">抑音節以grave 表示，例如：agrave (à), egrave (è), igrave (ì), ograve (ò), ugrave (ù)。 </text:p>
      <text:p text:style-name="P18">曲折符號circumflex </text:p>
      <text:p text:style-name="P18">曲折音符號以circ表示，例如：acirc (â), ecirc (ê), Ecirc (Ê), icirc (î), ocirc (ô), ucirc (û)。 </text:p>
      <text:p text:style-name="P18">鼻音符號/tilde </text:p>
      <text:p text:style-name="P18">鼻音符號以tilde表示，例如：atilde (ã), Atilde (Ã), ntilde (ñ), Ntilde (Ñ), otilde (õ), Otilde (Õ)。 </text:p>
      <text:p text:style-name="P18">子音consonants </text:p>
      <text:p text:style-name="Standard"><text:span text:style-name="T12">以下是在西歐語言中遇到特殊子音時推薦的字碼：ccedil (ç), Ccedil (Ç), eth（þ，小寫的eth或盎格魯撒克遜或冰島語的劃線d）, ETH (大寫的eth), thorn （小寫的thorn）, THORN（大寫的thorn）, szlig （德文中的s-z的連字或</text:span><text:span text:style-name="T11">esszet、</text:span><text:span text:style-name="T12">ß）。 </text:span></text:p>
      <text:p text:style-name="P18">標點符號/punctuation marks </text:p>
      <text:p text:style-name="P18">以下是某些常見的標點符號推薦使用的字碼：ldquo（左雙引號括弧，在文字上方像66者）、rdquo（右雙引號括弧，在文字上方像99者）、mdash （一個內夾的連字符號）、hellip（水平省略符號，三個相近的點號）、rsquo（右單引號，在文字上方像9者）。 </text:p>
      <text:p text:style-name="P18"/>
      <text:p text:style-name="P19">19. 正文前與正文後資訊</text:p>
      <text:p text:style-name="P18"/>
      <text:p text:style-name="P18"><text:bookmark-start text:name="19_1"/>19.1. 正文前資訊<text:bookmark-end text:name="19_1"/></text:p>
      <text:p text:style-name="P18"/>
      <text:p text:style-name="P18">為了各種目的，特別是在早期的文本中正文前面的資料，例如題名頁、長篇的序文等，可以提供非常有用的附加語言學或是社會背景資訊。TEI的P3版提供一組在正文前內容中最常遭遇的辨別文本元素，本章是其摘要。</text:p>
      <text:p text:style-name="P18"> </text:p>
      <text:p text:style-name="P18"><text:bookmark-start text:name="19_1_1"/>19.1.1. 題名頁<text:bookmark-end text:name="19_1_1"/></text:p>
      <text:p text:style-name="P18"/>
      <text:p text:style-name="P18">題名頁的開頭應以元素&lt;題名頁&gt;（&lt;titlePage&gt;）標誌。題名頁上包含的所有的文本都應被轉換，並以下列的元素適切的標誌：</text:p>
      <text:p text:style-name="P18"><text:bookmark-start text:name="titlePage"/>&lt;<text:bookmark-end text:name="titlePage"/>題名頁&gt;/&lt;titlePage&gt; </text:p>
      <text:p text:style-name="P18">標誌文本的題名頁，出現在正文前或正文後的資訊之中。 </text:p>
      <text:p text:style-name="P18"><text:bookmark-start text:name="docTitle"/>&lt;<text:bookmark-end text:name="docTitle"/>文獻題名&gt;/&lt;docTitle&gt; </text:p>
      <text:p text:style-name="P18">標誌題名頁上所示的文獻題名，包含所有組成題名的要素。必須以不同的元素&lt;題名頁部分&gt;（&lt;titlePart&gt;）再劃分。 </text:p>
      <text:p text:style-name="P18"><text:bookmark-start text:name="titlePart"/>&lt;<text:bookmark-end text:name="titlePart"/>題名頁部分&gt;/&lt;titlePart&gt; </text:p>
      <text:p text:style-name="P18">依題名頁上所顯示，標誌作品題名的細分或區段，也可以標誌題名頁上不屬於文獻標題、著作類屬性等無目的性的片段。屬性包括： </text:p>
      <text:p text:style-name="P18">類型/type </text:p>
      <text:p text:style-name="Standard"><text:span text:style-name="T12">標明題名的子區段的角色。建議值包牯：</text:span><text:span text:style-name="T11">main</text:span><text:span text:style-name="T12">（主要題名）、</text:span><text:span text:style-name="T11">sub</text:span><text:span text:style-name="T12">（副題名）、</text:span><text:span text:style-name="T11">desc</text:span><text:span text:style-name="T12">（包含在題名中的敘述性作品解說）及</text:span><text:span text:style-name="T11">alt</text:span><text:span text:style-name="T12">（其他題名）。 </text:span></text:p>
      <text:p text:style-name="P18"><text:bookmark-start text:name="byline"/>&lt;<text:bookmark-end text:name="byline"/>題名頁責任敘述&gt;/&lt;byline&gt; </text:p>
      <text:p text:style-name="P18">標誌在題名頁、作品開頭或結尾處原始責任敘述。 </text:p>
      <text:p text:style-name="P18"><text:bookmark-start text:name="docAuthor"/>&lt;<text:bookmark-end text:name="docAuthor"/>文獻作者&gt;/&lt;docAuthor&gt; </text:p>
      <text:p text:style-name="P18">標誌在題名頁所載的文獻作者名字（通常包含在元素&lt;題名頁責任敘述&gt;（&lt;byline&gt;）內，但不一定如此）。 </text:p>
      <text:p text:style-name="P18"><text:bookmark-start text:name="docDate"/>&lt;<text:bookmark-end text:name="docDate"/>文獻日期&gt;/&lt;docDate&gt; </text:p>
      <text:p text:style-name="P18">標誌題名頁所載的文獻日期。 </text:p>
      <text:p text:style-name="P18"><text:bookmark-start text:name="docEdition"/>&lt;<text:bookmark-end text:name="docEdition"/>文獻版本&gt;/&lt;docEdition&gt; </text:p>
      <text:p text:style-name="P18">標誌文獻的題名頁所顯示的編輯敘述。 </text:p>
      <text:p text:style-name="P18"><text:bookmark-start text:name="docImprint"/>&lt;<text:bookmark-end text:name="docImprint"/>文獻印行資訊&gt;/&lt;docImprint&gt; </text:p>
      <text:p text:style-name="P18">標誌在題名頁下方（通常如此）所載的印行敘述（出版地、出版日期、出版者名稱）。 </text:p>
      <text:p text:style-name="P18"><text:bookmark-start text:name="epigraph"/>&lt;<text:bookmark-end text:name="epigraph"/>卷首引句&gt;/&lt;epigraph&gt; </text:p>
      <text:p text:style-name="P18">標誌出現在章節開端或題名頁上的不具名或代表性的引文。 </text:p>
      <text:p text:style-name="Standard"><text:span text:style-name="T12">不同的字樣應以前面章節所已敘述過的屬性</text:span><text:span text:style-name="T11">樣式（rend）</text:span><text:span text:style-name="T12">標誌。題名使用裝飾性字母所佔的空間與大小等細節描述，指導手冊還沒有提供。如果有需要，語言的變更應適切地使用以屬性</text:span><text:span text:style-name="T11">語言（lang）</text:span><text:span text:style-name="T12">或是元素&lt;外文&gt;（&lt;foreign&gt;）來描述。不論出現在何處，名稱應使用元素&lt;名稱&gt;（&lt;name&gt;）來標誌，就像在正文中一樣。</text:span></text:p>
      <text:p text:style-name="P18">題名頁的範例兩則如下：</text:p>
      <text:p text:style-name="P18">&lt;titlePage rend="Roman"&gt;</text:p>
      <text:p text:style-name="P18"><text:s text:c="2"/>&lt;docTitle&gt;&lt;titlePart type="main"&gt;</text:p>
      <text:p text:style-name="P18"><text:s text:c="4"/>PARADISE REGAIN'D. A POEM In IV &lt;hi&gt;BOOKS&lt;/hi&gt;.</text:p>
      <text:p text:style-name="P18"><text:s text:c="4"/>&lt;/titlePart&gt;</text:p>
      <text:p text:style-name="P18"><text:s text:c="4"/>&lt;titlePart&gt;</text:p>
      <text:p text:style-name="P18"><text:s text:c="4"/>To which is added &lt;title&gt;SAMSON AGONISTES&lt;/title&gt;.</text:p>
      <text:p text:style-name="P18"><text:s text:c="4"/>&lt;/titlePart&gt;</text:p>
      <text:p text:style-name="P18"><text:s text:c="2"/>&lt;/docTitle&gt;</text:p>
      <text:p text:style-name="P18"><text:s text:c="2"/>&lt;byline&gt;The Author &lt;docAuthor&gt;JOHN MILTON&lt;/docAuthor&gt;&lt;/byline&gt;</text:p>
      <text:p text:style-name="P18"><text:s text:c="2"/>&lt;docImprint&gt;&lt;name&gt;LONDON&lt;/name&gt;,</text:p>
      <text:p text:style-name="P18"><text:s text:c="4"/>Printed by &lt;name&gt;J.M.&lt;/name&gt;</text:p>
      <text:p text:style-name="P18"><text:s text:c="4"/>for &lt;name&gt;John Starkey&lt;/name&gt;</text:p>
      <text:p text:style-name="P18"><text:s text:c="4"/>at the &lt;name&gt;Mitre&lt;/name&gt;</text:p>
      <text:p text:style-name="P18"><text:s text:c="4"/>in &lt;name&gt;Fleetstreet&lt;/name&gt;,</text:p>
      <text:p text:style-name="P18"><text:s text:c="4"/>near &lt;name&gt;Temple-Bar.&lt;/name&gt;</text:p>
      <text:p text:style-name="P18"><text:s text:c="2"/>&lt;/docImprint&gt;</text:p>
      <text:p text:style-name="P18"><text:s text:c="2"/>&lt;docDate&gt;MDCLXXI&lt;/docDate&gt;</text:p>
      <text:p text:style-name="P18">&lt;/titlePage&gt;</text:p>
      <text:p text:style-name="P18"> </text:p>
      <text:p text:style-name="P18">19.1.2. 正文前資料</text:p>
      <text:p text:style-name="P18"/>
      <text:p text:style-name="Standard"><text:span text:style-name="T12">正文前內容中的主要文字部分應以元素&lt;區段&gt;（&lt;div&gt;） 或&lt;區段層次1&gt;（&lt;div1&gt;）標誌，以下建議的屬性</text:span><text:span text:style-name="T11">類型（type）</text:span><text:span text:style-name="T12">的屬性值，可用來區分數種常見的正文前資料類型：</text:span></text:p>
      <text:p text:style-name="P18">前言/foreword </text:p>
      <text:p text:style-name="P18">以讀者為對象，由作者、編者或出版者寫作，可能採信件格式。 </text:p>
      <text:p text:style-name="P18">序文/preface </text:p>
      <text:p text:style-name="P18">以讀者為對象，由作者、編者或出版者寫作，可能採信件格式。 </text:p>
      <text:p text:style-name="P18">獻辭/dedication </text:p>
      <text:p text:style-name="P18">以讀者之外的某人為對象的文本（通常是信件），基本上是作者以手上的作品向所提到的人物致意。 </text:p>
      <text:p text:style-name="P18">摘要/abstract </text:p>
      <text:p text:style-name="P18">概述作品內容的綱要文章。 </text:p>
      <text:p text:style-name="P18">謝辭/ack </text:p>
      <text:p text:style-name="P18">謝辭 </text:p>
      <text:p text:style-name="P18">目次/contents </text:p>
      <text:p text:style-name="P18">目次表（基本上應以元素&lt;列表&gt;（&lt;list&gt;）標誌）。 </text:p>
      <text:p text:style-name="P18">卷頭插畫/frontispiece </text:p>
      <text:p text:style-name="P18">卷頭插畫，其中可能包含文字。 </text:p>
      <text:p text:style-name="P18">就像文本的區分，在正文前的資料或包含不在上述描述之中，結構鬆散或非結構性的元素。通常會有某種標頭或題名，應以元素&lt;標題&gt;（&lt;head&gt;）標誌。這些文章會包含下下列額外的元素：</text:p>
      <text:p text:style-name="P18"><text:bookmark-start text:name="salute"/>&lt;<text:bookmark-end text:name="salute"/>致敬辭&gt;/&lt;salute&gt; </text:p>
      <text:p text:style-name="P18">標誌前言、獻辭或文本其他區段中前置的問候語或是祝福語，或是，在信件、序文等的結尾處的問候語。 </text:p>
      <text:p text:style-name="P18"><text:bookmark-start text:name="signed"/>&lt;<text:bookmark-end text:name="signed"/>簽名&gt;/&lt;signed&gt; </text:p>
      <text:p text:style-name="P18">標誌在結尾處問候語等，附加於前言、獻辭或是文本其他區段。 </text:p>
      <text:p text:style-name="P18">&lt;題名頁責任敘述&gt;/&lt;byline&gt; </text:p>
      <text:p text:style-name="P18">標誌在題名頁、作品開頭或結尾處原始責任敘述。 </text:p>
      <text:p text:style-name="P18"><text:bookmark-start text:name="dateline"/>&lt;<text:bookmark-end text:name="dateline"/>文件日期&gt;/&lt;dateline&gt; </text:p>
      <text:p text:style-name="P18">標誌信件、報紙報導或其他作品產生的地點、日期、時間等的簡短敘述，是以前置或末尾附加的方式做為標頭或隨附。 </text:p>
      <text:p text:style-name="P18"><text:bookmark-start text:name="argument"/>&lt;<text:bookmark-end text:name="argument"/>大綱&gt;/&lt;argument&gt; </text:p>
      <text:p text:style-name="P18">針對正文所含的子題做的正式表列或文字敘述。 </text:p>
      <text:p text:style-name="P18"><text:bookmark-start text:name="cit"/>&lt;<text:bookmark-end text:name="cit"/>引文&gt;/&lt;cit&gt; </text:p>
      <text:p text:style-name="P18">由其他文獻取得的引文，連同來源的書目參考工具資料。 </text:p>
      <text:p text:style-name="P18"><text:bookmark-start text:name="opener"/>&lt;<text:bookmark-end text:name="opener"/>文件開頭&gt;/&lt;opener&gt; </text:p>
      <text:p text:style-name="P18">將 開頭部分的&lt;文件日期&gt;（&lt;dateline&gt;）、&lt;題名頁責任敘述&gt;（&lt;byline&gt;）、&lt; 致敬辭&gt;（&lt;salutation&gt;）及其他類似的出現在前面的文字群組聚合在一起，特別是用信件上。 </text:p>
      <text:p text:style-name="P18"><text:bookmark-start text:name="closer"/>&lt;<text:bookmark-end text:name="closer"/>文件末端&gt;/&lt;closer&gt; </text:p>
      <text:p text:style-name="P18">將 結尾部分的&lt;文件日期&gt;（&lt;dateline&gt;）、&lt;題名頁責任敘述&gt;（&lt;byline&gt;）、&lt; 致敬辭&gt;（&lt;salutation&gt;）及其他類似的出現在最後的文字群組聚合在一起，特別是用信件上。 </text:p>
      <text:p text:style-name="P18">出現在文本其他地方的類似詩文，當然也使用同樣的元素。</text:p>
      <text:p text:style-name="P18">下例所示為彌爾頓作品<text:span text:style-name="T10">「酒神」（Comus）</text:span>前面的獻辭，應標誌如下：</text:p>
      <text:p text:style-name="P18">&lt;div type="dedication"&gt;</text:p>
      <text:p text:style-name="P18">&lt;head&gt;To the Right Honourable &lt;name&gt;JOHN Lord Viscount</text:p>
      <text:p text:style-name="P18">BRACLY&lt;/name&gt;, Son and Heir apparent to the Earl of</text:p>
      <text:p text:style-name="P18">Bridgewater, &amp;amp;c.&lt;/head&gt;</text:p>
      <text:p text:style-name="P18">&lt;salute&gt;MY LORD,&lt;/salute&gt;</text:p>
      <text:p text:style-name="P18">&lt;p&gt;THis &lt;hi&gt;Poem&lt;/hi&gt;, which receiv'd its first occasion of</text:p>
      <text:p text:style-name="P18">Birth from your Self, and others of your Noble Family ....</text:p>
      <text:p text:style-name="P18">and as in this representation your attendant</text:p>
      <text:p text:style-name="P18">&lt;name&gt;Thyrsis&lt;/name&gt;, so now in all reall expression</text:p>
      <text:p text:style-name="P18">&lt;closer&gt;</text:p>
      <text:p text:style-name="P18">&lt;salute&gt;Your faithfull, and most humble servant&lt;/salute&gt;</text:p>
      <text:p text:style-name="P18">&lt;signed&gt;&lt;name&gt;H. LAWES.&lt;/name&gt;&lt;/signed&gt;</text:p>
      <text:p text:style-name="P18">&lt;/closer&gt;</text:p>
      <text:p text:style-name="P18">&lt;/div&gt;</text:p>
      <text:p text:style-name="P18"> <text:bookmark text:name="19_2"/><text:span text:style-name="T6">19.2. 正文後資訊</text:span></text:p>
      <text:p text:style-name="P18"/>
      <text:p text:style-name="P18"><text:bookmark-start text:name="19_2_1"/>19.2.1. 正文後資訊的結構區分<text:bookmark-end text:name="19_2_1"/></text:p>
      <text:p text:style-name="Standard"><text:span text:style-name="T12">因為的實際出版品各有不同，上面所列正文前內容可用的元素，正文後內容幾乎都可以使用，並將各元素使用在相對應的地方。此外，正文後內容在元素正文 後資訊（&lt;back&gt;）中可能包含下列屬性。就像正文有結構區分，正文後資訊也應以元素&lt;區段&gt;（&lt;div&gt;） 或&lt;區段層次1&gt;（&lt;div1&gt;）標誌，並以屬性</text:span><text:span text:style-name="T11">類型（type）</text:span><text:span text:style-name="T12">區分：建議的屬性值如下：</text:span></text:p>
      <text:p text:style-name="P18">附錄/appendix </text:p>
      <text:p text:style-name="P18">附錄。 </text:p>
      <text:p text:style-name="P18">字彙表/glossary </text:p>
      <text:p text:style-name="P18">字詞及定義的表列，基本上使用「list type=gloss」的型式。 </text:p>
      <text:p text:style-name="P18">附註/notes </text:p>
      <text:p text:style-name="P18">一系列的&lt;附註&gt;（&lt;note&gt;）。 </text:p>
      <text:p text:style-name="P18">書目/bibliography </text:p>
      <text:p text:style-name="P18">一系列的書目參考資料，基本上使用特別的書目表列元素&lt;書目表列&gt;（&lt;listBibl&gt;），內含各自獨立的元素&lt;書目資料&gt;（&lt;bibl&gt;）項目。 </text:p>
      <text:p text:style-name="P18">索引/index </text:p>
      <text:p text:style-name="P18">一組索引款目，可能以一個結構表列或是字彙表來呈現，或許有使用元素標誌領頭字，或許有某些簡介的段落或是結束的文本（TEI P3版中，定義了其他在製作文獻時用來產生索引的特殊元素，「17.3 產生索引」中已敘述）。 </text:p>
      <text:p text:style-name="P18">書尾題記/colophon </text:p>
      <text:p text:style-name="P18">在書的結尾處描述本書的印行地點、時間及印行人，現在書的通常會提供製作細節及識別使用字樣。 </text:p>
      <text:p text:style-name="P18"/>
      <text:p text:style-name="P18"/>
      <text:p text:style-name="P19">20. The Electronic Title Page <text:s/></text:p>
      <text:p text:style-name="P18"><text:s/>電子題名頁</text:p>
      <text:p text:style-name="P18"/>
      <text:p text:style-name="P18">每一份TEI文件都有一個標頭，提供類似於印刷文件題名頁所提供的資訊。標頭以元&lt;tei標頭&gt;(&lt;teiHeader&gt;)來標誌，內含四個主要部分：</text:p>
      <text:p text:style-name="P18"><text:bookmark-start text:name="fileDesc"/>&lt;<text:bookmark-end text:name="fileDesc"/>文件描述&gt;/&lt;fileDesc&gt; </text:p>
      <text:p text:style-name="P18">包含對電子檔案的完整書目敘述。</text:p>
      <text:p text:style-name="P18"><text:bookmark-start text:name="encodingDesc"/>&lt;<text:bookmark-end text:name="encodingDesc"/>編碼描述&gt;/&lt;encodingDesc&gt; </text:p>
      <text:p text:style-name="P18">記錄電子文件和其ㄧ個或多個文件來源之間的關係。</text:p>
      <text:p text:style-name="P18"><text:bookmark-start text:name="profileDesc"/>&lt;<text:bookmark-end text:name="profileDesc"/>背景描述&gt;/&lt;profileDesc&gt;</text:p>
      <text:p text:style-name="P18">提供文件非書目性方面的細節描述，<text:span text:style-name="T18">更明確地說，</text:span>是所使用的語言及次要語言、在何種情況下製作、參與人員<text:span text:style-name="T19">及其環境背景</text:span>。 </text:p>
      <text:p text:style-name="P18"><text:bookmark-start text:name="revisionDesc"/>&lt;<text:bookmark-end text:name="revisionDesc"/>修訂描述&gt;/&lt;revisionDesc&gt; </text:p>
      <text:p text:style-name="P18">概述檔案的修訂歷史。</text:p>
      <text:p text:style-name="P18"/>
      <text:p text:style-name="P18">由許多具有共同特性的文件組合而成的文集，可能會有一個文集的標頭，且文集當中的每個組件也都有各自的標頭。在這樣的情形下，要藉由屬性<text:span text:style-name="T6">類型(type)</text:span>來表示標頭的類型。</text:p>
      <text:p text:style-name="P18"/>
      <text:p text:style-name="P18">&lt;teiHeader type="corpus"&gt;</text:p>
      <text:p text:style-name="P18"/>
      <text:p text:style-name="P20">表明文集層次標頭資訊。 <text:s text:c="4"/></text:p>
      <text:p text:style-name="P18"/>
      <text:p text:style-name="P18">有的標頭元素包含由一個或多個&lt;段落&gt;(&lt;p&gt;)所組成的連續篇章；有的標頭元素分成下面幾類：</text:p>
      <text:p text:style-name="P18"/>
      <text:list text:style-name="WW8Num1">
        <text:list-item>
          <text:p text:style-name="P21">元素名稱以Stmt <text:span text:style-name="T19">（statement </text:span><text:span text:style-name="T20">陳述</text:span><text:span text:style-name="T19">）</text:span>結尾者，通常內含一群記錄某些結構化資訊的元素。 </text:p>
        </text:list-item>
        <text:list-item>
          <text:p text:style-name="P21">元素名稱以Decl<text:span text:style-name="T19"> （declaration 宣告）</text:span>結尾者，內含特定的編碼方式資訊。 </text:p>
        </text:list-item>
        <text:list-item>
          <text:p text:style-name="P21">元素名稱以Desc<text:span text:style-name="T19"> （description 描述）</text:span>結尾者，內含<text:span text:style-name="T21">篇章</text:span>描述。 </text:p>
          <text:p text:style-name="P21"/>
        </text:list-item>
      </text:list>
      <text:p text:style-name="P18"/>
      <text:p text:style-name="P18"><text:span text:style-name="T22">20.1. The File Description </text:span>檔案描述</text:p>
      <text:p text:style-name="P22"/>
      <text:p text:style-name="P18">元素&lt;檔案描述&gt;（&lt;fileDesc&gt;）是必備的，<text:span text:style-name="T23">其中包含檔案的完整書目描述，所使用到的元素如下：</text:span></text:p>
      <text:p text:style-name="P18"><text:bookmark-start text:name="titleStmt"/>&lt;<text:bookmark-end text:name="titleStmt"/>題名陳述&gt;/&lt;titleStmt&gt; </text:p>
      <text:p text:style-name="P18">匯集關於作品標題與作品知識內容責任歸屬的資訊。 </text:p>
      <text:p text:style-name="P18"><text:bookmark-start text:name="editionStmt"/>&lt;<text:bookmark-end text:name="editionStmt"/>版本陳述&gt;/&lt;editionStmt&gt; </text:p>
      <text:p text:style-name="P18"><text:s text:c="4"/>匯集文件某一版本的相關資訊。</text:p>
      <text:p text:style-name="P18"><text:bookmark-start text:name="extent"/>&lt;<text:bookmark-end text:name="extent"/>檔案大小&gt;/&lt;extent&gt; </text:p>
      <text:p text:style-name="P18">描述電子文件儲存在某一<text:span text:style-name="T23">承載媒介</text:span>時的約略大小，標以任何適用的單位。</text:p>
      <text:p text:style-name="P18"><text:bookmark-start text:name="publicationStmt"/>&lt;<text:bookmark-end text:name="publicationStmt"/>出版陳述&gt;/&lt;publicationStmt&gt; <text:s/></text:p>
      <text:p text:style-name="P18">匯集電子文件或其他類型文件的出版或<text:span text:style-name="T1">發行</text:span>相關資訊。</text:p>
      <text:p text:style-name="P18"><text:bookmark-start text:name="seriesStmt"/>&lt;<text:bookmark-end text:name="seriesStmt"/>集叢陳述&gt;/&lt;seriesStmt&gt; </text:p>
      <text:p text:style-name="P18">若出版品隸屬於某叢書，在此(/此元素)則匯集該叢書的相關資訊。</text:p>
      <text:p text:style-name="P18"><text:bookmark-start text:name="notesStmt"/>&lt;<text:bookmark-end text:name="notesStmt"/>附註陳述&gt;/&lt;notesStmt&gt; </text:p>
      <text:p text:style-name="P18">收集其他部分的書目描述中所未記載的任何文件相關附註。</text:p>
      <text:p text:style-name="P18"><text:bookmark-start text:name="sourceDesc"/>&lt;<text:bookmark-end text:name="sourceDesc"/>來源描述&gt;/&lt;sourceDesc&gt; </text:p>
      <text:p text:style-name="P18">提供所製電子文件的一個或數個來源文件的書目描述 </text:p>
      <text:p text:style-name="P18"/>
      <text:p text:style-name="P18">ㄧ個標頭最短(/少)具有下列結構：</text:p>
      <text:p text:style-name="P18">&lt;teiHeader&gt;</text:p>
      <text:p text:style-name="P18"><text:s text:c="5"/>&lt;fileDesc&gt;</text:p>
      <text:p text:style-name="P18"><text:s text:c="10"/>&lt;titleStmt&gt; ... &lt;/titleStmt&gt;</text:p>
      <text:p text:style-name="P18"><text:s text:c="10"/>&lt;publicationStmt&gt; ... &lt;publicationStmt&gt;</text:p>
      <text:p text:style-name="P18"><text:s text:c="10"/>&lt;sourceDesc&gt; ... &lt;sourceDesc&gt;</text:p>
      <text:p text:style-name="P18"><text:s text:c="5"/>&lt;/fileDesc&gt;</text:p>
      <text:p text:style-name="P18">&lt;/teiHeader&gt;</text:p>
      <text:p text:style-name="P18"/>
      <text:p text:style-name="P18"/>
      <text:p text:style-name="P18">20.1.1. The Title Statement</text:p>
      <text:p text:style-name="P23">題名陳述</text:p>
      <text:p text:style-name="P18"/>
      <text:p text:style-name="P18">在&lt;題名陳述&gt;(&lt;titleStmt&gt;)之中可以使用以下元素：</text:p>
      <text:p text:style-name="P18">&lt;題名&gt;/&lt;title&gt; </text:p>
      <text:p text:style-name="P18">包含作品的題名，不論是文章、書籍、期刊或是叢書，任何替代性的題名或副題名也都包含</text:p>
      <text:p text:style-name="P18"><text:s text:c="4"/>&lt;作者&gt;/&lt;author&gt; </text:p>
      <text:p text:style-name="P18">在書目參照中，包含一件作品的作者(群)姓名，無論是個人或是團體性質；也就是書目項目責任歸屬的主要陳述。</text:p>
      <text:p text:style-name="P18"><text:bookmark-start text:name="sponsor"/>&lt;<text:bookmark-end text:name="sponsor"/>贊助者&gt;/&lt;sponsor&gt; </text:p>
      <text:p text:style-name="P18">標明贊助的組織或機構名稱。 </text:p>
      <text:p text:style-name="P18"><text:bookmark-start text:name="funder"/>&lt;<text:bookmark-end text:name="funder"/>資助者&gt;/&lt;funder&gt; </text:p>
      <text:p text:style-name="P18">標明負責資助一項計畫或文件製作的個人、機構或組織名稱。 </text:p>
      <text:p text:style-name="P18"><text:bookmark-start text:name="principal"/><text:span text:style-name="T1">&lt;</text:span><text:bookmark-end text:name="principal"/><text:span text:style-name="T1">研究主導</text:span><text:span text:style-name="T24">&gt;</text:span>/&lt;principal&gt; </text:p>
      <text:p text:style-name="P18">提供負責電子文件製作的<text:span text:style-name="T1">主導</text:span>研究者的姓名 <text:s text:c="3"/></text:p>
      <text:p text:style-name="P18"><text:bookmark-start text:name="respStmt"/>&lt;<text:bookmark-end text:name="respStmt"/>責任陳述&gt;/&lt;respStmt&gt; </text:p>
      <text:p text:style-name="P18">當未使用作者、編輯者等特定元素，或元素內容不足時，在此補充說明文件、版本、記錄、或是叢書的知識性內容所屬負責人的責任陳述。</text:p>
      <text:p text:style-name="P18"/>
      <text:p text:style-name="P18">建議應將電腦檔案的題名與來源文件作區分，例如：</text:p>
      <text:p text:style-name="P18">[title of source]: a machine readable transcription</text:p>
      <text:p text:style-name="P18">[title of source]: electronic edition</text:p>
      <text:p text:style-name="P18">A machine readable version of: [title of source]</text:p>
      <text:p text:style-name="P18">[來源文件題名]：機讀轉錄本</text:p>
      <text:p text:style-name="P18">[來源文件題名]：電子版本</text:p>
      <text:p text:style-name="P18">機讀版本之：[來源文件題名]</text:p>
      <text:p text:style-name="P18"/>
      <text:p text:style-name="P18">元素&lt;責任陳述&gt;（&lt;respStmt&gt;）包含下列附屬元件：</text:p>
      <text:p text:style-name="P18"><text:bookmark-start text:name="resp"/>&lt;<text:bookmark-end text:name="resp"/>責任類型&gt;/&lt;resp&gt; </text:p>
      <text:p text:style-name="P18">包含一個詞彙來描述個人知識責任的類型。 </text:p>
      <text:p text:style-name="P18">&lt;名稱&gt;/&lt;name&gt; </text:p>
      <text:p text:style-name="P18">包含一個專有名詞或名詞詞組。 </text:p>
      <text:p text:style-name="P18">範例：</text:p>
      <text:p text:style-name="P18">&lt;titleStmt&gt;</text:p>
      <text:p text:style-name="P18"><text:s text:c="5"/>&lt;title&gt;Two stories by Edgar Allen Poe: a machine readable</text:p>
      <text:p text:style-name="P18"><text:s text:c="15"/>transcription&lt;/title&gt;</text:p>
      <text:p text:style-name="P18"><text:s text:c="5"/>&lt;author&gt;Poe, Edgar Allen (1809-1849)<text:span text:style-name="T24"> &lt;/author&gt;</text:span></text:p>
      <text:p text:style-name="P18"><text:s text:c="5"/>&lt;respStmt&gt;&lt;resp&gt;compiled by&lt;/resp&gt;</text:p>
      <text:p text:style-name="P18"><text:s text:c="5"/>&lt;name&gt;James D. Benson&lt;/name&gt;&lt;/respStmt&gt;</text:p>
      <text:p text:style-name="P18">&lt;/titleStmt&gt;</text:p>
      <text:p text:style-name="P18"/>
      <text:p text:style-name="P18"/>
      <text:p text:style-name="P18">20.1.2. The Edition Statement</text:p>
      <text:p text:style-name="P23">版本陳述</text:p>
      <text:p text:style-name="P18"/>
      <text:p text:style-name="P18">&lt;版本陳述&gt;/&lt;editionStmt&gt;匯集文件某一版本的相關資訊（版本使用同於書目資料他處），且可包含下列元素：</text:p>
      <text:p text:style-name="P18"><text:bookmark-start text:name="edition"/>&lt;<text:bookmark-end text:name="edition"/>版本&gt;/&lt;edition&gt; </text:p>
      <text:p text:style-name="P18">描述文件某一版本的特質。 </text:p>
      <text:p text:style-name="P18">&lt;責任陳述&gt;/&lt;respStmt&gt; </text:p>
      <text:p text:style-name="P18">當未使用作者、編輯者等特定元素，或元素內容不足時，在此補充說明文件、版本、記錄、或是叢書的知識性內容所屬負責人的責任陳述。</text:p>
      <text:p text:style-name="P18"/>
      <text:p text:style-name="P18">Example 範例:</text:p>
      <text:p text:style-name="P18">&lt;editionStmt&gt;</text:p>
      <text:p text:style-name="P18">&lt;edition n="U2"&gt;Third draft, substantially revised</text:p>
      <text:p text:style-name="P18">&lt;date&gt;1987&lt;/date&gt;</text:p>
      <text:p text:style-name="P18">&lt;/edition&gt;</text:p>
      <text:p text:style-name="P18">&lt;/editionStmt&gt;</text:p>
      <text:p text:style-name="P18"/>
      <text:p text:style-name="P18">確定一個電子文件是否是一個新版本，留給編碼者決定。</text:p>
      <text:p text:style-name="P18"/>
      <text:p text:style-name="P18"/>
      <text:p text:style-name="P18">20.1.3. The Extent Statement</text:p>
      <text:p text:style-name="P23">檔案大小陳述</text:p>
      <text:p text:style-name="P18"/>
      <text:p text:style-name="P18"><text:tab/>&lt;檔案大小&gt;/&lt;extent&gt;</text:p>
      <text:p text:style-name="P18"><text:span text:style-name="T19"><text:tab/> <text:s text:c="6"/></text:span>描述檔案的約略大小。 </text:p>
      <text:p text:style-name="P18"><text:s text:c="6"/>範例：</text:p>
      <text:p text:style-name="P18">&lt;extent&gt;4532 bytes&lt;/extent&gt;</text:p>
      <text:p text:style-name="P18"/>
      <text:p text:style-name="P18">20.1.4. The Publication Statement</text:p>
      <text:p text:style-name="P23">出版陳述</text:p>
      <text:p text:style-name="P18"><text:span text:style-name="T19">&lt;出版陳述&gt;/&lt;publicationStmt&gt;</text:span>是<text:span text:style-name="T23">必備的，可以包含一段簡單的文字陳述，或下列元素群： </text:span></text:p>
      <text:p text:style-name="P18">&lt;出版者&gt;/&lt;publisher&gt; </text:p>
      <text:p text:style-name="P18"><text:span text:style-name="T23">提供負責出版或發行書目項目的</text:span>機構名稱。 </text:p>
      <text:p text:style-name="P18"><text:bookmark-start text:name="distributor"/>&lt;<text:bookmark-end text:name="distributor"/>發行者&gt;/&lt;distributor&gt; </text:p>
      <text:p text:style-name="P18">提供負責發行文件的個人或其他經銷商的名稱。 </text:p>
      <text:p text:style-name="P18"><text:bookmark-start text:name="authority"/>&lt;<text:bookmark-end text:name="authority"/>供應者&gt;/&lt;authority&gt; </text:p>
      <text:p text:style-name="P18">說明除了出版者或發行者之外，負責<text:span text:style-name="T23">提供電子檔案的個人或其他經銷商的名稱。</text:span></text:p>
      <text:p text:style-name="P18"><text:s text:c="90"/><text:span text:style-name="T25"><text:s/></text:span></text:p>
      <text:p text:style-name="P18">這三個元素至少擇一使用，除非整個出<text:span text:style-name="T23">版陳述是以文</text:span>章呈現。</text:p>
      <text:p text:style-name="P18">以下的元素則可以同時使用：</text:p>
      <text:p text:style-name="P18">&lt;出<text:span text:style-name="T23">版地&gt;/&lt;pubPlace&gt; </text:span></text:p>
      <text:p text:style-name="P18">指名書目項目的出版地。</text:p>
      <text:p text:style-name="P18">&lt;地址&gt;/&lt;address&gt; </text:p>
      <text:p text:style-name="P18">包含像是出版者、機構、或是個人的郵寄地址或其他地址。</text:p>
      <text:p text:style-name="P18"><text:bookmark-start text:name="idno"/>&lt;<text:bookmark-end text:name="idno"/>識別代碼&gt;/&lt;idno&gt; </text:p>
      <text:p text:style-name="P18">提供任何用來識別書目項目的標準或非標準編碼。屬性包括： </text:p>
      <text:p text:style-name="P18">類型/type </text:p>
      <text:p text:style-name="P18">表明編碼的種類，例如國際標準書號（ISBN）或其他標準系列編碼。 </text:p>
      <text:p text:style-name="P18"><text:bookmark-start text:name="availability"/>&lt;<text:bookmark-end text:name="availability"/>可利用性&gt;/&lt;availability&gt; </text:p>
      <text:p text:style-name="P18">提供關於文件可利用性的資訊，例如使用或發行上的任何限制、版權狀態等<text:span text:style-name="T18">等</text:span>。屬性包括： </text:p>
      <text:p text:style-name="P18">狀態/status </text:p>
      <text:p text:style-name="P18">提供一個用來確認文件目前可利用性的代號。屬性值的例子包括： <text:span text:style-name="T10">restricted</text:span>（受到限制）、<text:span text:style-name="T10">unknown</text:span>（不明）<text:span text:style-name="T9">及</text:span><text:span text:style-name="T10">free</text:span>（不受限制）<text:span text:style-name="T10">.</text:span> </text:p>
      <text:p text:style-name="P18">&lt;日期&gt;/&lt;date&gt; </text:p>
      <text:p text:style-name="P18">採用任何格式標誌日期。 </text:p>
      <text:p text:style-name="P18"><text:span text:style-name="T22">Example </text:span>範例：</text:p>
      <text:p text:style-name="P18">&lt;publicationStmt&gt;</text:p>
      <text:p text:style-name="P18"><text:s text:c="5"/>&lt;publisher&gt;Oxford University Press&lt;/publisher&gt;</text:p>
      <text:p text:style-name="P18"><text:s text:c="5"/>&lt;pubPlace&gt;Oxford&lt;/pubPlace&gt; &lt;date&gt;1989&lt;/date&gt;</text:p>
      <text:p text:style-name="P18"><text:s text:c="5"/>&lt;idno type="ISBN"&gt; 0-19-254705-5&lt;/idno&gt;</text:p>
      <text:p text:style-name="P18"><text:s text:c="5"/>&lt;availability&gt;Copyright 1989, Oxford University Press&lt;/availability&gt;</text:p>
      <text:p text:style-name="P18">&lt;/publicationStmt&gt;</text:p>
      <text:p text:style-name="P18"> </text:p>
      <text:p text:style-name="P18"/>
      <text:p text:style-name="P18">20.1.5. Series and Notes Statements <text:s text:c="11"/></text:p>
      <text:p text:style-name="P18"><text:span text:style-name="T26">叢書</text:span><text:span text:style-name="T6">與附註陳述 <text:s text:c="22"/></text:span></text:p>
      <text:p text:style-name="P18">若出版品有隸屬於任何的叢書，元素&lt;<text:span text:style-name="T18">叢書</text:span>陳述&gt;（&lt;seriesStmt&gt;）則匯集該叢書的相關資訊。 可包含元素&lt;題名&gt;（&lt;title&gt;）、&lt;識別代碼&gt;（&lt;idno&gt;）或&lt;責任陳述&gt;（&lt; respStmt&gt;）。</text:p>
      <text:p text:style-name="P18"/>
      <text:p text:style-name="P18">如果使用元素&lt;附註陳述&gt;（&lt;notesStmt&gt;），則它包含一個或多個元素&lt;附註&gt;（&lt;note&gt;），內含附註或註解。TEI <text:span text:style-name="T1">模型</text:span>當中，已為傳統參考書目中附註部分的某些資訊指定了特定的元素。</text:p>
      <text:p text:style-name="P18"/>
      <text:p text:style-name="P18">20.1.6. The Source Description</text:p>
      <text:p text:style-name="P23">來源描述</text:p>
      <text:p text:style-name="P18">&lt;來源描述&gt;（&lt;sourceDesc&gt;）<text:span text:style-name="T23">是必備的元素，用來記錄所製電腦檔案的一個或數個來源的細節 。可包含簡單的篇章陳述或書目資料，使用一或多個下列元素：</text:span></text:p>
      <text:p text:style-name="P18">&lt;書目資料&gt;/&lt;bibl&gt; <text:s/></text:p>
      <text:p text:style-name="P18">包含結構零散的書目資料，其中次要元件不一定會明確標記。 </text:p>
      <text:p text:style-name="P18"><text:bookmark-start text:name="biblFull"/>&lt;<text:bookmark-end text:name="biblFull"/>完整書目&gt;/&lt;biblFull&gt; </text:p>
      <text:p text:style-name="P18">包含結構完整的書目資料，其中呈現出TEI檔案描述之所有元件。</text:p>
      <text:p text:style-name="P18"><text:bookmark-start text:name="listBibl"/>&lt;<text:bookmark-end text:name="listBibl"/>書目列表&gt;/&lt;listBibl&gt; </text:p>
      <text:p text:style-name="P18">包含任何種類的書目資料列表。</text:p>
      <text:p text:style-name="P18"><text:span text:style-name="T22">Examples </text:span>範例：</text:p>
      <text:p text:style-name="P18">&lt;sourceDesc&gt;</text:p>
      <text:p text:style-name="P18"><text:s text:c="5"/>&lt;bibl&gt;The first folio of Shakespeare, prepared by Charlton Hinman (The Norton Facsimile, 1968)&lt;/bibl&gt;</text:p>
      <text:p text:style-name="P18">&lt;/sourceDesc&gt;</text:p>
      <text:p text:style-name="P18"/>
      <text:p text:style-name="P18">&lt;sourceDesc&gt;</text:p>
      <text:p text:style-name="P18"><text:s text:c="5"/>&lt;scriptStmt id="CNN12"&gt;</text:p>
      <text:p text:style-name="P18"><text:s text:c="5"/>&lt;bibl&gt;&lt;author&gt;CNN Network News&lt;/author&gt;</text:p>
      <text:p text:style-name="P18"><text:s text:c="10"/>&lt;title&gt;News headlines&lt;/title&gt;</text:p>
      <text:p text:style-name="P18"><text:s text:c="10"/>&lt;date&gt;12 Jun 1989&lt;/date&gt;</text:p>
      <text:p text:style-name="P18"><text:s text:c="5"/>&lt;/bibl&gt;</text:p>
      <text:p text:style-name="P18"><text:s text:c="5"/>&lt;/scriptStmt&gt;</text:p>
      <text:p text:style-name="P18">&lt;/sourceDesc&gt;</text:p>
      <text:p text:style-name="P18"/>
      <text:p text:style-name="P18">20.2. The Encoding Description</text:p>
      <text:p text:style-name="P23">編碼描述</text:p>
      <text:p text:style-name="P18">元素&lt;編碼描述&gt;/&lt;encodingDesc&gt;標明文件轉錄時所遵循的方法與編輯原則，ㄧ般非常推薦使用此元素。可使用篇章描述的方式或可包含下列元素：</text:p>
      <text:p text:style-name="P18"><text:bookmark-start text:name="projectDesc"/>&lt;<text:bookmark-end text:name="projectDesc"/>計畫描述&gt;/&lt;projectDesc&gt; </text:p>
      <text:p text:style-name="P18">詳述將電子檔案編碼的目標或目的，以及其他關於檔案匯集或收集程序的任何資訊。 </text:p>
      <text:p text:style-name="P18"><text:bookmark-start text:name="samplingDecl"/>&lt;<text:bookmark-end text:name="samplingDecl"/>取樣宣告&gt;/&lt;samplingDecl&gt; </text:p>
      <text:p text:style-name="P18">以篇章描述的方式說明建立文集或文選時文件取樣的原理與方法。</text:p>
      <text:p text:style-name="P18"><text:bookmark-start text:name="editorialDecl"/>&lt;<text:bookmark-end text:name="editorialDecl"/>編輯宣告&gt;/&lt;editorialDecl&gt; </text:p>
      <text:p text:style-name="P18">提供文件編碼時使用的編輯原則與實行方法的細節。</text:p>
      <text:p text:style-name="P18"><text:bookmark-start text:name="tagsDecl"/>&lt;<text:bookmark-end text:name="tagsDecl"/>標誌宣告&gt;/&lt;tagsDecl&gt; </text:p>
      <text:p text:style-name="P18">提供關於應用在XML文件中的標誌的詳細資訊。</text:p>
      <text:p text:style-name="P18"><text:bookmark-start text:name="refsDecl"/>&lt;<text:bookmark-end text:name="refsDecl"/>參照宣告&gt;/&lt;refsDecl&gt; </text:p>
      <text:p text:style-name="P18">標明本文件<text:span text:style-name="T1">與某一個</text:span>權威參<text:span text:style-name="T1">照</text:span>標準的<text:span text:style-name="T1">關係</text:span>。 </text:p>
      <text:p text:style-name="P18"><text:bookmark-start text:name="classDecl"/>&lt;<text:bookmark-end text:name="classDecl"/>分類宣告&gt;/&lt;classDecl&gt; </text:p>
      <text:p text:style-name="P18"><text:s/>包含ㄧ個或多個分類法，用來定義在文件中他處所使用之任何分類碼。</text:p>
      <text:p text:style-name="P18"/>
      <text:p text:style-name="P18"/>
      <text:p text:style-name="P18">20.2.1. Project and Sampling Descriptions</text:p>
      <text:p text:style-name="P23">計畫與取樣描述</text:p>
      <text:p text:style-name="P18"/>
      <text:p text:style-name="P18">元素&lt;計畫描述&gt;（&lt;projectDesc&gt;）與&lt;取樣宣告&gt;（&lt;samplingDecl&gt;）的範例：</text:p>
      <text:p text:style-name="P18">&lt;encodingDesc&gt;</text:p>
      <text:p text:style-name="P18"><text:s text:c="5"/>&lt;projectDesc&gt;Texts collected for use in the Claremont Shakespeare Clinic, June 1990.</text:p>
      <text:p text:style-name="P18"><text:s text:c="5"/>&lt;/projectDesc&gt;</text:p>
      <text:p text:style-name="P18">&lt;/encodingDesc&gt;</text:p>
      <text:p text:style-name="P18"/>
      <text:p text:style-name="P18">&lt;encodingDesc&gt;</text:p>
      <text:p text:style-name="P18"><text:s text:c="5"/>&lt;samplingDecl&gt;Samples of 2000 words taken from the beginning</text:p>
      <text:p text:style-name="P18">of the text</text:p>
      <text:p text:style-name="P18"><text:s text:c="5"/>&lt;/samplingDecl&gt;</text:p>
      <text:p text:style-name="P18">&lt;/encodingDesc&gt;</text:p>
      <text:p text:style-name="P18"> </text:p>
      <text:p text:style-name="P18"/>
      <text:p text:style-name="P18">20.2.2. Editorial Declarations</text:p>
      <text:p text:style-name="P23">編輯宣告</text:p>
      <text:p text:style-name="P18"/>
      <text:p text:style-name="P18">元素&lt;編輯宣告&gt;（&lt;editorialDecl&gt;）包含<text:span text:style-name="T24">對</text:span>文件編碼時所使用的實行方法的篇章式描述。一般而言此描述應包含如下的主題，每一主題可以簡便地以分段呈現。</text:p>
      <text:p text:style-name="P18">更正/correction </text:p>
      <text:p text:style-name="P18">在何種情況下以何種方式更正文件。 </text:p>
      <text:p text:style-name="P18">規格化/normalization </text:p>
      <text:p text:style-name="P18">來源文件規格化或標準化的程度。 </text:p>
      <text:p text:style-name="P18">引文/quotation </text:p>
      <text:p text:style-name="P18">如何處理原始文件中的引文符號──予以保留或由實體參引取代、起始和結束的引號（上引號和下引號）是否加以區分等。 </text:p>
      <text:p text:style-name="P18">連字符號/hyphenation </text:p>
      <text:p text:style-name="P18">如何處理原始文件中的連字符號（尤其是行末連字符號）──予以保留或由實體參引取代等。 </text:p>
      <text:p text:style-name="P18">文件分割/segmentation </text:p>
      <text:p text:style-name="P18">文件如何分割，例如分割成句子、音調單<text:span text:style-name="T24">位、字形層次等</text:span>。 </text:p>
      <text:p text:style-name="P18">詮釋/interpretation </text:p>
      <text:p text:style-name="P18"><text:span text:style-name="T27">指出除了轉錄之外，</text:span>文件中加入哪些分析性或詮釋性的資訊 </text:p>
      <text:p text:style-name="P18"><text:span text:style-name="T22">Example </text:span>範例：</text:p>
      <text:p text:style-name="P18">&lt;editorialDecl&gt;</text:p>
      <text:p text:style-name="P18"><text:s text:c="10"/>&lt;p&gt;The part of speech analysis applied throughout section 4 was added by hand and has not been checked.&lt;/p&gt;</text:p>
      <text:p text:style-name="P18"><text:s text:c="10"/>&lt;p&gt;Errors in transcription controlled by using the WordPerfect spelling checker.&lt;/p&gt;</text:p>
      <text:p text:style-name="P18"><text:s text:c="10"/>&lt;p&gt;All words converted to Modern American spelling using Webster's 9th Collegiate dictionary.&lt;/p&gt;</text:p>
      <text:p text:style-name="P18"><text:s text:c="10"/>&lt;p&gt;All quotation marks converted to entity references &amp;odq; and &amp;cdq;.&lt;/p&gt;</text:p>
      <text:p text:style-name="P18">&lt;/editorialDecl&gt;</text:p>
      <text:p text:style-name="P18"> </text:p>
      <text:p text:style-name="P18"/>
      <text:p text:style-name="P18">20.2.3. Tagging, Reference, and Classification Declarations</text:p>
      <text:p text:style-name="P23">標誌、參考及分類宣告</text:p>
      <text:p text:style-name="P18">元素&lt;標誌宣告&gt;（&lt;tagsDecl&gt;）是用來提供關於文件中實際出現之<text:span text:style-name="T22">XML</text:span>標籤的詳細資訊。可利用下列特殊功能的元素，來包含所使用元素的簡表，並附上各元素的使用量：</text:p>
      <text:p text:style-name="P18"><text:bookmark-start text:name="tagUsage"/>&lt;<text:bookmark-end text:name="tagUsage"/>標籤使用&gt;/&lt;tagUsage&gt; </text:p>
      <text:p text:style-name="P18">提供TEI文件最外層的&lt;文件&gt;(&lt;text&gt;)當中某個特定元素的使用資訊。屬性包括： <text:s/></text:p>
      <text:p text:style-name="P18">元素名種/gi </text:p>
      <text:p text:style-name="P18">該標籤所指明的元素名稱。 </text:p>
      <text:p text:style-name="P18">出現次數/occurs </text:p>
      <text:p text:style-name="P18">標明此元素在文件中出現的次數。 </text:p>
      <text:p text:style-name="P18"/>
      <text:p text:style-name="P18">元素&lt;呈現&gt;（&lt;rendition&gt;）是用來記載元素在來源文件中的各種呈現方式。</text:p>
      <text:p text:style-name="P18">&lt;呈現&gt;/&lt;rendition&gt; </text:p>
      <text:p text:style-name="P18">提供關於一個或多個元素預定呈現方式的資訊。 </text:p>
      <text:p text:style-name="P18">&lt;標籤使用&gt;/&lt;tagUsage&gt; </text:p>
      <text:p text:style-name="P18">提供&lt;文件&gt;(&lt;text&gt;)當中某個特定元素的使用資訊。屬性包括： </text:p>
      <text:p text:style-name="P18">出現次數/occurs </text:p>
      <text:p text:style-name="P18">標明此元素在文件中出現的次數。 </text:p>
      <text:p text:style-name="P18">識別碼出現次數/ident </text:p>
      <text:p text:style-name="P18">標明在帶有全域屬性<text:span text:style-name="T6">識別碼(id)</text:span>的明確屬性值的文件中，此元素出現的次數。 </text:p>
      <text:p text:style-name="P18">樣式/render </text:p>
      <text:p text:style-name="P18">標明元素&lt;元素呈現&gt;(&lt;rendition&gt;)的識別符號，用來說明該元素將如何呈現。 </text:p>
      <text:p text:style-name="P18"><text:span text:style-name="T22">Example </text:span>範例：</text:p>
      <text:p text:style-name="P18">&lt;tagsDecl&gt;</text:p>
      <text:p text:style-name="P18"><text:s/>&lt;tagUsage gi="text" occurs=1&gt;</text:p>
      <text:p text:style-name="P18"><text:s/>  &lt;tagUsage gi="body" occurs=1&gt;</text:p>
      <text:p text:style-name="P18"><text:s/>  &lt;tagUsage gi=”p” occurs="12"&gt;</text:p>
      <text:p text:style-name="P18"><text:s/>  &lt;tagUsage gi="hi" occurs=6&gt;</text:p>
      <text:p text:style-name="P18">&lt;/tagsDecl&gt;</text:p>
      <text:p text:style-name="P18"/>
      <text:p text:style-name="P18"/>
      <text:p text:style-name="P18">上述這個（假想的）標籤宣告適用於ㄧ個正文中包含十二個段落、並標記了六次元素&lt;顯目標示&gt;(&lt;hi&gt;)的文件，。注意，若有使用元素 &lt;標籤宣告&gt;（&lt;tagsDecl&gt;），則必定要包含元素&lt;標籤使用&gt;(<text:span text:style-name="T22">&lt;tagUsage&gt;)來表明</text:span><text:span text:style-name="T28">每ㄧ個</text:span><text:span text:style-name="T22">在相關文件元素中所標記的元素</text:span>。</text:p>
      <text:p text:style-name="P18"/>
      <text:p text:style-name="P18">元素&lt;<text:span text:style-name="T29">參照</text:span>宣告&gt;（&lt;refsDecl&gt;）是用來記載任何標準參照架構套用在編碼工作中的方式。最簡單的形式是由篇章敘述組成。</text:p>
      <text:p text:style-name="P18">範例：</text:p>
      <text:p text:style-name="P18">&lt;refsDecl&gt;</text:p>
      <text:p text:style-name="P18"><text:s text:c="5"/>&lt;p&gt;The N attribute on each DIV1 and DIV2 contains the canonical reference for each such division in the form XX.yyy where XX is the book number in roman numeral and yyy is the section number in arabic.</text:p>
      <text:p text:style-name="P18">&lt;/refsDecl&gt;</text:p>
      <text:p text:style-name="P22"/>
      <text:p text:style-name="P18"/>
      <text:p text:style-name="P18">元素&lt;分類宣告&gt;（&lt;classDecl&gt;）匯集標頭其他部分所使用的任何描述性分類架構的定義或來源。至少必須提供一種這類架構，利用下列元素進行編碼：</text:p>
      <text:p text:style-name="P18"><text:bookmark-start text:name="taxonomy"/>&lt;<text:bookmark-end text:name="taxonomy"/>分類學法&gt;/&lt;taxonomy&gt; </text:p>
      <text:p text:style-name="P18">定義文件分類的類型學，可以是潛在地以書目資料的方式，或是明確地以結構分類法的方式來分類。 </text:p>
      <text:p text:style-name="P18">&lt;書目資料&gt;/&lt;bibl&gt; </text:p>
      <text:p text:style-name="P18">包含結構零散的書目資料，其中之次要元件<text:span text:style-name="T30">不一定會明確標記</text:span>。 </text:p>
      <text:p text:style-name="P18"><text:bookmark-start text:name="category"/>&lt;<text:bookmark-end text:name="category"/>類目&gt;/&lt;category&gt; </text:p>
      <text:p text:style-name="P18">在使用者定義之分類法當中，此元素包含一項個別的敘述性類目，該類目可能位於一個更上層的類目之中。 </text:p>
      <text:p text:style-name="P18"><text:bookmark-start text:name="catDesc"/>&lt;<text:bookmark-end text:name="catDesc"/>類目描述&gt;/&lt;catDesc&gt; </text:p>
      <text:p text:style-name="P18">以短文的型式，描述分類法中或文件類型學中的某些類目。 </text:p>
      <text:p text:style-name="P18"/>
      <text:p text:style-name="P18">在最簡單的情況下，分類法可由書目參考工具來定義，如下例所示：</text:p>
      <text:p text:style-name="P18">&lt;classDecl&gt;</text:p>
      <text:p text:style-name="P18"><text:s text:c="5"/>&lt;taxonomy id="LCSH"&gt;</text:p>
      <text:p text:style-name="P18"><text:s text:c="10"/>&lt;bibl&gt;Library of Congress Subject Headings</text:p>
      <text:p text:style-name="P18"><text:s text:c="10"/>&lt;/bibl&gt;</text:p>
      <text:p text:style-name="P18"><text:s text:c="5"/>&lt;/taxonomy&gt;</text:p>
      <text:p text:style-name="P18">&lt;/classDecl&gt;</text:p>
      <text:p text:style-name="P18"/>
      <text:p text:style-name="P18">此外，編碼者可定義ㄧ個具有特殊用途之分類架構，如下例所示：</text:p>
      <text:p text:style-name="P18">&lt;taxonomy id=B&gt;</text:p>
      <text:p text:style-name="P18"><text:s text:c="3"/>&lt;bibl&gt;Brown Corpus&lt;/bibl&gt;</text:p>
      <text:p text:style-name="P18"><text:s text:c="3"/>&lt;category id="B.A"&gt;&lt;catDesc&gt;Press Reportage</text:p>
      <text:p text:style-name="P18"><text:s text:c="6"/>&lt;category id="B.A1"&gt;&lt;catDesc&gt;Daily&lt;/category&gt;</text:p>
      <text:p text:style-name="P18"><text:s text:c="6"/>&lt;category id="B.A2"&gt;&lt;catDesc&gt;Sunday&lt;/category&gt;</text:p>
      <text:p text:style-name="P18"><text:s text:c="6"/>&lt;category id="B.A3"&gt;&lt;catDesc&gt;National&lt;/category&gt;</text:p>
      <text:p text:style-name="P18"><text:s text:c="6"/>&lt;category id="B.A4"&gt;&lt;catDesc&gt;Provincial&lt;/category&gt;</text:p>
      <text:p text:style-name="P18"><text:s text:c="6"/>&lt;category id="B.A5"&gt;&lt;catDesc&gt;Political&lt;/category&gt;</text:p>
      <text:p text:style-name="P18"><text:s text:c="6"/>&lt;category id="B.A6"&gt;&lt;catDesc&gt;Sports&lt;/category&gt;</text:p>
      <text:p text:style-name="P18"><text:s text:c="5"/>...</text:p>
      <text:p text:style-name="P18"><text:s text:c="3"/>&lt;/category&gt;</text:p>
      <text:p text:style-name="P18"><text:s text:c="3"/>&lt;category id="B.D"&gt;&lt;catDesc&gt;Religion</text:p>
      <text:p text:style-name="P18"><text:s text:c="6"/>&lt;category id="B.D1"&gt;&lt;catDesc&gt;Books&lt;/category&gt;</text:p>
      <text:p text:style-name="P18"><text:s text:c="6"/>&lt;category id="B.D2"&gt;&lt;catDesc&gt;Periodicals and tracts&lt;/category&gt;</text:p>
      <text:p text:style-name="P18"><text:s text:c="3"/>&lt;/category&gt;</text:p>
      <text:p text:style-name="P18"><text:s text:c="3"/>...</text:p>
      <text:p text:style-name="P18">&lt;/taxonomy&gt;</text:p>
      <text:p text:style-name="P18"/>
      <text:p text:style-name="P18">在這樣的分類法當中，特定文件與類目之間的連結是藉由元素&lt;分類用詞（文件分類？）&gt;（&lt;textClass&gt;）之中的元素&lt;類目參考&gt;（&lt;catRef&gt;）來而產生，以下章節將進一步說明。</text:p>
      <text:p text:style-name="P18"> </text:p>
      <text:p text:style-name="P18"/>
      <text:p text:style-name="P18">20.3. The Profile Description</text:p>
      <text:p text:style-name="P23">背景描述</text:p>
      <text:p text:style-name="P18"/>
      <text:p text:style-name="P18">元素&lt;背景描述&gt;（&lt;profileDesc&gt;）讓描繪文件多面向特性的資訊可以被記錄在一個單一架構之中。有以下三種選用元件：</text:p>
      <text:p text:style-name="P18"><text:bookmark-start text:name="creation"/>&lt;<text:bookmark-end text:name="creation"/>建置資訊&gt;/&lt;creation&gt; </text:p>
      <text:p text:style-name="P18">包含關於文件建置的資訊。 </text:p>
      <text:p text:style-name="P18"><text:bookmark-start text:name="langUsage"/>&lt;<text:bookmark-end text:name="langUsage"/>使用語言&gt;/&lt;langUsage&gt; </text:p>
      <text:p text:style-name="P18">描述文件中出現的語言、次要語言、語體形式、方言等。 </text:p>
      <text:p text:style-name="P18"><text:bookmark-start text:name="textClass"/>&lt;<text:bookmark-end text:name="textClass"/>分類用詞（文件分類）&gt;/&lt;textClass&gt; </text:p>
      <text:p text:style-name="P18">匯集以標準分類架構、索引典等來描述文件性質或主題的資訊。</text:p>
      <text:p text:style-name="P18"><text:s/></text:p>
      <text:p text:style-name="P18"><text:span text:style-name="T22">Examples</text:span>範例：</text:p>
      <text:p text:style-name="P18">&lt;creation&gt;</text:p>
      <text:p text:style-name="P18"><text:s text:c="5"/>&lt;date value="1992-08"&gt;August 1992&lt;/date&gt;</text:p>
      <text:p text:style-name="P18"><text:s text:c="5"/>&lt;name type="place"&gt;Taos, New Mexico&lt;/name&gt;</text:p>
      <text:p text:style-name="P18">&lt;/creation&gt;</text:p>
      <text:p text:style-name="P22"/>
      <text:p text:style-name="P18"/>
      <text:p text:style-name="P18">元素&lt;文件分類&gt;（&lt;textClass&gt;）藉著參考由元素&lt;分類宣告&gt;（&lt;classDecl&gt;）所定義的系統來為文件分類，包含一或多個下列元素：</text:p>
      <text:p text:style-name="P18"><text:bookmark-start text:name="keywords"/>&lt;<text:bookmark-end text:name="keywords"/>關鍵詞&gt;/&lt;keywords&gt; </text:p>
      <text:p text:style-name="P18">包含標明文件主題或性質的關鍵詞或字詞列表。屬性包括： </text:p>
      <text:p text:style-name="P18"><text:span text:style-name="T1">模式(</text:span>架構)/scheme </text:p>
      <text:p text:style-name="P18"><text:s/>標明相關關鍵詞所使用到的詞彙範圍<text:bookmark-start text:name="classCode"/></text:p>
      <text:p text:style-name="P18">&lt;<text:bookmark-end text:name="classCode"/>分類碼&gt;/&lt;classCode&gt; </text:p>
      <text:p text:style-name="P18">包含文件在某標準分類系統中所屬的分類代碼。屬性包括： </text:p>
      <text:p text:style-name="P18"><text:span text:style-name="T31">模式(</text:span><text:span text:style-name="T24">架構)/scheme</text:span> </text:p>
      <text:p text:style-name="P18">標明所使用的分類系統或分類法。 </text:p>
      <text:p text:style-name="P18"><text:bookmark-start text:name="catRef"/>&lt;<text:bookmark-end text:name="catRef"/>類目參考&gt;/&lt;catRef&gt; </text:p>
      <text:p text:style-name="P18">標明在某分類法或文件類型學中，一個或多個已定義之類目。屬性包括： </text:p>
      <text:p text:style-name="P18">標的/target </text:p>
      <text:p text:style-name="P18">標明相關的類目。 </text:p>
      <text:p text:style-name="P18"/>
      <text:p text:style-name="P18">元素&lt;關鍵詞&gt;（&lt;keywords&gt;）包含標明文件主題或性質的關鍵詞或字詞列表。屬性<text:span text:style-name="T6">架構</text:span><text:span text:style-name="T8">(scheme)</text:span>將這些關鍵詞和元素&lt;分類學<text:span text:style-name="T1">法</text:span>&gt;（&lt;taxonomy&gt;）所定義的分類系統相連結。</text:p>
      <text:p text:style-name="P18">&lt;textClass&gt;</text:p>
      <text:p text:style-name="P18"><text:s text:c="5"/>&lt;keywords scheme="LCSH"&gt;</text:p>
      <text:p text:style-name="P18"><text:s text:c="9"/>&lt;list&gt;</text:p>
      <text:p text:style-name="P18"><text:s text:c="9"/>&lt;item&gt;English literature -- History and criticism -- Data processing.&lt;/item&gt;</text:p>
      <text:p text:style-name="P18"><text:s text:c="9"/>&lt;item&gt;English literature -- History and criticism -- Theory etc.&lt;/item&gt;</text:p>
      <text:p text:style-name="P18"><text:s text:c="9"/>&lt;item&gt;English language -- Style -- Data processing.&lt;/item&gt;</text:p>
      <text:p text:style-name="P18"><text:s text:c="9"/>&lt;/list&gt;</text:p>
      <text:p text:style-name="P18"><text:s text:c="5"/>&lt;/keywords&gt;</text:p>
      <text:p text:style-name="P18">&lt;/textClass&gt;</text:p>
      <text:p text:style-name="P18"> </text:p>
      <text:p text:style-name="P18"/>
      <text:p text:style-name="P18">20.4. The Revision Description</text:p>
      <text:p text:style-name="P23">修訂描述</text:p>
      <text:p text:style-name="P18"/>
      <text:p text:style-name="P18">元素&lt;修訂描述&gt;（&lt;revisionDesc&gt;）提供一個變更紀錄，可用來記載文件中每次的更改內容。變更紀錄可包含一連串的元素&lt;變更&gt;（&lt;change&gt;），每一項該元素皆包含：</text:p>
      <text:p text:style-name="P18"><text:s text:c="2"/>&lt;日期&gt;/&lt;date&gt;</text:p>
      <text:p text:style-name="P18"><text:s text:c="6"/>以任何形式來標明日期。 </text:p>
      <text:p text:style-name="P18">&lt;責任陳述&gt;/&lt;respStmt&gt; </text:p>
      <text:p text:style-name="P18">當未使用有關作者、編者等特定元素，或這些元素內容不足時，在此補充說明負責文件、編輯、記錄或是集叢等的知識內容相關人員的責任。 </text:p>
      <text:p text:style-name="P18">&lt;項目&gt;/&lt;item&gt; </text:p>
      <text:p text:style-name="P18">標誌列表中的一個元件。 </text:p>
      <text:p text:style-name="P18"><text:span text:style-name="T22">Example</text:span>範例：</text:p>
      <text:p text:style-name="P18">&lt;revisionDesc&gt;</text:p>
      <text:p text:style-name="P18"><text:s text:c="5"/>&lt;change&gt;&lt;date&gt;6/3/91:&lt;/date&gt;</text:p>
      <text:p text:style-name="P18"><text:s text:c="10"/>&lt;respStmt&gt;&lt;name&gt;EMB&lt;/name&gt;&lt;resp&gt;ed.&lt;/resp&gt;&lt;/respStmt&gt;</text:p>
      <text:p text:style-name="P18"><text:s text:c="10"/>&lt;item&gt;File format updated&lt;/item&gt;&lt;/change&gt;</text:p>
      <text:p text:style-name="P18"><text:s text:c="5"/>&lt;change&gt;&lt;date&gt;5/25/90:&lt;/date&gt;</text:p>
      <text:p text:style-name="P18"><text:s text:c="10"/>&lt;respSmt&gt;&lt;name&gt;EMB&lt;/name&gt;&lt;resp&gt;ed.&lt;/resp&gt;</text:p>
      <text:p text:style-name="P18"><text:s text:c="10"/>&lt;item&gt;Stuart's corrections entered&lt;/item&gt;&lt;/change&gt;</text:p>
      <text:p text:style-name="P18">&lt;/revisionDesc&gt;</text:p>
      <text:p text:style-name="P19">　</text:p>
      <text:p text:style-name="P18"><draw:rect text:anchor-type="as-char" draw:z-index="0" draw:style-name="gr1" draw:text-style-name="P24" svg:width="0.003cm" svg:height="0.054cm"><text:p/></draw:rect></text:p>
      <text:p text:style-name="P18">APPENDIX</text:p>
      <text:p text:style-name="P18"><draw:rect text:anchor-type="as-char" draw:z-index="1" draw:style-name="gr1" draw:text-style-name="P24" svg:width="0.003cm" svg:height="0.054cm"><text:p/></draw:rect></text:p>
      <text:p text:style-name="P18">附錄 使用元素表</text:p>
      <text:p text:style-name="P18"/>
      <text:p text:style-name="P18"><text:bookmark-start text:name="a_1_1"/>附錄1.1 全域屬性<text:bookmark-end text:name="a_1_1"/></text:p>
      <text:p text:style-name="P18"/>
      <text:p text:style-name="P18">TEI Lite中所有的元素，都具有下列屬性： </text:p>
      <text:p text:style-name="P18">分析/ana </text:p>
      <text:p text:style-name="P18">連結到該元素的分析。 </text:p>
      <text:p text:style-name="P18">對應元素/corresp </text:p>
      <text:p text:style-name="P18">連結到一或多個相對應的元素。 </text:p>
      <text:p text:style-name="P18">識別碼/id </text:p>
      <text:p text:style-name="P18">分項命名，所命名稱不可重覆。必須以字母開頭，可使用字母、數字、連字號及期間。 </text:p>
      <text:p text:style-name="P18">語言/lang </text:p>
      <text:p text:style-name="P18">本元素標誌文本的語言；未標註即表示和背景的語言相同。 </text:p>
      <text:p text:style-name="P18">略稱/n </text:p>
      <text:p text:style-name="P18">本元素的所標誌部分的小名或是數字，可使用文字字串。常用在記錄傳統的參考系統。 </text:p>
      <text:p text:style-name="P18">下一元素/next </text:p>
      <text:p text:style-name="P18">連結屬同一集叢時，連結到下一個元素。 </text:p>
      <text:p text:style-name="P18">上一元素/prev </text:p>
      <text:p text:style-name="P18">連結屬同一集叢時，連結到上一個元素。 </text:p>
      <text:p text:style-name="P18">樣式/rend </text:p>
      <text:p text:style-name="P18">被元素標誌部分在文件中的實際狀況：例如，斜體，羅馬字體，顯示區段等。屬性值可使用文字字串。 </text:p>
      <text:p text:style-name="P18"/>
      <text:p text:style-name="P18"><text:bookmark-start text:name="a_1_2"/>附錄1.2 TEI選集使用元素<text:bookmark-end text:name="a_1_2"/></text:p>
      <text:p text:style-name="P18"/>
      <text:p text:style-name="P18">以下表列顯示TEI Lite DTD裡定義的所有元素，並附其簡述： </text:p>
      <text:p text:style-name="P18">&lt;縮寫&gt;/&lt;abbr&gt; </text:p>
      <text:p text:style-name="P18">標誌任何形態的縮寫字。全稱可使用屬性全稱（expan）標誌。 </text:p>
      <text:p text:style-name="P18">&lt;插入文字&gt;/&lt;add&gt; </text:p>
      <text:p text:style-name="P18">標誌由作者、代筆者、註解者或更正者插入的字母、字或詞。 </text:p>
      <text:p text:style-name="P18">&lt;地址&gt;/&lt;address&gt; </text:p>
      <text:p text:style-name="P18">標誌郵寄或其他種類的地址，例如，出版商地址、機構地址、個人地址。 </text:p>
      <text:p text:style-name="P18">&lt;地址行&gt;/&lt;addrLine&gt; </text:p>
      <text:p text:style-name="P18">標誌地址中的一行。 </text:p>
      <text:p text:style-name="P18">&lt;錨點&gt;/&lt;anchor&gt; </text:p>
      <text:p text:style-name="P18">標示文件中被連結的地點。 </text:p>
      <text:p text:style-name="P18">&lt;大綱&gt;/&lt;argument&gt; </text:p>
      <text:p text:style-name="P18">針對正文所含的子題做的正式表列或文字敘述。 </text:p>
      <text:p text:style-name="P18">&lt;作者&gt;/&lt;author&gt; </text:p>
      <text:p text:style-name="P18">在書目參考工具中，標誌作品個人或團體作者的名字，或任何書目中的原始責任敘述。 </text:p>
      <text:p text:style-name="P18">&lt;發行權&gt;/&lt;authority&gt; </text:p>
      <text:p text:style-name="P18">補充說明在出版者或傳佈者之外，負責提供電子檔案的個人或其他單位的名稱。 </text:p>
      <text:p text:style-name="P18">&lt;可利用性&gt;/&lt;availability&gt; </text:p>
      <text:p text:style-name="P18">補充說明關於文件的獲取的資訊，例如任何使用或傳佈的限制，版權狀態等等。 </text:p>
      <text:p text:style-name="P18">&lt;正文後資訊&gt;/&lt;back&gt; </text:p>
      <text:p text:style-name="P18">在主要文件後面，包含附錄等 </text:p>
      <text:p text:style-name="P18">&lt;書目資料&gt;/&lt;bibl&gt; </text:p>
      <text:p text:style-name="P18">標誌結構鬆散的書目資料，組成書目的構件可以不用明確標示出來。 </text:p>
      <text:p text:style-name="P18">&lt;完整書目&gt;/&lt;biblFull&gt; </text:p>
      <text:p text:style-name="P18">標誌所有構件以TEI檔案描述呈現，結構完整的書目資料。 </text:p>
      <text:p text:style-name="P18">&lt;引用範圍&gt;/&lt;biblScope&gt; </text:p>
      <text:p text:style-name="P18">定義書目參考資料的範圍，例如，一個頁碼表，或大型作品中的被命名的部分內容。 </text:p>
      <text:p text:style-name="P18">&lt;正文&gt;/&lt;body&gt; </text:p>
      <text:p text:style-name="P18">單篇文章的整體部分，包含正文前及正文後資料。 </text:p>
      <text:p text:style-name="P18">&lt;題名頁責任敘述&gt;/&lt;byline&gt; </text:p>
      <text:p text:style-name="P18">標誌在題名頁、作品開頭或結尾處原始責任敘述。 </text:p>
      <text:p text:style-name="P18">&lt;類目描述&gt;/&lt;catDesc&gt; </text:p>
      <text:p text:style-name="P18">以短文的型式，描述分類法或文件類型中的某些類目。 </text:p>
      <text:p text:style-name="P18">&lt;類目&gt;/&lt;category&gt; </text:p>
      <text:p text:style-name="P18">標誌一個含使用者定義，具獨立的描述某一類目的分類法，這個類目有可能是位一個更大類目中的一部分。 </text:p>
      <text:p text:style-name="P18">&lt;類目參考&gt;/&lt;catRef&gt; </text:p>
      <text:p text:style-name="P18">標明在某個分類學或類型學中，一個或多個類別定義。 </text:p>
      <text:p text:style-name="P18">&lt;格&gt;/&lt;cell&gt; </text:p>
      <text:p text:style-name="P18">標誌表格中的一個格子。 </text:p>
      <text:p text:style-name="P18">&lt;引文15&gt;/&lt;cit&gt; </text:p>
      <text:p text:style-name="P18">由其他文獻取得的引文，連同來源的書目參考工具資料。 </text:p>
      <text:p text:style-name="P18">&lt;分類號&gt;/&lt;classCode&gt; </text:p>
      <text:p text:style-name="P18">標誌文件使用的某種分類系統的分類碼。分類碼以屬性分類架構（scheme）定義。 </text:p>
      <text:p text:style-name="P18">&lt;分類宣告&gt;/&lt;classDecl&gt; </text:p>
      <text:p text:style-name="P18">標誌文件其他地方所使用的一或多個定義任何分類碼的分類碼。 </text:p>
      <text:p text:style-name="P18">&lt;文件末端&gt;/&lt;closer&gt; </text:p>
      <text:p text:style-name="P18">將結尾部分的dateline、byline、salutation及其他類似的出現在最後的文字群組聚合在一起，特別是用信件上。 </text:p>
      <text:p text:style-name="P18">&lt;程式碼&gt;/&lt;code&gt; </text:p>
      <text:p text:style-name="P18">標誌使用正規語言（通常是程式語言）的程式片斷。 </text:p>
      <text:p text:style-name="P18">&lt;更正&gt;/&lt;corr&gt; </text:p>
      <text:p text:style-name="P18">文件中含明顯的錯誤，將其更正成正確的格式時使用的標誌。 </text:p>
      <text:p text:style-name="P18">&lt;建置資訊&gt;/&lt;creation&gt; </text:p>
      <text:p text:style-name="P18">關於文件建置的資訊。 </text:p>
      <text:p text:style-name="P18">&lt;日期&gt;/ &lt;date&gt; </text:p>
      <text:p text:style-name="P18">標誌任何格式的日期，使用屬性標準格式值（value）來規範屬性值格式。 </text:p>
      <text:p text:style-name="P18">&lt;文件日期&gt;/&lt;dateline&gt; </text:p>
      <text:p text:style-name="P18">標誌信件、報紙報導或其他作品產生的地點、日期、時間等的簡短敘述，是以前置或末尾附加的方式做為標頭或隨附。 </text:p>
      <text:p text:style-name="P18">&lt;刪除&gt;/&lt;del&gt; </text:p>
      <text:p text:style-name="P18">標記原本就被標示為刪除的一個字母、字或段落，或是由作者、代筆者、附註者或更正者在原件中多餘的或偽造的部分。 </text:p>
      <text:p text:style-name="P18">&lt;發行者&gt;/&lt;distributor&gt; </text:p>
      <text:p text:style-name="P18">補充說明負責文件傳佈的個人或單位的名稱。 </text:p>
      <text:p text:style-name="P18">&lt;區段&gt;/&lt;div&gt; </text:p>
      <text:p text:style-name="P18">文件的正文前資訊、本文及正文後資訊 </text:p>
      <text:p text:style-name="P18">&lt;區段層次1&gt;…&lt;區段層次7&gt;/&lt;div1&gt;…&lt;div7&gt; </text:p>
      <text:p text:style-name="P18">文件的正文前資訊、本文及正文後資訊的第一層至第七層分項。 </text:p>
      <text:p text:style-name="P18">&lt;自動產生區段&gt;/&lt;divGen&gt; </text:p>
      <text:p text:style-name="P18">標示由文字處理應用程式自動產生的結構性章節的所在位置。使用屬性類型（type）來標明為索引、目次或其他區段。 </text:p>
      <text:p text:style-name="P18">&lt;文獻作者&gt;/&lt;docAuthor&gt;</text:p>
      <text:p text:style-name="P18">標誌在題名頁所載的文獻作者名字（通常包含在元素&lt;題名頁責任敘述&gt;（&lt;byline&gt;）內，但不一定如此）。 </text:p>
      <text:p text:style-name="P18">&lt;文獻日期&gt;/&lt;docDate&gt; </text:p>
      <text:p text:style-name="P18">標誌題名頁所載的文獻日期。 </text:p>
      <text:p text:style-name="P18">&lt;文獻版本&gt;/&lt;docEdition&gt; </text:p>
      <text:p text:style-name="P18">標誌文獻的題名頁所顯示的編輯敘述。 </text:p>
      <text:p text:style-name="P18">&lt;文獻印行資訊&gt;/&lt;docImprint&gt; </text:p>
      <text:p text:style-name="P18">標誌在題名頁下方（通常如此）所載的印行敘述（出版地、出版日期、出版者名稱）。 </text:p>
      <text:p text:style-name="P18">&lt;文獻題名&gt;/&lt;docTitle&gt; </text:p>
      <text:p text:style-name="P18">標誌題名頁上所示的文獻題名，包含所有組成題名的要素。必須以不同的元素&lt;題名頁部分&gt;（&lt;titlePart&gt;）再劃分。 </text:p>
      <text:p text:style-name="P18">&lt;版本&gt;/&lt;edition&gt; </text:p>
      <text:p text:style-name="P18">描述文件的某一特定版本。 </text:p>
      <text:p text:style-name="P18">&lt;版本陳述&gt;/&lt;editionStmt&gt; </text:p>
      <text:p text:style-name="P18">群聚與文件相關的某一版次資訊。 </text:p>
      <text:p text:style-name="P18">&lt;編者&gt;/&lt;editor&gt; </text:p>
      <text:p text:style-name="P18">書目項目的第二責任類型，例如扮演編輯、編譯、翻譯等角色的個人、機構或組織（或其他類似者）。 </text:p>
      <text:p text:style-name="P18">&lt;編輯宣告&gt;/&lt;editorialDecl&gt; </text:p>
      <text:p text:style-name="P18">提供文件的編輯原則與編碼時的實作應用細節。 </text:p>
      <text:p text:style-name="P18">&lt;範例&gt;/&lt;eg&gt; </text:p>
      <text:p text:style-name="P18">標誌一個討論中的科技主題所舉的短例，例如，程式的片斷或是SGML編碼的示範。 </text:p>
      <text:p text:style-name="P18">&lt;強調&gt;/&lt;emph&gt; </text:p>
      <text:p text:style-name="P18">標誌語言或修詞上的重音或是強調的字或片語。 </text:p>
      <text:p text:style-name="P18">&lt;編碼描述&gt;/&lt;encodingDesc&gt; </text:p>
      <text:p text:style-name="P18">記載電子文件與來源文件，或電子文件衍生自何處的關係。 </text:p>
      <text:p text:style-name="P18">&lt;卷首引句&gt;/&lt;epigraph&gt; </text:p>
      <text:p text:style-name="P18">標誌出現在章節開端或題名頁上的不具名或代表性的引文。 </text:p>
      <text:p text:style-name="P18">&lt;檔案大小&gt;/&lt;extent&gt; </text:p>
      <text:p text:style-name="P18">描述電子文件在在某一媒體上儲存的約略大小，可以任何適用的單位記錄。 </text:p>
      <text:p text:style-name="P18">&lt;圖象&gt;/&lt;figure&gt; </text:p>
      <text:p text:style-name="P18">標記在文獻中的某個圖像被插入的點。屬性或可以用來指示包含影象的SGML實體（以某些非SGML的註記），元素&lt;圖象&gt; （&lt;figure&gt;）中的段落，可以用來轉錄圖說。 </text:p>
      <text:p text:style-name="P18">&lt;圖象描述&gt;/&lt;figDesc&gt; </text:p>
      <text:p text:style-name="P18">標誌圖象的出現或內容的文字敘述，只記錄而不顯示圖形時使用。 </text:p>
      <text:p text:style-name="P18">&lt;文件描述&gt;/&lt;fileDesc&gt; </text:p>
      <text:p text:style-name="P18">標誌電子檔的完整書目描述。 </text:p>
      <text:p text:style-name="P18">&lt;外文&gt;/&lt;foreign&gt; </text:p>
      <text:p text:style-name="P18">定義在語言上與背景文字不同的字或片語。 </text:p>
      <text:p text:style-name="P18">&lt;公式&gt;/&lt;formula&gt; </text:p>
      <text:p text:style-name="P18">標誌數學或化學公式，可選用部分非SGML的符記法。屬性符記法（notation）標示用來標示轉錄公式的非SGML符記法。 </text:p>
      <text:p text:style-name="P18">&lt;正文前資訊&gt;/&lt;front&gt; </text:p>
      <text:p text:style-name="P18">主要文件前的任何項目（標頭、書名頁、前言、獻詞等） </text:p>
      <text:p text:style-name="P18">&lt;資助者&gt;/&lt;funder&gt; </text:p>
      <text:p text:style-name="P18">標明負責資助計畫或文件的個人、機構或組織。 </text:p>
      <text:p text:style-name="P18">&lt;省略資料&gt;/&lt;gap&gt; </text:p>
      <text:p text:style-name="P18">標示資料在傳錄時被省略的點，這點是以編輯的理由被省略的，並在TEI標頭中記載，可能是練習範本，或是因為資料是非法或是限閱的。 </text:p>
      <text:p text:style-name="P18">&lt;類名識別&gt;/&lt;gi&gt; </text:p>
      <text:p text:style-name="P18">標誌識別碼的特殊類型：SGML的通用識別或是元素名稱。 </text:p>
      <text:p text:style-name="P18">&lt;注釋&gt;/&lt;gloss&gt; </text:p>
      <text:p text:style-name="P18">標誌一個字或詞，有其他字或片語為此字詞做夾註或定義。 </text:p>
      <text:p text:style-name="P18">&lt;群組&gt;/&lt;group&gt; </text:p>
      <text:p text:style-name="P18">包含幾篇文章或一群文件 </text:p>
      <text:p text:style-name="P18">&lt;標題&gt;/&lt;head&gt; </text:p>
      <text:p text:style-name="P18">章節或表列索用語表的題名或標頭。 </text:p>
      <text:p text:style-name="P18">&lt;顯目標示&gt;/&lt;hi&gt; </text:p>
      <text:p text:style-name="P18">標誌在圖樣上和背景文字不同的單字或段落，不論其目的。 </text:p>
      <text:p text:style-name="P18">&lt;識別代碼&gt;/&lt;ident&gt; </text:p>
      <text:p text:style-name="P18">標誌某種識別碼，例如，XML元素或屬性的名稱及其異稱。 </text:p>
      <text:p text:style-name="P18">&lt;識別代碼&gt;/&lt;idno&gt; </text:p>
      <text:p text:style-name="P18">補充說明辨別書目項目的任何標準或非標準編碼，屬性類型（type）定義架構或標準。 </text:p>
      <text:p text:style-name="P18">&lt;印行資訊&gt;/&lt;imprint&gt; </text:p>
      <text:p text:style-name="P18">集合書目項目的出版或發行的相關資訊 </text:p>
      <text:p text:style-name="P18">&lt;索引&gt;/&lt;index&gt; </text:p>
      <text:p text:style-name="P18">標誌一個因某種目的而被索引的位置。屬性通常給一個主要格式，以及二至四層的格式，以表示整個索引。 </text:p>
      <text:p text:style-name="P18">&lt;詮釋&gt;/&lt;interp&gt; </text:p>
      <text:p text:style-name="P18">提供連結到一段文字的詮釋註解。屬性包括：標準格式值（value）、責任歸屬（resp）、類型（type）。 </text:p>
      <text:p text:style-name="P18">&lt;詮釋群組&gt;/&lt;interpGrp&gt; </text:p>
      <text:p text:style-name="P18">將標誌&lt;詮釋&gt;（&lt;interp&gt;）匯集在一起。 </text:p>
      <text:p text:style-name="P18">&lt;項目&gt;/&lt;item&gt; </text:p>
      <text:p text:style-name="P18">標誌表列中的一個部件。 </text:p>
      <text:p text:style-name="P18">&lt;關鍵詞&gt;/&lt;keywords&gt; </text:p>
      <text:p text:style-name="P18">標誌定義文件主題或性質的關鍵詞或片語。如果關鍵詞得自控制詞彙，可用屬性分類架構（scheme）來識別。 </text:p>
      <text:p text:style-name="P18">&lt;關鍵語詞&gt;/&lt;kw&gt; </text:p>
      <text:p text:style-name="P18">標誌某種正規語言中的關鍵詞。 </text:p>
      <text:p text:style-name="P18">&lt;詩行&gt;/&lt;l&gt; </text:p>
      <text:p text:style-name="P18">詩的一行，未完成句也包含其中。 </text:p>
      <text:p text:style-name="P18">&lt;標籤&gt;/&lt;label&gt; </text:p>
      <text:p text:style-name="P18">標誌與表列項目相對應的標籤；在字彙表中，標誌被定義的字彙。 </text:p>
      <text:p text:style-name="P18">&lt;使用語言&gt;/&lt;langUsage&gt; </text:p>
      <text:p text:style-name="P18">描述在文件中出現的語言、次要語言、registers、方言等。 </text:p>
      <text:p text:style-name="P18">&lt;分行&gt;/&lt;lb&gt; </text:p>
      <text:p text:style-name="P18">標誌某些編輯或版本上（在印刷上）的新起行。 </text:p>
      <text:p text:style-name="P18">&lt;行組&gt;/&lt;lg&gt; </text:p>
      <text:p text:style-name="P18">形式上被視為一組的詩句，如詩節、疊句、詩的段落部分等。 </text:p>
      <text:p text:style-name="P18">&lt;列表&gt;/&lt;list&gt; </text:p>
      <text:p text:style-name="P18">標誌任何被組織成表的排列，不論是數序、點列或其他類型。 </text:p>
      <text:p text:style-name="P18">&lt;書目表列&gt;/&lt;listBibl&gt; </text:p>
      <text:p text:style-name="P18">標誌任何形式的書目資料表列。 </text:p>
      <text:p text:style-name="P18">&lt;指涉&gt;/&lt;mentioned&gt; </text:p>
      <text:p text:style-name="P18">標誌被提到的不用字或片語。 </text:p>
      <text:p text:style-name="P18">&lt;分界&gt;/&lt;milestone&gt; </text:p>
      <text:p text:style-name="P18">標明標準參考系統的變更以標誌文本分段的界限。可用屬性包括：版本（ed，版本）、單元（unit，頁碼等）、及新起值（n）。 </text:p>
      <text:p text:style-name="P18">&lt;名稱&gt;/&lt;name&gt; </text:p>
      <text:p text:style-name="P18">標誌一個正式的名稱或詞組。可用唯一的屬性值標明名稱的類型、賦予標準值、或關聯至一個特定人或事上。 </text:p>
      <text:p text:style-name="P18">&lt;附註&gt;/&lt;note&gt; </text:p>
      <text:p text:style-name="P18">包含附註或註釋，屬性包括附註的類型、位置、及來源。 </text:p>
      <text:p text:style-name="P18">&lt;附註陳述&gt;/&lt;notesStmt&gt; </text:p>
      <text:p text:style-name="P18">將提供關於文件資訊的任何附註集合在一起，附註為附加文字，記錄其他書目描述的其他內容。 </text:p>
      <text:p text:style-name="P18">&lt;數字&gt;/&lt;num&gt; </text:p>
      <text:p text:style-name="P18">標誌個被記載的數字，不論形式。使用屬性標準格式值（value）來統一格式。 </text:p>
      <text:p text:style-name="P18">&lt;文件開頭&gt;/&lt;opener&gt; </text:p>
      <text:p text:style-name="P18">將開頭部分的文件日期（dateline）、題名頁責任敘述（byline）、致敬辭（salutation）及其他類似的出現在前面的文字群組聚合在一起，特別是用信件上。 </text:p>
      <text:p text:style-name="P18">&lt;原始格式&gt;/&lt;orig&gt; </text:p>
      <text:p text:style-name="P18">標誌文件原始的格式，將更改後的一般寫法放在屬性採用格式（reg）的屬性值中。 </text:p>
      <text:p text:style-name="P18">&lt;段落&gt;/&lt;p&gt; </text:p>
      <text:p text:style-name="P18">標記文章的段落。 </text:p>
      <text:p text:style-name="P18">&lt;分頁&gt;/&lt;pb&gt; </text:p>
      <text:p text:style-name="P18">以頁為標準分界，逐頁標誌文件。 </text:p>
      <text:p text:style-name="P18">&lt;研究主導&gt;/&lt;principal&gt; </text:p>
      <text:p text:style-name="P18">補充說明負責建立電子文件的主要研究者。 </text:p>
      <text:p text:style-name="P18">&lt;背景描述&gt;/&lt;profileDesc&gt; </text:p>
      <text:p text:style-name="P18">提供文獻非書目性面向的細節描述，特別是使用的語言及次要的語言、在何種狀態下製作、參與人員及其他配置。 </text:p>
      <text:p text:style-name="P18">&lt;計畫描述&gt;/&lt;projectDesc&gt; </text:p>
      <text:p text:style-name="P18">描述電子檔案編碼的意圖或目標，以及任何關於徵集或收集程序的資訊。 </text:p>
      <text:p text:style-name="P18">&lt;指標&gt;/&lt;ptr&gt; </text:p>
      <text:p text:style-name="P18">使用一個或多個參考點，指向本文件的另一處。 </text:p>
      <text:p text:style-name="P18">&lt;出版陳述&gt;/&lt;publicationStmt&gt; </text:p>
      <text:p text:style-name="P18">群聚與電子或其他類型文件的出版或貢獻的相關資訊。 </text:p>
      <text:p text:style-name="P18">&lt;出版者&gt;/&lt;publisher&gt; </text:p>
      <text:p text:style-name="P18">提供書目項目出版或印行負責的組織名稱。 </text:p>
      <text:p text:style-name="P18">&lt;出版地&gt;/&lt;pubPlace&gt; </text:p>
      <text:p text:style-name="P18">標誌書目項目出版地的名稱。 </text:p>
      <text:p text:style-name="P18">&lt;引句&gt;/&lt;q&gt; </text:p>
      <text:p text:style-name="P18">包含被其他人引用的引文或<text:span text:style-name="T32">顯然是</text:span>引文的部分。 </text:p>
      <text:p text:style-name="P18">&lt;參照&gt;/&lt;ref&gt; </text:p>
      <text:p text:style-name="P18">使用一個或多個參考點，指向本文件的另一處，可能用於（正文外的）附加文本或解釋。 </text:p>
      <text:p text:style-name="P18">&lt;參照宣告&gt;/&lt;refsDecl&gt; </text:p>
      <text:p text:style-name="P18">標明如何建構本文件的權威參考資料。 </text:p>
      <text:p text:style-name="P18">&lt;採用格式&gt;/&lt;reg&gt; </text:p>
      <text:p text:style-name="P18">以被一般化或標準化的文件為底本時，所採用的標誌。底本或可使用屬性原始格式（orig）。 </text:p>
      <text:p text:style-name="P18">&lt;呈現&gt;/&lt;rendition&gt; </text:p>
      <text:p text:style-name="P18">補充說明關於一個或多個元素預定的演繹方式的資訊。 </text:p>
      <text:p text:style-name="P18">&lt;責任類型&gt;/&lt;resp&gt; </text:p>
      <text:p text:style-name="P18">標誌描述個人智財權性質的片語。 </text:p>
      <text:p text:style-name="P18">&lt;責任陳述&gt;/&lt;respStmt&gt; </text:p>
      <text:p text:style-name="P18">責任敘述補充，對文件知識內容編輯、記錄或是編集負責的人員，沒有已制定或不適用於作者、編者等特定功能的元素者。 </text:p>
      <text:p text:style-name="P18">&lt;修訂描述&gt;/&lt;revisionDesc&gt; </text:p>
      <text:p text:style-name="P18">概述檔案的變更歷史。 </text:p>
      <text:p text:style-name="P18">&lt;欄&gt;/&lt;row&gt; </text:p>
      <text:p text:style-name="P18">標誌表格的一列。 </text:p>
      <text:p text:style-name="P18">&lt;關聯字串&gt;/&lt;rs&gt; </text:p>
      <text:p text:style-name="P18">標誌一個具一般目的性質的名稱或是關聯字串。可用唯一的屬性值標明名稱的類型、賦予標準值、或關聯至一個特定人或事上。 </text:p>
      <text:p text:style-name="P18">&lt;成句單位&gt;/&lt;s&gt; </text:p>
      <text:p text:style-name="P18">標標誌文獻中的成句單位（s-unit）。目的在建立一個涵蓋全部文本的簡單的正規參考資料架構。 </text:p>
      <text:p text:style-name="P18">&lt;致敬辭&gt;/&lt;salute&gt; </text:p>
      <text:p text:style-name="P18">標誌前言、獻辭或文本其他區段中前置的問候語或是祝福語，或是，在信件、序文等的結尾處的問候語。 </text:p>
      <text:p text:style-name="P18">&lt;取樣宣告&gt;/&lt;samplingDecl&gt; </text:p>
      <text:p text:style-name="P18">標誌描述建立全集或合集時選取文件的原則與方法。 </text:p>
      <text:p text:style-name="P18">&lt;強制分割&gt;/&lt;seg&gt; </text:p>
      <text:p text:style-name="P18">標示文件中被連結的文字串或片段。可用屬性類型（type）為各段分類。 </text:p>
      <text:p text:style-name="P18">&lt;集叢&gt;/&lt;series&gt; </text:p>
      <text:p text:style-name="P18">標誌書籍或書目項目出現的集叢的資訊。 </text:p>
      <text:p text:style-name="P18">&lt;叢書陳述&gt;/&lt;seriesStmt&gt; </text:p>
      <text:p text:style-name="P18">群聚關於集叢的資訊，如果該集叢有其所屬的出版系列。 </text:p>
      <text:p text:style-name="P18">&lt;原文照錄&gt;/&lt;sic&gt; </text:p>
      <text:p text:style-name="P18">雖然有明顯的錯誤，仍照錄之時使用的標誌。 </text:p>
      <text:p text:style-name="P18">&lt;簽名&gt;/&lt;signed&gt; </text:p>
      <text:p text:style-name="P18">標誌在結尾處問候語等，附加於前言、獻辭或是文本其他區段。 </text:p>
      <text:p text:style-name="P18">&lt;另稱&gt;/&lt;soCalled&gt; </text:p>
      <text:p text:style-name="P18">包含一個字或詞，作者或編寫者或許沒有使用引用符號，例如：使用引用符號包夾或用斜體標示。 </text:p>
      <text:p text:style-name="P18">&lt;來源描述&gt;/&lt;sourceDesc&gt; </text:p>
      <text:p text:style-name="P18">補以電子文件衍生或是製作的實體來源文件的書目描述。 </text:p>
      <text:p text:style-name="P18">&lt;演說&gt;/&lt;sp&gt; </text:p>
      <text:p text:style-name="P18">單篇的演說文件或在散文和詩中以講述方式表現的過程。可用屬性人物（who）識別講者。 </text:p>
      <text:p text:style-name="P18">&lt;講者&gt;/&lt;speaker&gt; </text:p>
      <text:p text:style-name="P18">劇本或文章中出現講述的片段，前面通常會標示一或多個講者。 </text:p>
      <text:p text:style-name="P18">&lt;贊助者&gt;/&lt;sponsor&gt; </text:p>
      <text:p text:style-name="P18">標明贊助組織或機構的名稱。 </text:p>
      <text:p text:style-name="P18">&lt;舞台指示&gt;/&lt;stage&gt; </text:p>
      <text:p text:style-name="P18">劇本或文章中出現演出或動作指示。 </text:p>
      <text:p text:style-name="P18">&lt;表格&gt;/&lt;table&gt; </text:p>
      <text:p text:style-name="P18">標誌以欄與列的表格方式呈現的文本。 </text:p>
      <text:p text:style-name="P18">&lt;標誌宣告&gt;/&lt;tagsDecl&gt; </text:p>
      <text:p text:style-name="P18">提供關於標誌運用到SGML文獻的細節資訊。 </text:p>
      <text:p text:style-name="P18">&lt;標籤使用&gt;/&lt;tagUsage&gt; </text:p>
      <text:p text:style-name="P18">補充說明關於特定元素在元素&lt;文件&gt;（&lt;text&gt;）中使用的資訊。 </text:p>
      <text:p text:style-name="P18">&lt;分類學法&gt;/&lt;taxonomy&gt; </text:p>
      <text:p text:style-name="P18">定義藉由書目資料或是由明確的分類學架構，來為文件分類的分類法，即便是隱含的分類法。 </text:p>
      <text:p text:style-name="P18">&lt;專有名詞&gt;/&lt;term&gt; </text:p>
      <text:p text:style-name="P18">技術上被視為一個詞的單字、複合字或設計圖象。 </text:p>
      <text:p text:style-name="P18">&lt;文件分類&gt;/&lt;textClass&gt; </text:p>
      <text:p text:style-name="P18">群聚以標準分類架構、索引典等來描述文件性質或主題的資訊。 </text:p>
      <text:p text:style-name="P18">&lt;時間&gt;/&lt;time&gt; </text:p>
      <text:p text:style-name="P18">標誌以任何格式定義一日以內時間的詞彙。使用屬性標準格式值/value來標誌標準格式。 </text:p>
      <text:p text:style-name="P18">&lt;題名&gt;/&lt;title&gt; </text:p>
      <text:p text:style-name="P18">一個作品的題名，不論是是文章、書籍、期刊或叢書，其他題名或是副題名也包含在內。 </text:p>
      <text:p text:style-name="P18">&lt;題名頁&gt;/&lt;titlePage&gt; </text:p>
      <text:p text:style-name="P18">標誌文本的題名頁，出現在正文前或正文後的資訊之中。 </text:p>
      <text:p text:style-name="P18">&lt;題名頁部分&gt;/&lt;titlePart&gt; </text:p>
      <text:p text:style-name="P18">依題名頁上所顯示，標誌作品題名的細分或區段，也可以標誌題名頁上不屬於文獻標題、著作類屬性等無目的性的片段。 </text:p>
      <text:p text:style-name="P18">&lt;題名與作者陳述&gt;/&lt;titleStmt&gt; </text:p>
      <text:p text:style-name="P18">群聚關於作品與可為知識內容負責任的題名資訊。 </text:p>
      <text:p text:style-name="P18">&lt;卷末&gt;/&lt;trailer&gt; </text:p>
      <text:p text:style-name="P18">卷末語。 </text:p>
      <text:p text:style-name="P18">&lt;不明&gt;/&lt;unclear&gt; </text:p>
      <text:p text:style-name="P18">因來源文件中含非法或是限制公開的內容，而不可被傳錄的字、詞或段落。 </text:p>
      <text:p text:style-name="P18">&lt;外部指標&gt;/&lt;xptr&gt; </text:p>
      <text:p text:style-name="P18">定義連向本文件或外部文件的指標。 </text:p>
      <text:p text:style-name="P18">&lt;外部參考&gt;/&lt;xref&gt; </text:p>
      <text:p text:style-name="P18">定義連向本文件或外部文件的指標，可能是對本文件的加入文字或評語。 </text:p>
      <text:p text:style-name="P18">====================================================</text:p>
      <text:p text:style-name="P18"><text:bookmark-start text:name="corrections"/>Changed element &amp; attribute names from MAAT:<text:bookmark-end text:name="correc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English ele<text:span text:style-name="T1">ments</text:span></text:p>
          </table:table-cell>
          <table:table-cell table:style-name="Table1.A1" office:value-type="string">
            <text:p text:style-name="P18">Revised</text:p>
          </table:table-cell>
          <table:table-cell table:style-name="Table1.A1" office:value-type="string">
            <text:p text:style-name="P18">Was (MAAT)</text:p>
          </table:table-cell>
          <table:table-cell table:style-name="Table1.D1" office:value-type="string">
            <text:p text:style-name="P18">Reason</text:p>
          </table:table-cell>
        </table:table-row>
        <table:table-row>
          <table:table-cell table:style-name="Table1.A2" office:value-type="string">
            <text:p text:style-name="P18">&lt;div&gt; </text:p>
          </table:table-cell>
          <table:table-cell table:style-name="Table1.A2" office:value-type="string">
            <text:p text:style-name="P18">&lt;區段&gt;</text:p>
          </table:table-cell>
          <table:table-cell table:style-name="Table1.A2" office:value-type="string">
            <text:p text:style-name="P18">&lt;文字區段&gt;</text:p>
          </table:table-cell>
          <table:table-cell table:style-name="Table1.D2" office:value-type="string">
            <text:p text:style-name="P18">A &lt;div&gt; might not con<text:span text:style-name="T1">tain 文字</text:span></text:p>
          </table:table-cell>
        </table:table-row>
        <table:table-row>
          <table:table-cell table:style-name="Table1.A2" office:value-type="string">
            <text:p text:style-name="P18">&lt;div1&gt; etc. <text:s/></text:p>
          </table:table-cell>
          <table:table-cell table:style-name="Table1.A2" office:value-type="string">
            <text:p text:style-name="P18">&lt;區段層次1&gt; 等 </text:p>
          </table:table-cell>
          <table:table-cell table:style-name="Table1.A2" office:value-type="string">
            <text:p text:style-name="P18">&lt;第一層&gt;</text:p>
          </table:table-cell>
          <table:table-cell table:style-name="Table1.D2" office:value-type="string">
            <text:p text:style-name="P18">closer to the original and clearer (level of what?)</text:p>
          </table:table-cell>
        </table:table-row>
        <table:table-row>
          <table:table-cell table:style-name="Table1.A2" office:value-type="string">
            <text:p text:style-name="P18">&lt;head&gt; <text:s/></text:p>
          </table:table-cell>
          <table:table-cell table:style-name="Table1.A2" office:value-type="string">
            <text:p text:style-name="P18">&lt;標題&gt;</text:p>
          </table:table-cell>
          <table:table-cell table:style-name="Table1.A2" office:value-type="string">
            <text:p text:style-name="P18">&lt;標頭&gt;</text:p>
          </table:table-cell>
          <table:table-cell table:style-name="Table1.D2" office:value-type="string">
            <text:p text:style-name="P18">avoid confusion with &lt;tei標頭&gt;</text:p>
          </table:table-cell>
        </table:table-row>
        <table:table-row>
          <table:table-cell table:style-name="Table1.A2" office:value-type="string">
            <text:p text:style-name="P18">&lt;speech&gt; </text:p>
          </table:table-cell>
          <table:table-cell table:style-name="Table1.A2" office:value-type="string">
            <text:p text:style-name="P18"><text:s/>&lt;演說&gt;</text:p>
          </table:table-cell>
          <table:table-cell table:style-name="Table1.A2" office:value-type="string">
            <text:p text:style-name="P18">&lt;講述&gt; </text:p>
          </table:table-cell>
          <table:table-cell table:style-name="Table1.D2" office:value-type="string">
            <text:p text:style-name="P18">Mai<text:span text:style-name="T1">nly used in markup of drama</text:span></text:p>
          </table:table-cell>
        </table:table-row>
        <table:table-row>
          <table:table-cell table:style-name="Table1.A2" office:value-type="string">
            <text:p text:style-name="P18">&lt;gloss&gt; <text:s/></text:p>
          </table:table-cell>
          <table:table-cell table:style-name="Table1.A2" office:value-type="string">
            <text:p text:style-name="P18">&lt;注釋&gt;</text:p>
          </table:table-cell>
          <table:table-cell table:style-name="Table1.A2" office:value-type="string">
            <text:p text:style-name="P18">&lt;詞彙&gt; </text:p>
          </table:table-cell>
          <table:table-cell table:style-name="Table1.D2" office:value-type="string">
            <text:p text:style-name="P18">詞彙 is simply wrong</text:p>
          </table:table-cell>
        </table:table-row>
        <table:table-row>
          <table:table-cell table:style-name="Table1.A2" office:value-type="string">
            <text:p text:style-name="P18">&lt;foreign&gt; </text:p>
          </table:table-cell>
          <table:table-cell table:style-name="Table1.A2" office:value-type="string">
            <text:p text:style-name="P18">&lt;外文&gt;</text:p>
          </table:table-cell>
          <table:table-cell table:style-name="Table1.A2" office:value-type="string">
            <text:p text:style-name="P18">&lt;外國語言&gt;</text:p>
          </table:table-cell>
          <table:table-cell table:style-name="Table1.D2" office:value-type="string">
            <text:p text:style-name="P18">&lt;foreign&gt; is not necessary the language of an other country</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8">&lt;lg&gt;</text:p>
          </table:table-cell>
          <table:table-cell table:style-name="Table1.A2" office:value-type="string">
            <text:p text:style-name="P18">&lt;<text:span text:style-name="T1">行組&gt;</text:span></text:p>
          </table:table-cell>
          <table:table-cell table:style-name="Table1.A2" office:value-type="string">
            <text:p text:style-name="P18">&lt;<text:span text:style-name="T1">詩組&gt;</text:span></text:p>
          </table:table-cell>
          <table:table-cell table:style-name="Table1.D2" office:value-type="string">
            <text:p text:style-name="P18">詩組 is simply wrong</text:p>
          </table:table-cell>
        </table:table-row>
        <table:table-row>
          <table:table-cell table:style-name="Table1.A2" office:value-type="string">
            <text:p text:style-name="P18">&lt;principal&gt;</text:p>
          </table:table-cell>
          <table:table-cell table:style-name="Table1.A2" office:value-type="string">
            <text:p text:style-name="P18"><text:span text:style-name="T1">&lt;</text:span><text:span text:style-name="T33">研究主導</text:span>&gt;</text:p>
          </table:table-cell>
          <table:table-cell table:style-name="Table1.A2" office:value-type="string">
            <text:p text:style-name="P18">&lt;政策研訂者<text:span text:style-name="T19">&gt;</text:span></text:p>
          </table:table-cell>
          <table:table-cell table:style-name="Table1.D2" office:value-type="string">
            <text:p text:style-name="P18"/>
          </table:table-cell>
        </table:table-row>
        <table:table-row>
          <table:table-cell table:style-name="Table1.A2" office:value-type="string">
            <text:p text:style-name="P18">&lt;distributor&gt;</text:p>
          </table:table-cell>
          <table:table-cell table:style-name="Table1.A2" office:value-type="string">
            <text:p text:style-name="P18">&lt;發行者&gt;</text:p>
          </table:table-cell>
          <table:table-cell table:style-name="Table1.A2" office:value-type="string">
            <text:p text:style-name="P18">&lt;供應者&gt;</text:p>
          </table:table-cell>
          <table:table-cell table:style-name="Table1.D2" office:value-type="string">
            <text:p text:style-name="P18">see def. in the complete guidelines</text:p>
          </table:table-cell>
        </table:table-row>
        <table:table-row>
          <table:table-cell table:style-name="Table1.A2" office:value-type="string">
            <text:p text:style-name="P18">&lt;authority&gt;</text:p>
          </table:table-cell>
          <table:table-cell table:style-name="Table1.A2" office:value-type="string">
            <text:p text:style-name="P18">&lt;供應者&gt;</text:p>
          </table:table-cell>
          <table:table-cell table:style-name="Table1.A2" office:value-type="string">
            <text:p text:style-name="P18">&lt;發行權&gt;</text:p>
          </table:table-cell>
          <table:table-cell table:style-name="Table1.D2" office:value-type="string">
            <text:p text:style-name="P18">see def. in the complete guidelines, authority is not a primary concerned with legality as <text:s/><text:span text:style-name="T19">發行權 implies</text:span></text:p>
          </table:table-cell>
        </table:table-row>
        <table:table-row>
          <table:table-cell table:style-name="Table1.A2" office:value-type="string">
            <text:p text:style-name="P18">&lt;availability&gt;</text:p>
          </table:table-cell>
          <table:table-cell table:style-name="Table1.A2" office:value-type="string">
            <text:p text:style-name="P18"><text:bookmark-start text:name="availability1"/>&lt;<text:bookmark-end text:name="availability1"/>可利用性&gt;</text:p>
          </table:table-cell>
          <table:table-cell table:style-name="Table1.A2" office:value-type="string">
            <text:p text:style-name="P18">&lt;取得限制&gt;</text:p>
          </table:table-cell>
          <table:table-cell table:style-name="Table1.D2" office:value-type="string">
            <text:p text:style-name="P18">可利用性 is the usual term for availability, why not use it here</text:p>
          </table:table-cell>
        </table:table-row>
        <table:table-row>
          <table:table-cell table:style-name="Table1.A2" office:value-type="string">
            <text:p text:style-name="P18">&lt;seriesStmt&gt;</text:p>
          </table:table-cell>
          <table:table-cell table:style-name="Table1.A2" office:value-type="string">
            <text:p text:style-name="P18">&lt;<text:span text:style-name="T34">叢書</text:span>陳述&gt;</text:p>
          </table:table-cell>
          <table:table-cell table:style-name="Table1.A2" office:value-type="string">
            <text:p text:style-name="P18">&lt;集叢陳述&gt;</text:p>
          </table:table-cell>
          <table:table-cell table:style-name="Table1.D2" office:value-type="string">
            <text:p text:style-name="P18">叢書 implies both series in the modern sense as well the traditional Chinese 叢書 editions</text:p>
          </table:table-cell>
        </table:table-row>
        <table:table-row>
          <table:table-cell table:style-name="Table1.A2" office:value-type="string">
            <text:p text:style-name="P18">&lt;bibl&gt;</text:p>
          </table:table-cell>
          <table:table-cell table:style-name="Table1.A2" office:value-type="string">
            <text:p text:style-name="P18">&lt;書目資料&gt;</text:p>
          </table:table-cell>
          <table:table-cell table:style-name="Table1.A2" office:value-type="string">
            <text:p text:style-name="P18"><text:span text:style-name="T1">&lt;</text:span>引用書目<text:span text:style-name="T1">&gt;</text:span></text:p>
          </table:table-cell>
          <table:table-cell table:style-name="Table1.D2" office:value-type="string">
            <text:p text:style-name="P18">引用書目 is a misleading translation of “bibliographic citation” in the guidelines. <text:s/>bibliographic citation = <text:s/>bibliographic reference = <text:s/>bibliographic information ( 書目資料 ). </text:p>
          </table:table-cell>
        </table:table-row>
        <table:table-row>
          <table:table-cell table:style-name="Table1.A2" office:value-type="string">
            <text:p text:style-name="P18">&lt;refsDecl&gt;</text:p>
          </table:table-cell>
          <table:table-cell table:style-name="Table1.A2" office:value-type="string">
            <text:p text:style-name="P18"><text:bookmark-start text:name="refsDecl1"/>&lt;<text:bookmark-end text:name="refsDecl1"/>參照宣告&gt;</text:p>
          </table:table-cell>
          <table:table-cell table:style-name="Table1.A2" office:value-type="string">
            <text:p text:style-name="P18"><text:bookmark-start text:name="refsDecl11"/>&lt;<text:bookmark-end text:name="refsDecl11"/>參<text:span text:style-name="T1">考</text:span>宣告&gt;</text:p>
          </table:table-cell>
          <table:table-cell table:style-name="Table1.D2" office:value-type="string">
            <text:p text:style-name="P18"/>
          </table:table-cell>
        </table:table-row>
        <table:table-row>
          <table:table-cell table:style-name="Table1.A2" office:value-type="string">
            <text:p text:style-name="P18"><text:span text:style-name="T22">&lt;</text:span><text:span text:style-name="T35">revisionDesc</text:span><text:span text:style-name="T22">&gt;</text:span></text:p>
          </table:table-cell>
          <table:table-cell table:style-name="Table1.A2" office:value-type="string">
            <text:p text:style-name="P18">&lt;修訂描述<text:span text:style-name="T36">&gt;</text:span></text:p>
          </table:table-cell>
          <table:table-cell table:style-name="Table1.A2" office:value-type="string">
            <text:p text:style-name="P18">&lt;<text:span text:style-name="T1">更新</text:span>描述<text:span text:style-name="T36">&gt;</text:span></text:p>
          </table:table-cell>
          <table:table-cell table:style-name="Table1.D2" office:value-type="string">
            <text:p text:style-name="P18">revision <text:span text:style-name="T8">修訂, not update</text:span><text:span text:style-name="T37">更新</text:span></text:p>
          </table:table-cell>
        </table:table-row>
        <table:table-row>
          <table:table-cell table:style-name="Table1.A2" office:value-type="string">
            <text:p text:style-name="P18">&lt;change&gt;</text:p>
          </table:table-cell>
          <table:table-cell table:style-name="Table1.A2" office:value-type="string">
            <text:p text:style-name="P18">&lt;變更&gt;</text:p>
          </table:table-cell>
          <table:table-cell table:style-name="Table1.A2" office:value-type="string">
            <text:p text:style-name="P18">&lt;<text:span text:style-name="T1">更新&gt;</text:span></text:p>
          </table:table-cell>
          <table:table-cell table:style-name="Table1.D2" office:value-type="string">
            <text:p text:style-name="P18">變更 “~alteration”, is slightly better</text:p>
          </table:table-cell>
        </table:table-row>
        <table:table-row>
          <table:table-cell table:style-name="Table1.A2" office:value-type="string">
            <text:p text:style-name="P18">&lt;tagUsage&gt;</text:p>
          </table:table-cell>
          <table:table-cell table:style-name="Table1.A2" office:value-type="string">
            <text:p text:style-name="P18">&lt;標<text:span text:style-name="T1">籤</text:span>使用&gt;</text:p>
          </table:table-cell>
          <table:table-cell table:style-name="Table1.A2" office:value-type="string">
            <text:p text:style-name="P18">&lt;標誌使用&gt;</text:p>
          </table:table-cell>
          <table:table-cell table:style-name="Table1.D2" office:value-type="string">
            <text:p text:style-name="P18">標籤=tag; 標誌=tagging </text:p>
          </table:table-cell>
        </table:table-row>
        <table:table-row>
          <table:table-cell table:style-name="Table1.A2" office:value-type="string">
            <text:p text:style-name="P18">&lt;rendition&gt;</text:p>
          </table:table-cell>
          <table:table-cell table:style-name="Table1.A2" office:value-type="string">
            <text:p text:style-name="P18">&lt;呈現&gt;</text:p>
          </table:table-cell>
          <table:table-cell table:style-name="Table1.A2" office:value-type="string">
            <text:p text:style-name="P18">&lt;<text:span text:style-name="T1">演出</text:span>&gt;</text:p>
          </table:table-cell>
          <table:table-cell table:style-name="Table1.D2" office:value-type="string">
            <text:p text:style-name="P18">演出 is simply wrong</text:p>
          </table:table-cell>
        </table:table-row>
        <table:table-row>
          <table:table-cell table:style-name="Table1.A2" office:value-type="string">
            <text:p text:style-name="P18">&lt;textClass&gt;</text:p>
          </table:table-cell>
          <table:table-cell table:style-name="Table1.A2" office:value-type="string">
            <text:p text:style-name="P18">&lt;文件分類&gt;</text:p>
          </table:table-cell>
          <table:table-cell table:style-name="Table1.A2" office:value-type="string">
            <text:p text:style-name="P18">&lt;分類用詞&gt;</text:p>
          </table:table-cell>
          <table:table-cell table:style-name="Table1.D2" office:value-type="string">
            <text:p text:style-name="P18">文件分類 translates textClass exactly</text:p>
          </table:table-cell>
        </table:table-row>
        <table:table-row>
          <table:table-cell table:style-name="Table1.A2" office:value-type="string">
            <text:p text:style-name="P18">&lt;classCode&gt;</text:p>
          </table:table-cell>
          <table:table-cell table:style-name="Table1.A2" office:value-type="string">
            <text:p text:style-name="P18">&lt;分類碼&gt;</text:p>
          </table:table-cell>
          <table:table-cell table:style-name="Table1.A2" office:value-type="string">
            <text:p text:style-name="P18">&lt;分類<text:span text:style-name="T1">號</text:span>&gt;</text:p>
          </table:table-cell>
          <table:table-cell table:style-name="Table1.D2"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English attributes</text:p>
          </table:table-cell>
          <table:table-cell table:style-name="Table2.A1" office:value-type="string">
            <text:p text:style-name="P18">Revised</text:p>
          </table:table-cell>
          <table:table-cell table:style-name="Table2.A1" office:value-type="string">
            <text:p text:style-name="P18">Was (MAAT)</text:p>
          </table:table-cell>
          <table:table-cell table:style-name="Table2.D1" office:value-type="string">
            <text:p text:style-name="P18">Reason</text:p>
          </table:table-cell>
        </table:table-row>
        <table:table-row>
          <table:table-cell table:style-name="Table2.A2" office:value-type="string">
            <text:p text:style-name="P18">n</text:p>
          </table:table-cell>
          <table:table-cell table:style-name="Table2.A2" office:value-type="string">
            <text:p text:style-name="P18">略稱</text:p>
          </table:table-cell>
          <table:table-cell table:style-name="Table2.A2" office:value-type="string">
            <text:p text:style-name="P18">識別號</text:p>
          </table:table-cell>
          <table:table-cell table:style-name="Table2.D2" office:value-type="string">
            <text:p text:style-name="P18">識別號 <text:s/>too close to 識別碼</text:p>
          </table:table-cell>
        </table:table-row>
        <table:table-row>
          <table:table-cell table:style-name="Table2.A2" office:value-type="string">
            <text:p text:style-name="P18">part</text:p>
          </table:table-cell>
          <table:table-cell table:style-name="Table2.A2" office:value-type="string">
            <text:p text:style-name="P18">部分 </text:p>
          </table:table-cell>
          <table:table-cell table:style-name="Table2.A2" office:value-type="string">
            <text:p text:style-name="P18">分部</text:p>
          </table:table-cell>
          <table:table-cell table:style-name="Table2.D2" office:value-type="string">
            <text:p text:style-name="P18"/>
          </table:table-cell>
        </table:table-row>
        <table:table-row>
          <table:table-cell table:style-name="Table2.A2" office:value-type="string">
            <text:p text:style-name="P18">resp</text:p>
          </table:table-cell>
          <table:table-cell table:style-name="Table2.A2" office:value-type="string">
            <text:p text:style-name="P18">責任歸屬</text:p>
          </table:table-cell>
          <table:table-cell table:style-name="Table2.A2" office:value-type="string">
            <text:p text:style-name="P18">責任類型</text:p>
          </table:table-cell>
          <table:table-cell table:style-name="Table2.D2" office:value-type="string">
            <text:p text:style-name="P18"><text:span text:style-name="T8">責任類型 is wrong. </text:span>As att<text:span text:style-name="T1">ribute the value of resp is generally a person. &lt;責任類型&gt; translates the &lt;resp&gt; element in the header.</text:span></text:p>
          </table:table-cell>
        </table:table-row>
        <table:table-row>
          <table:table-cell table:style-name="Table2.A2" office:value-type="string">
            <text:p text:style-name="P18">place</text:p>
          </table:table-cell>
          <table:table-cell table:style-name="Table2.A2" office:value-type="string">
            <text:p text:style-name="P18">位置</text:p>
          </table:table-cell>
          <table:table-cell table:style-name="Table2.A2" office:value-type="string">
            <text:p text:style-name="P18">地點</text:p>
          </table:table-cell>
          <table:table-cell table:style-name="Table2.D2" office:value-type="string">
            <text:p text:style-name="P18">The place attribute is gen<text:span text:style-name="T1">erally used for position, location (</text:span><text:span text:style-name="T38">位置)</text:span><text:span text:style-name="T1"> e.g. on a page. Rarely, if ever, for a geographical place (</text:span><text:span text:style-name="T38">地點)</text:span></text:p>
          </table:table-cell>
        </table:table-row>
        <table:table-row>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
      <text:p text:style-name="P18"/>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Unicode MS" svg:font-family="'Arial Unicode MS'"/>
    <style:font-face style:name="Courier New1" svg:font-family="'Courier New'" style:font-family-generic="modern"/>
    <style:font-face style:name="細明體" svg:font-family="細明體, MingLiU" style:font-family-generic="modern"/>
    <style:font-face style:name="Courier New" svg:font-family="'Courier New'" style:font-family-generic="modern" style:font-pitch="fixed"/>
    <style:font-face style:name="Arial Unicode MS3" svg:font-family="'Arial Unicode MS'" style:font-pitch="variable"/>
    <style:font-face style:name="Tahoma" svg:font-family="Tahoma"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Arial Unicode MS1" svg:font-family="'Arial Unicode MS'"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Unicode MS" fo:font-size="12pt" fo:language="en" fo:country="US" style:font-name-asian="Arial Unicode MS3"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Unicode MS1" fo:font-size="12pt" fo:language="en" fo:country="US" style:font-name-asian="Arial Unicode MS1" style:font-size-asian="12pt" style:language-asian="zh" style:country-asian="TW" style:font-name-complex="Times New Roman" style:font-size-complex="12pt" style:language-complex="none" style:country-complex="non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Unicode MS" fo:font-size="14pt" style:font-name-asian="Arial Unicode MS" style:font-size-asian="14pt" style:font-name-complex="Arial Unicode MS" style:font-size-complex="14pt"/>
    </style:style>
    <style:style style:name="Heading_20_2" style:display-name="Heading 2" style:family="paragraph" style:parent-style-name="Heading" style:next-style-name="Text_20_body" style:class="text">
      <style:text-properties style:font-name="Times New Roman" fo:font-size="18pt" fo:font-weight="bold" style:font-name-asian="Arial Unicode MS3" style:font-size-asian="18pt" style:font-weight-asian="bold" style:font-name-complex="Tahoma" style:font-size-complex="18pt" style:font-weight-complex="bold"/>
    </style:style>
    <style:style style:name="List" style:family="paragraph" style:parent-style-name="Text_20_body" style:class="list">
      <style:text-properties style:font-name="Arial Unicode MS" style:font-name-complex="Arial Unicode M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Unicode MS" fo:font-size="10pt" fo:font-style="italic" style:font-size-asian="10pt" style:font-style-asian="italic" style:font-name-complex="Arial Unicode MS"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Unicode MS" style:font-name-complex="Arial Unicode M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Normal_20__28_Web_29_" style:display-name="WW-Normal (Web)" style:family="paragraph" style:parent-style-name="Standard">
      <style:paragraph-properties fo:margin-top="0.494cm" fo:margin-bottom="0cm"/>
    </style:style>
    <style:style style:name="WW-HTML_20_Preformatted" style:display-name="WW-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style:font-name-asian="細明體" style:font-name-complex="Courier New1"/>
    </style:style>
    <style:style style:name="WW-內文_20__28_Web_29_" style:display-name="WW-內文 (Web)" style:family="paragraph" style:parent-style-name="Standard">
      <style:paragraph-properties fo:margin-top="0.494cm" fo:margin-bottom="0cm" fo:orphans="2" fo:widows="2"/>
      <style:text-properties style:font-name="新細明體" style:letter-kerning="true"/>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Default_20_Paragraph_20_Font">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1"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1"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1"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1"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1"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1"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2" style:num-suffix="." text:bullet-char="">
        <style:list-level-properties text:space-before="4.445cm" text:min-label-width="0.635cm"/>
        <style:text-properties style:font-name="Wingdings"/>
      </text:list-level-style-bullet>
      <text:list-level-style-bullet text:level="5" text:style-name="WW8Num1z2" style:num-suffix="." text:bullet-char="">
        <style:list-level-properties text:space-before="5.715cm" text:min-label-width="0.635cm"/>
        <style:text-properties style:font-name="Wingdings"/>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2" style:num-suffix="." text:bullet-char="">
        <style:list-level-properties text:space-before="8.255cm" text:min-label-width="0.635cm"/>
        <style:text-properties style:font-name="Wingdings"/>
      </text:list-level-style-bullet>
      <text:list-level-style-bullet text:level="8" text:style-name="WW8Num1z2" style:num-suffix="." text:bullet-char="">
        <style:list-level-properties text:space-before="9.525cm" text:min-label-width="0.635cm"/>
        <style:text-properties style:font-name="Wingdings"/>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2" style:num-suffix="." text:bullet-char="">
        <style:list-level-properties text:space-before="4.445cm" text:min-label-width="0.635cm"/>
        <style:text-properties style:font-name="Wingdings"/>
      </text:list-level-style-bullet>
      <text:list-level-style-bullet text:level="5" text:style-name="WW8Num3z2" style:num-suffix="." text:bullet-char="">
        <style:list-level-properties text:space-before="5.715cm" text:min-label-width="0.635cm"/>
        <style:text-properties style:font-name="Wingdings"/>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2" style:num-suffix="." text:bullet-char="">
        <style:list-level-properties text:space-before="8.255cm" text:min-label-width="0.635cm"/>
        <style:text-properties style:font-name="Wingdings"/>
      </text:list-level-style-bullet>
      <text:list-level-style-bullet text:level="8" text:style-name="WW8Num3z2" style:num-suffix="." text:bullet-char="">
        <style:list-level-properties text:space-before="9.525cm" text:min-label-width="0.635cm"/>
        <style:text-properties style:font-name="Wingdings"/>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2" style:num-suffix="." text:bullet-char="">
        <style:list-level-properties text:space-before="4.445cm" text:min-label-width="0.635cm"/>
        <style:text-properties style:font-name="Wingdings"/>
      </text:list-level-style-bullet>
      <text:list-level-style-bullet text:level="5" text:style-name="WW8Num7z2" style:num-suffix="." text:bullet-char="">
        <style:list-level-properties text:space-before="5.715cm" text:min-label-width="0.635cm"/>
        <style:text-properties style:font-name="Wingdings"/>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2" style:num-suffix="." text:bullet-char="">
        <style:list-level-properties text:space-before="8.255cm" text:min-label-width="0.635cm"/>
        <style:text-properties style:font-name="Wingdings"/>
      </text:list-level-style-bullet>
      <text:list-level-style-bullet text:level="8" text:style-name="WW8Num7z2" style:num-suffix="." text:bullet-char="">
        <style:list-level-properties text:space-before="9.525cm" text:min-label-width="0.635cm"/>
        <style:text-properties style:font-name="Wingdings"/>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tab-stops>
          <style:tab-stop style:position="7.62cm" style:type="center"/>
          <style:tab-stop style:position="15.24cm" style:type="right"/>
        </style:tab-stops>
      </style:paragraph-properties>
    </style:style>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2cm" svg:width="0.721cm" draw:z-index="69741912"><draw:text-box fo:min-height="0.041cm"><text:p text:style-name="Footer"><text:span text:style-name="Page_20_Number"><text:page-number text:select-page="current"/></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文件編碼組織 後設資料標誌集 選錄版 翻譯</dc:title>
    <meta:initial-creator>marcus</meta:initial-creator>
    <meta:creation-date>2005-01-07T23:44:00</meta:creation-date>
    <dc:creator>Weining</dc:creator>
    <dc:date>2007-06-03T18:06:52</dc:date>
    <meta:printed-by>marcus bingenheimer</meta:printed-by>
    <meta:print-date>2006-02-21T22:23:24</meta:print-date>
    <dc:language>en-US</dc:language>
    <meta:editing-cycles>45</meta:editing-cycles>
    <meta:editing-duration>P2DT0H42M56S</meta:editing-duration>
    <meta:user-defined meta:name="Info 1"/>
    <meta:user-defined meta:name="Info 2"/>
    <meta:user-defined meta:name="Info 3"/>
    <meta:user-defined meta:name="Info 4"/>
    <meta:document-statistic meta:table-count="2" meta:image-count="0" meta:object-count="0" meta:page-count="2" meta:paragraph-count="2213" meta:word-count="24112" meta:character-count="77970"/>
  </office:meta>
</office:document-meta>
</file>